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15000000BD08A91630.png"/>
  <manifest:file-entry manifest:media-type="image/png" manifest:full-path="Pictures/10000000000001600000009F8F5F9ED4.png"/>
  <manifest:file-entry manifest:media-type="image/png" manifest:full-path="Pictures/100000000000020A00000034953BB22B.png"/>
  <manifest:file-entry manifest:media-type="image/png" manifest:full-path="Pictures/10000000000002DA0000014CD636861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4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Kursywa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3" svg:font-family="'Courier New'" style:font-adornments="Pogrubiony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40pt" fo:font-style="italic" style:font-size-asian="40pt" style:font-style-asian="italic" style:font-size-complex="40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Courier New1" fo:font-size="9pt" fo:font-style="italic" style:font-size-asian="9pt" style:font-style-asian="italic" style:font-size-complex="9pt" style:font-style-complex="italic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Kod">
      <style:paragraph-properties fo:text-align="justify" style:justify-single-word="false"/>
    </style:style>
    <style:style style:name="P10" style:family="paragraph" style:parent-style-name="Kod">
      <style:text-properties fo:font-style="italic"/>
    </style:style>
    <style:style style:name="P11" style:family="paragraph" style:parent-style-name="Kod">
      <style:text-properties style:font-name="Courier New4"/>
    </style:style>
    <style:style style:name="P12" style:family="paragraph" style:parent-style-name="Kod">
      <style:text-properties fo:color="#000080" fo:font-weight="bold"/>
    </style:style>
    <style:style style:name="P13" style:family="paragraph" style:parent-style-name="Kod">
      <style:text-properties fo:color="#000000" style:font-name="Courier New4"/>
    </style:style>
    <style:style style:name="P14" style:family="paragraph" style:parent-style-name="Informacja">
      <style:text-properties fo:font-size="6pt" style:font-size-asian="6pt" style:font-size-complex="6pt"/>
    </style:style>
    <style:style style:name="P15" style:family="paragraph" style:parent-style-name="Informacja">
      <style:text-properties fo:font-style="italic" style:font-style-asian="italic" style:font-style-complex="italic"/>
    </style:style>
    <style:style style:name="P16" style:family="paragraph" style:parent-style-name="Informacja">
      <style:paragraph-properties fo:text-align="justify" style:justify-single-word="false"/>
    </style:style>
    <style:style style:name="P17" style:family="paragraph" style:parent-style-name="Informacja">
      <style:paragraph-properties fo:text-align="start" style:justify-single-word="false"/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P18" style:family="paragraph" style:parent-style-name="Informacja">
      <style:paragraph-properties fo:text-align="start" style:justify-single-word="false"/>
      <style:text-properties style:font-name="Courier New1" fo:font-size="10pt" fo:font-style="italic" fo:font-weight="normal" style:font-size-asian="10pt" style:font-weight-asian="normal" style:font-size-complex="10pt" style:font-weight-complex="normal"/>
    </style:style>
    <style:style style:name="P19" style:family="paragraph" style:parent-style-name="Informacja">
      <style:paragraph-properties fo:text-align="start" style:justify-single-word="false"/>
    </style:style>
    <style:style style:name="P20" style:family="paragraph" style:parent-style-name="Output">
      <style:paragraph-properties fo:text-align="justify" style:justify-single-word="false"/>
    </style:style>
    <style:style style:name="P21" style:family="paragraph" style:parent-style-name="Output">
      <style:paragraph-properties fo:text-align="start" style:justify-single-word="false"/>
    </style:style>
    <style:style style:name="P22" style:family="paragraph" style:parent-style-name="Output">
      <style:text-properties fo:font-style="italic" style:font-style-asian="italic" style:font-style-complex="italic"/>
    </style:style>
    <style:style style:name="P23" style:family="paragraph" style:parent-style-name="Output">
      <style:text-properties fo:font-size="9pt" style:font-size-asian="9pt" style:font-size-complex="9pt"/>
    </style:style>
    <style:style style:name="P24" style:family="paragraph" style:parent-style-name="Output">
      <style:text-properties fo:color="#00cc00" fo:font-weight="bold" style:font-weight-asian="bold" style:font-weight-complex="bold"/>
    </style:style>
    <style:style style:name="P25" style:family="paragraph" style:parent-style-name="Output">
      <style:text-properties fo:font-size="6pt" style:font-size-asian="6pt" style:font-size-complex="6pt"/>
    </style:style>
    <style:style style:name="P26" style:family="paragraph" style:parent-style-name="Output">
      <style:text-properties fo:font-size="6pt" fo:font-weight="bold" style:font-size-asian="6pt" style:font-weight-asian="bold" style:font-size-complex="6pt" style:font-weight-complex="bold"/>
    </style:style>
    <style:style style:name="P27" style:family="paragraph" style:parent-style-name="Output">
      <style:text-properties fo:font-size="10pt" style:font-size-asian="10pt" style:font-size-complex="10pt"/>
    </style:style>
    <style:style style:name="P28" style:family="paragraph" style:parent-style-name="Output">
      <style:paragraph-properties fo:text-align="justify" style:justify-single-word="false"/>
      <style:text-properties fo:font-size="10pt" style:font-size-asian="10pt" style:font-size-complex="10pt"/>
    </style:style>
    <style:style style:name="P29" style:family="paragraph" style:parent-style-name="Kod">
      <style:paragraph-properties fo:break-before="page"/>
    </style:style>
    <style:style style:name="P30" style:family="paragraph" style:parent-style-name="Kod">
      <style:paragraph-properties fo:break-before="page"/>
      <style:text-properties style:font-name="Courier New4"/>
    </style:style>
    <style:style style:name="P31" style:family="paragraph" style:parent-style-name="Output">
      <style:paragraph-properties fo:break-before="page"/>
    </style:style>
    <style:style style:name="P32" style:family="paragraph" style:parent-style-name="NazwaPliku">
      <style:paragraph-properties fo:break-before="page"/>
    </style:style>
    <style:style style:name="P33" style:family="paragraph" style:parent-style-name="Odstep">
      <style:text-properties fo:color="#000000" style:font-name="Courier New4"/>
    </style:style>
    <style:style style:name="P34" style:family="paragraph" style:parent-style-name="Odstep">
      <style:text-properties style:font-name="Courier New4"/>
    </style:style>
    <style:style style:name="P35" style:family="paragraph" style:parent-style-name="Odstep">
      <style:paragraph-properties fo:text-align="justify" style:justify-single-word="false"/>
    </style:style>
    <style:style style:name="P36" style:family="paragraph" style:parent-style-name="Informacja">
      <style:paragraph-properties fo:background-color="#111111">
        <style:background-image/>
      </style:paragraph-properties>
    </style:style>
    <style:style style:name="P37" style:family="paragraph" style:parent-style-name="Informacja">
      <style:paragraph-properties fo:background-color="#111111">
        <style:background-image/>
      </style:paragraph-properties>
      <style:text-properties fo:color="#ffffff" style:font-name="Courier New1" fo:font-size="10pt" fo:background-color="#000000" style:font-size-asian="10pt" style:font-size-complex="10pt"/>
    </style:style>
    <style:style style:name="P38" style:family="paragraph" style:parent-style-name="Informacja">
      <style:paragraph-properties fo:background-color="#111111">
        <style:background-image/>
      </style:paragraph-properties>
      <style:text-properties fo:color="#ffffff" style:font-name="Courier New1" fo:font-size="10pt" fo:background-color="#111111" style:font-size-asian="10pt" style:font-size-complex="10pt"/>
    </style:style>
    <style:style style:name="P39" style:family="paragraph" style:parent-style-name="Informacja">
      <style:paragraph-properties fo:text-align="start" style:justify-single-word="false" fo:background-color="#111111">
        <style:background-image/>
      </style:paragraph-properties>
    </style:style>
    <style:style style:name="P40" style:family="paragraph" style:parent-style-name="KodPodswietlony">
      <style:paragraph-properties fo:text-align="justify" style:justify-single-word="false"/>
    </style:style>
    <style:style style:name="P41" style:family="paragraph" style:parent-style-name="Heading_20_2">
      <style:paragraph-properties fo:break-before="page"/>
    </style:style>
    <style:style style:name="P42" style:family="paragraph" style:parent-style-name="Heading_20_1">
      <style:paragraph-properties fo:break-before="page"/>
    </style:style>
    <style:style style:name="P4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4" style:family="paragraph" style:parent-style-name="Contents_20_Heading">
      <style:paragraph-properties fo:break-before="page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7" style:family="paragraph" style:parent-style-name="Standard" style:master-page-name="First_20_Page">
      <style:paragraph-properties fo:text-align="center" style:justify-single-word="false" style:page-number="auto"/>
    </style:style>
    <style:style style:name="P48" style:family="paragraph" style:parent-style-name="Text_20_body" style:list-style-name="L1">
      <style:paragraph-properties fo:text-align="justify" style:justify-single-word="false"/>
    </style:style>
    <style:style style:name="P49" style:family="paragraph" style:parent-style-name="Text_20_body" style:list-style-name="L2">
      <style:paragraph-properties fo:text-align="justify" style:justify-single-word="false"/>
    </style:style>
    <style:style style:name="P50" style:family="paragraph" style:parent-style-name="Text_20_body" style:list-style-name="L3">
      <style:paragraph-properties fo:text-align="justify" style:justify-single-word="false"/>
    </style:style>
    <style:style style:name="P51" style:family="paragraph" style:parent-style-name="Text_20_body" style:list-style-name="L4">
      <style:paragraph-properties fo:text-align="justify" style:justify-single-word="false"/>
    </style:style>
    <style:style style:name="P52" style:family="paragraph" style:parent-style-name="Text_20_body" style:list-style-name="L6">
      <style:paragraph-properties fo:text-align="justify" style:justify-single-word="false"/>
    </style:style>
    <style:style style:name="P53" style:family="paragraph" style:parent-style-name="Text_20_body" style:list-style-name="L7">
      <style:paragraph-properties fo:text-align="justify" style:justify-single-word="false"/>
    </style:style>
    <style:style style:name="P54" style:family="paragraph" style:parent-style-name="Text_20_body" style:list-style-name="L8">
      <style:paragraph-properties fo:text-align="justify" style:justify-single-word="false"/>
    </style:style>
    <style:style style:name="P55" style:family="paragraph" style:parent-style-name="Text_20_body" style:list-style-name="L9">
      <style:paragraph-properties fo:text-align="justify" style:justify-single-word="false"/>
    </style:style>
    <style:style style:name="P56" style:family="paragraph" style:parent-style-name="Text_20_body" style:list-style-name="L10">
      <style:paragraph-properties fo:text-align="justify" style:justify-single-word="false"/>
    </style:style>
    <style:style style:name="P57" style:family="paragraph" style:parent-style-name="Text_20_body" style:list-style-name="L11">
      <style:paragraph-properties fo:text-align="justify" style:justify-single-word="false"/>
    </style:style>
    <style:style style:name="P58" style:family="paragraph" style:parent-style-name="Text_20_body" style:list-style-name="L12">
      <style:paragraph-properties fo:text-align="justify" style:justify-single-word="false"/>
    </style:style>
    <style:style style:name="P59" style:family="paragraph" style:parent-style-name="Text_20_body" style:list-style-name="L13">
      <style:paragraph-properties fo:text-align="justify" style:justify-single-word="false"/>
    </style:style>
    <style:style style:name="P60" style:family="paragraph" style:parent-style-name="Text_20_body" style:list-style-name="L14">
      <style:paragraph-properties fo:text-align="justify" style:justify-single-word="false"/>
    </style:style>
    <style:style style:name="P61" style:family="paragraph" style:parent-style-name="Text_20_body" style:list-style-name="L15">
      <style:paragraph-properties fo:text-align="justify" style:justify-single-word="false"/>
    </style:style>
    <style:style style:name="P62" style:family="paragraph" style:parent-style-name="Text_20_body" style:list-style-name="L16">
      <style:paragraph-properties fo:text-align="justify" style:justify-single-word="false"/>
    </style:style>
    <style:style style:name="P63" style:family="paragraph" style:parent-style-name="Text_20_body" style:list-style-name="L17">
      <style:paragraph-properties fo:text-align="justify" style:justify-single-word="false"/>
    </style:style>
    <style:style style:name="P64" style:family="paragraph" style:parent-style-name="Text_20_body" style:list-style-name="L18">
      <style:paragraph-properties fo:text-align="justify" style:justify-single-word="false"/>
    </style:style>
    <style:style style:name="P65" style:family="paragraph" style:parent-style-name="Text_20_body" style:list-style-name="L19">
      <style:paragraph-properties fo:text-align="justify" style:justify-single-word="false"/>
    </style:style>
    <style:style style:name="P66" style:family="paragraph" style:parent-style-name="Text_20_body" style:list-style-name="L20">
      <style:paragraph-properties fo:text-align="justify" style:justify-single-word="false"/>
    </style:style>
    <style:style style:name="P67" style:family="paragraph" style:parent-style-name="Text_20_body" style:list-style-name="L21">
      <style:paragraph-properties fo:text-align="justify" style:justify-single-word="false"/>
    </style:style>
    <style:style style:name="P68" style:family="paragraph" style:parent-style-name="Text_20_body" style:list-style-name="L22">
      <style:paragraph-properties fo:text-align="justify" style:justify-single-word="false"/>
    </style:style>
    <style:style style:name="P69" style:family="paragraph" style:parent-style-name="Text_20_body" style:list-style-name="L23">
      <style:paragraph-properties fo:text-align="justify" style:justify-single-word="false"/>
    </style:style>
    <style:style style:name="P70" style:family="paragraph" style:parent-style-name="Text_20_body" style:list-style-name="L4"/>
    <style:style style:name="P71" style:family="paragraph" style:parent-style-name="Text_20_body" style:list-style-name="L5"/>
    <style:style style:name="P72" style:family="paragraph" style:parent-style-name="Text_20_body" style:list-style-name="L10"/>
    <style:style style:name="P73" style:family="paragraph" style:parent-style-name="Text_20_body" style:list-style-name="L22"/>
    <style:style style:name="P74" style:family="paragraph" style:parent-style-name="Text_20_body" style:list-style-name="L23"/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000080"/>
    </style:style>
    <style:style style:name="T6" style:family="text">
      <style:text-properties fo:color="#000080" fo:font-weight="bold"/>
    </style:style>
    <style:style style:name="T7" style:family="text">
      <style:text-properties fo:color="#000080" style:font-name="Courier New4" fo:font-weight="bold"/>
    </style:style>
    <style:style style:name="T8" style:family="text">
      <style:text-properties style:font-name="Courier New4"/>
    </style:style>
    <style:style style:name="T9" style:family="text">
      <style:text-properties style:font-name="Courier New4" fo:font-style="italic"/>
    </style:style>
    <style:style style:name="T10" style:family="text">
      <style:text-properties fo:color="#660e7a"/>
    </style:style>
    <style:style style:name="T11" style:family="text">
      <style:text-properties fo:color="#660e7a" style:font-name="Courier New4" fo:font-style="italic" fo:font-weight="bold"/>
    </style:style>
    <style:style style:name="T12" style:family="text">
      <style:text-properties fo:color="#660e7a" style:font-name="Courier New4" fo:font-weight="bold"/>
    </style:style>
    <style:style style:name="T13" style:family="text">
      <style:text-properties fo:color="#660e7a" fo:font-weight="bold"/>
    </style:style>
    <style:style style:name="T14" style:family="text">
      <style:text-properties fo:color="#660e7a" fo:font-style="italic" fo:font-weight="bold"/>
    </style:style>
    <style:style style:name="T15" style:family="text">
      <style:text-properties fo:color="#660e7a" style:font-name="Courier New1"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color="#008000"/>
    </style:style>
    <style:style style:name="T17" style:family="text">
      <style:text-properties fo:color="#008000" style:font-name="Courier New4" fo:font-weight="bold"/>
    </style:style>
    <style:style style:name="T18" style:family="text">
      <style:text-properties fo:color="#008000" fo:font-weight="bold"/>
    </style:style>
    <style:style style:name="T19" style:family="text">
      <style:text-properties fo:color="#008000" style:font-name="Courier New1" fo:font-size="10pt" fo:font-weight="normal" style:font-size-asian="10pt" style:font-weight-asian="normal" style:font-size-complex="10pt" style:font-weight-complex="normal"/>
    </style:style>
    <style:style style:name="T20" style:family="text">
      <style:text-properties fo:color="#000000" style:font-name="Courier New4"/>
    </style:style>
    <style:style style:name="T21" style:family="text">
      <style:text-properties fo:color="#0000ff"/>
    </style:style>
    <style:style style:name="T22" style:family="text">
      <style:text-properties fo:color="#0000ff" fo:font-weight="bold"/>
    </style:style>
    <style:style style:name="T23" style:family="text">
      <style:text-properties fo:color="#0000ff" style:font-name="Courier New4"/>
    </style:style>
    <style:style style:name="T24" style:family="text">
      <style:text-properties fo:color="#0000ff" style:font-name="Courier New4" fo:font-weight="bold"/>
    </style:style>
    <style:style style:name="T25" style:family="text">
      <style:text-properties fo:color="#0000ff" style:font-name="Courier New1" fo:font-size="10pt" fo:font-weight="normal" style:font-size-asian="10pt" style:font-weight-asian="normal" style:font-size-complex="10pt" style:font-weight-complex="normal"/>
    </style:style>
    <style:style style:name="T26" style:family="text">
      <style:text-properties fo:color="#c5000b" fo:font-weight="bold" style:font-weight-asian="bold" style:font-weight-complex="bold"/>
    </style:style>
    <style:style style:name="T27" style:family="text">
      <style:text-properties fo:color="#c5000b" fo:font-weight="bold" fo:background-color="#111111" style:font-weight-asian="bold" style:font-weight-complex="bold"/>
    </style:style>
    <style:style style:name="T28" style:family="text">
      <style:text-properties fo:color="#808080"/>
    </style:style>
    <style:style style:name="T29" style:family="text">
      <style:text-properties fo:color="#808000"/>
    </style:style>
    <style:style style:name="T30" style:family="text">
      <style:text-properties fo:color="#808000" style:font-name="Courier New4"/>
    </style:style>
    <style:style style:name="T31" style:family="text">
      <style:text-properties fo:background-color="#111111"/>
    </style:style>
    <style:style style:name="T32" style:family="text"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T33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Podstawy Maven</text:p>
      <text:p text:style-name="P6"/>
      <text:p text:style-name="P7">v. 1.0.0 22-03-2020</text:p>
      <text:p text:style-name="P6"/>
      <text:p text:style-name="P4">(C) Przemysław Kruglej</text:p>
      <text:p text:style-name="P4">2020</text:p>
      <text:p text:style-name="P4"/>
      <text:p text:style-name="P4"/>
      <text:p text:style-name="P4"><text:a xlink:type="simple" xlink:href="https://przemyslawkruglej.com/" text:style-name="Internet_20_link" text:visited-style-name="Visited_20_Internet_20_Link">https://</text:a><text:a xlink:type="simple" xlink:href="https://przemyslawkruglej.com/" text:style-name="Internet_20_link" text:visited-style-name="Visited_20_Internet_20_Link">przemyslawkruglej.com</text:a></text:p>
      <text:p text:style-name="P2"><text:a xlink:type="simple" xlink:href="https://craftsmanshipof.software/" text:style-name="Internet_20_link" text:visited-style-name="Visited_20_Internet_20_Link"><text:span text:style-name="T33">https://craftsmanshipof.software</text:span></text:a></text:p>
      <text:p text:style-name="P4"><text:a xlink:type="simple" xlink:href="https://kursjava.com/" text:style-name="Internet_20_link" text:visited-style-name="Visited_20_Internet_20_Link">https://kursjava.com</text:a></text:p>
      <text:p text:style-name="P4"/>
      <text:p text:style-name="P4"><text:a xlink:type="simple" xlink:href="mailto:przemyslaw.kruglej@gmail.com" text:style-name="Internet_20_link" text:visited-style-name="Visited_20_Internet_20_Link">przemyslaw.kruglej@gmail.com</text:a></text:p>
      <text:p text:style-name="P4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44">Spis treści</text:p>
          </text:index-title>
          <text:p text:style-name="P45"><text:a xlink:type="simple" xlink:href="#__RefHeading__1881_2139334056" text:style-name="Internet_20_link" text:visited-style-name="Internet_20_link">1 Wstęp<text:tab/>3</text:a></text:p>
          <text:p text:style-name="P46"><text:a xlink:type="simple" xlink:href="#__RefHeading__9890_1428831630" text:style-name="Internet_20_link" text:visited-style-name="Internet_20_link">1.1 Założenia<text:tab/>3</text:a></text:p>
          <text:p text:style-name="P46"><text:a xlink:type="simple" xlink:href="#__RefHeading__9892_1428831630" text:style-name="Internet_20_link" text:visited-style-name="Internet_20_link">1.2 Przykłady oraz wersja HTML i PDF dokumentu<text:tab/>3</text:a></text:p>
          <text:p text:style-name="P46"><text:a xlink:type="simple" xlink:href="#__RefHeading__9894_1428831630" text:style-name="Internet_20_link" text:visited-style-name="Internet_20_link">1.3 Rozdziały<text:tab/>3</text:a></text:p>
          <text:p text:style-name="P45"><text:a xlink:type="simple" xlink:href="#__RefHeading___Toc1313_932558318" text:style-name="Internet_20_link" text:visited-style-name="Internet_20_link">2 Czym jest Maven i do czego służy?<text:tab/>4</text:a></text:p>
          <text:p text:style-name="P46"><text:a xlink:type="simple" xlink:href="#__RefHeading__1883_2139334056" text:style-name="Internet_20_link" text:visited-style-name="Internet_20_link">2.1 Dlaczego warto poznać Maven?<text:tab/>4</text:a></text:p>
          <text:p text:style-name="P45"><text:a xlink:type="simple" xlink:href="#__RefHeading__1885_2139334056" text:style-name="Internet_20_link" text:visited-style-name="Internet_20_link">3 Instalacja Maven w Windows<text:tab/>6</text:a></text:p>
          <text:p text:style-name="P46"><text:a xlink:type="simple" xlink:href="#__RefHeading__1887_2139334056" text:style-name="Internet_20_link" text:visited-style-name="Internet_20_link">3.1 Sprawdzanie poprawności instalacji Mavena<text:tab/>6</text:a></text:p>
          <text:p text:style-name="P45"><text:a xlink:type="simple" xlink:href="#__RefHeading__1889_2139334056" text:style-name="Internet_20_link" text:visited-style-name="Internet_20_link">4 Pierwsze kroki z Maven<text:tab/>8</text:a></text:p>
          <text:p text:style-name="P46"><text:a xlink:type="simple" xlink:href="#__RefHeading__1891_2139334056" text:style-name="Internet_20_link" text:visited-style-name="Internet_20_link">4.1 Pierwszy projekt<text:tab/>9</text:a></text:p>
          <text:p text:style-name="P43"><text:a xlink:type="simple" xlink:href="#__RefHeading__1893_2139334056" text:style-name="Internet_20_link" text:visited-style-name="Internet_20_link">4.1.1 Wstępna struktura projektu<text:tab/>9</text:a></text:p>
          <text:p text:style-name="P43"><text:a xlink:type="simple" xlink:href="#__RefHeading__1895_2139334056" text:style-name="Internet_20_link" text:visited-style-name="Internet_20_link">4.1.2 Klasa Java w projekcie<text:tab/>9</text:a></text:p>
          <text:p text:style-name="P43"><text:a xlink:type="simple" xlink:href="#__RefHeading__1897_2139334056" text:style-name="Internet_20_link" text:visited-style-name="Internet_20_link">4.1.3 Podstawowa konfiguracja Maven w pom.xml<text:tab/>10</text:a></text:p>
          <text:p text:style-name="P43"><text:a xlink:type="simple" xlink:href="#__RefHeading__1899_2139334056" text:style-name="Internet_20_link" text:visited-style-name="Internet_20_link">4.1.4 Struktura projektu z klasą i pom.xml<text:tab/>11</text:a></text:p>
          <text:p text:style-name="P43"><text:a xlink:type="simple" xlink:href="#__RefHeading__1901_2139334056" text:style-name="Internet_20_link" text:visited-style-name="Internet_20_link">4.1.5 Budujemy projekt<text:tab/>11</text:a></text:p>
          <text:p text:style-name="P43"><text:a xlink:type="simple" xlink:href="#__RefHeading__1903_2139334056" text:style-name="Internet_20_link" text:visited-style-name="Internet_20_link">4.1.6 Efekt mvn install i lokalne repozytorium .m2<text:tab/>14</text:a></text:p>
          <text:p text:style-name="P43"><text:a xlink:type="simple" xlink:href="#__RefHeading__1905_2139334056" text:style-name="Internet_20_link" text:visited-style-name="Internet_20_link">4.1.7 Uruchomienie aplikacji za pomocą pluginu Exec Maven<text:tab/>15</text:a></text:p>
          <text:p text:style-name="P43"><text:a xlink:type="simple" xlink:href="#__RefHeading__1907_2139334056" text:style-name="Internet_20_link" text:visited-style-name="Internet_20_link">4.1.8 Dodawanie zależności do projektu i pierwszy test jednostkowy<text:tab/>16</text:a></text:p>
          <text:p text:style-name="P43"><text:a xlink:type="simple" xlink:href="#__RefHeading__1909_2139334056" text:style-name="Internet_20_link" text:visited-style-name="Internet_20_link">4.1.9 Pomijanie testów<text:tab/>18</text:a></text:p>
          <text:p text:style-name="P43"><text:a xlink:type="simple" xlink:href="#__RefHeading__1911_2139334056" text:style-name="Internet_20_link" text:visited-style-name="Internet_20_link">4.1.10 Gdzie szukać zależności?<text:tab/>19</text:a></text:p>
          <text:p text:style-name="P43"><text:a xlink:type="simple" xlink:href="#__RefHeading__1913_2139334056" text:style-name="Internet_20_link" text:visited-style-name="Internet_20_link">4.1.11 Czyszczenie projektu – mvn clean<text:tab/>20</text:a></text:p>
          <text:p text:style-name="P46"><text:a xlink:type="simple" xlink:href="#__RefHeading__1915_2139334056" text:style-name="Internet_20_link" text:visited-style-name="Internet_20_link">4.2 Generator archetypów<text:tab/>21</text:a></text:p>
          <text:p text:style-name="P46"><text:a xlink:type="simple" xlink:href="#__RefHeading__2957_721412941" text:style-name="Internet_20_link" text:visited-style-name="Internet_20_link">4.3 Podsumowanie<text:tab/>24</text:a></text:p>
          <text:p text:style-name="P46"><text:a xlink:type="simple" xlink:href="#__RefHeading__2959_721412941" text:style-name="Internet_20_link" text:visited-style-name="Internet_20_link">4.4 Zadania<text:tab/>27</text:a></text:p>
          <text:p text:style-name="P45"><text:a xlink:type="simple" xlink:href="#__RefHeading__1917_2139334056" text:style-name="Internet_20_link" text:visited-style-name="Internet_20_link">5 Fazy, pluginy, zadania i testy<text:tab/>28</text:a></text:p>
          <text:p text:style-name="P46"><text:a xlink:type="simple" xlink:href="#__RefHeading__3391_865814078" text:style-name="Internet_20_link" text:visited-style-name="Internet_20_link">5.1 Fazy budowy projektu i pluginy<text:tab/>29</text:a></text:p>
          <text:p text:style-name="P46"><text:a xlink:type="simple" xlink:href="#__RefHeading__3393_865814078" text:style-name="Internet_20_link" text:visited-style-name="Internet_20_link">5.2 Generowanie pliku JAR z zależnościami<text:tab/>32</text:a></text:p>
          <text:p text:style-name="P46"><text:a xlink:type="simple" xlink:href="#__RefHeading__5422_236710337" text:style-name="Internet_20_link" text:visited-style-name="Internet_20_link">5.3 Korzystanie ze zmiennych w pliku pom.xml<text:tab/>36</text:a></text:p>
          <text:p text:style-name="P46"><text:a xlink:type="simple" xlink:href="#__RefHeading__3395_865814078" text:style-name="Internet_20_link" text:visited-style-name="Internet_20_link">5.4 Podłączanie zadania pluginu do fazy budowy projektu<text:tab/>37</text:a></text:p>
          <text:p text:style-name="P46"><text:a xlink:type="simple" xlink:href="#__RefHeading__3397_865814078" text:style-name="Internet_20_link" text:visited-style-name="Internet_20_link">5.5 Konfiguracja i uruchamianie testów jednostkowych<text:tab/>39</text:a></text:p>
          <text:p text:style-name="P46"><text:a xlink:type="simple" xlink:href="#__RefHeading__3399_865814078" text:style-name="Internet_20_link" text:visited-style-name="Internet_20_link">5.6 Dodawanie testów integracyjnych do fazy verify<text:tab/>42</text:a></text:p>
          <text:p text:style-name="P46"><text:a xlink:type="simple" xlink:href="#__RefHeading__9122_1386204621" text:style-name="Internet_20_link" text:visited-style-name="Internet_20_link">5.7 Podsumowanie<text:tab/>44</text:a></text:p>
          <text:p text:style-name="P46"><text:a xlink:type="simple" xlink:href="#__RefHeading__9124_1386204621" text:style-name="Internet_20_link" text:visited-style-name="Internet_20_link">5.8 Zadania<text:tab/>47</text:a></text:p>
          <text:p text:style-name="P45"><text:a xlink:type="simple" xlink:href="#__RefHeading__1919_2139334056" text:style-name="Internet_20_link" text:visited-style-name="Internet_20_link">6 Zależności i projekty wielomodułowe<text:tab/>48</text:a></text:p>
          <text:p text:style-name="P46"><text:a xlink:type="simple" xlink:href="#__RefHeading__9126_1386204621" text:style-name="Internet_20_link" text:visited-style-name="Internet_20_link">6.1 Parametr scope zależności<text:tab/>49</text:a></text:p>
          <text:p text:style-name="P46"><text:a xlink:type="simple" xlink:href="#__RefHeading__9128_1386204621" text:style-name="Internet_20_link" text:visited-style-name="Internet_20_link">6.2 Zależności przechodnie (transitive dependencies)<text:tab/>50</text:a></text:p>
          <text:p text:style-name="P46"><text:a xlink:type="simple" xlink:href="#__RefHeading__9130_1386204621" text:style-name="Internet_20_link" text:visited-style-name="Internet_20_link">6.3 Zależność do lokalnego projektu<text:tab/>52</text:a></text:p>
          <text:p text:style-name="P46"><text:a xlink:type="simple" xlink:href="#__RefHeading__9132_1386204621" text:style-name="Internet_20_link" text:visited-style-name="Internet_20_link">6.4 Projekty wielomodułowe<text:tab/>53</text:a></text:p>
          <text:p text:style-name="P43"><text:a xlink:type="simple" xlink:href="#__RefHeading__9134_1386204621" text:style-name="Internet_20_link" text:visited-style-name="Internet_20_link">6.4.1 Plugin management i dependency management<text:tab/>56</text:a></text:p>
          <text:p text:style-name="P46"><text:a xlink:type="simple" xlink:href="#__RefHeading__9136_1386204621" text:style-name="Internet_20_link" text:visited-style-name="Internet_20_link">6.5 Efektywny POM<text:tab/>60</text:a></text:p>
          <text:p text:style-name="P46"><text:a xlink:type="simple" xlink:href="#__RefHeading__9138_1386204621" text:style-name="Internet_20_link" text:visited-style-name="Internet_20_link">6.6 Podsumowanie<text:tab/>62</text:a></text:p>
          <text:p text:style-name="P45"><text:a xlink:type="simple" xlink:href="#__RefHeading__1921_2139334056" text:style-name="Internet_20_link" text:visited-style-name="Internet_20_link">7 Podsumowanie Podstaw Maven<text:tab/>64</text:a></text:p>
          <text:p text:style-name="P45"><text:a xlink:type="simple" xlink:href="#__RefHeading__1925_2139334056" text:style-name="Internet_20_link" text:visited-style-name="Internet_20_link">8 Dodatek – przydatne informacje i komendy<text:tab/>65</text:a></text:p>
          <text:p text:style-name="P46"><text:a xlink:type="simple" xlink:href="#__RefHeading__9946_812763877" text:style-name="Internet_20_link" text:visited-style-name="Internet_20_link">8.1 Informacje<text:tab/>65</text:a></text:p>
          <text:p text:style-name="P46"><text:a xlink:type="simple" xlink:href="#__RefHeading__9948_812763877" text:style-name="Internet_20_link" text:visited-style-name="Internet_20_link">8.2 Przydatne komendy<text:tab/>66</text:a></text:p>
        </text:index-body>
      </text:table-of-content>
      <text:p text:style-name="Standard"/>
      <text:h text:style-name="P42" text:outline-level="1"><text:bookmark-start text:name="__RefHeading__1881_2139334056"/>Wstęp<text:bookmark-end text:name="__RefHeading__1881_2139334056"/></text:h>
      <text:p text:style-name="P8">Ten artykuł ma na celu zwięzłe przedstawienie podstaw korzystania z Mavena. W artykule zawarłem minimum informacji, które są moim zdaniem wymagane, aby zrozumieć co i jak można osiągnąć za pomocą Mavena.</text:p>
      <text:p text:style-name="P8">Będę wdzięczny za wszelkie uwagi i sugestie dotyczące tego artykułu – mój adres kontaktowy to <text:a xlink:type="simple" xlink:href="mailto:przemyslaw.kruglej@gmail.com" text:style-name="Internet_20_link" text:visited-style-name="Visited_20_Internet_20_Link">przemyslaw.kruglej@gmail.com</text:a>.</text:p>
      <text:h text:style-name="Heading_20_2" text:outline-level="2"><text:bookmark-start text:name="__RefHeading__9890_1428831630"/>Założenia<text:bookmark-end text:name="__RefHeading__9890_1428831630"/></text:h>
      <text:p text:style-name="P8">Zakładam, że znasz podstawy języka Java, gdyż będziemy używali Mavena do pracy z projektami napisanymi w tym języku, oraz podstawy obsługi linii poleceń systemu Windows.</text:p>
      <text:h text:style-name="Heading_20_2" text:outline-level="2"><text:bookmark-start text:name="__RefHeading__9892_1428831630"/>Przykłady oraz wersja HTML i PDF dokumentu<text:bookmark-end text:name="__RefHeading__9892_1428831630"/></text:h>
      <text:p text:style-name="P8">Użyte przykłady można znaleźć na Githubie:</text:p>
      <text:p text:style-name="P8"><text:a xlink:type="simple" xlink:href="https://github.com/przemyslaw-kruglej/kurs-maven" text:style-name="Internet_20_link" text:visited-style-name="Visited_20_Internet_20_Link">https://github.com/przemyslaw-kruglej/kurs-maven</text:a></text:p>
      <text:p text:style-name="P8">Ponadto, w powyższym repozytorium znajdziesz także aktualną wersję PDF tego dokumentu, natomiast wersja HTML dostępna jest pod adresem:</text:p>
      <text:p text:style-name="P8"><text:a xlink:type="simple" xlink:href="https://kursjava.com/podstawy-maven" text:style-name="Internet_20_link" text:visited-style-name="Visited_20_Internet_20_Link">https://kursjava.com/podstawy-maven</text:a></text:p>
      <text:h text:style-name="Heading_20_2" text:outline-level="2"><text:bookmark-start text:name="__RefHeading__9894_1428831630"/>Rozdziały<text:bookmark-end text:name="__RefHeading__9894_1428831630"/></text:h>
      <text:p text:style-name="P8">Ten dokument podzielony jest na kilka rozdziałów:</text:p>
      <text:list xml:id="list2717778136002655484" text:style-name="L1">
        <text:list-item>
          <text:p text:style-name="P48">Najpierw dowiemy się, czy jest Maven i do czego służy.</text:p>
        </text:list-item>
        <text:list-item>
          <text:p text:style-name="P48">Następnie, zainstalujemy i skonfigurujemy Maven w systemie Windows.</text:p>
        </text:list-item>
        <text:list-item>
          <text:p text:style-name="P48">W rozdziale czwartym zaczniemy używać Maven – utworzymy nasz pierwszy projekt i zobaczymy, jaką ma strukturę, a także dodamy do niego zależność i uruchomimy testy jednostkowe.</text:p>
        </text:list-item>
        <text:list-item>
          <text:p text:style-name="P48">W kolejnym rozdziale dowiemy się więcej o fazach budowy projektów w Maven, a także skonfigurujemy dodatkowe pluginy.</text:p>
        </text:list-item>
        <text:list-item>
          <text:p text:style-name="P48">Następnie, dokładniej porozmawiamy o zależnościach i zobaczymy jak skonfigurować projekt wielomodułowy w Maven.</text:p>
        </text:list-item>
        <text:list-item>
          <text:p text:style-name="P48">W ostatnim rozdziale znajdziesz spis przydatnych informacji i komend, które pojawiły się w poprzedzających rozdziałach.</text:p>
        </text:list-item>
      </text:list>
      <text:p text:style-name="P8">Niektóre rozdziały zakończone są podsumowaniem, w którym znajdziesz skondensowane informacje z danego rozdziału.</text:p>
      <text:h text:style-name="P42" text:outline-level="1"><text:bookmark-start text:name="__RefHeading___Toc1313_932558318"/>Czym jest Maven i do czego służy?<text:bookmark-end text:name="__RefHeading___Toc1313_932558318"/></text:h>
      <text:p text:style-name="P8">Maven to popularne, darmowe narzędzie wspomagające programistów Java. Maven ułatwia:</text:p>
      <text:list xml:id="list6665561312311294943" text:style-name="L2">
        <text:list-item>
          <text:p text:style-name="P49">dodawanie do projektu zależności do danej biblioteki bądź frameworku,</text:p>
        </text:list-item>
        <text:list-item>
          <text:p text:style-name="P49">kompilowanie i budowanie projektu,</text:p>
        </text:list-item>
        <text:list-item>
          <text:p text:style-name="P49">przeprowadzanie testów jednostkowych i integracyjnych,</text:p>
        </text:list-item>
        <text:list-item>
          <text:p text:style-name="P49">generowanie raportów z testów oraz stron informacyjnych o projekcie,</text:p>
        </text:list-item>
        <text:list-item>
          <text:p text:style-name="P49">i wiele więcej – w zależności od tego, co potrzebujesz.</text:p>
        </text:list-item>
      </text:list>
      <text:p text:style-name="P8">Maven stosuje zasadę <text:span text:style-name="T2">konwencja ponad konfiguracją</text:span> (<text:span text:style-name="T2">convention over configuration</text:span>). Dzięki temu większość domyślnych ustawień jest wystarczająca i nie trzeba się nimi przejmować – do rozpoczęcia korzystania z Mavena wymagana jest bardzo mała ilość konfiguracji.</text:p>
      <text:p text:style-name="P8">Wszystkie ustawienia Mavena znajdują się w pliku o nazwie <text:span text:style-name="KodTekst">pom.xml</text:span> (<text:span text:style-name="T2">POM – Project Object Model</text:span>). Konfiguracja XML zawarta w tym pliku definiuje m. in.:</text:p>
      <text:list xml:id="list390605126489790935" text:style-name="L3">
        <text:list-item>
          <text:p text:style-name="P50">jak nazywa się nasz projekt,</text:p>
        </text:list-item>
        <text:list-item>
          <text:p text:style-name="P50">czy wynikiem zbudowania projektu jest plik JAR czy WAR,</text:p>
        </text:list-item>
        <text:list-item>
          <text:p text:style-name="P50">jakie projekt ma zależności,</text:p>
        </text:list-item>
        <text:list-item>
          <text:p text:style-name="P50">z jakich pluginów Mavena możemy korzystać.</text:p>
        </text:list-item>
      </text:list>
      <text:p text:style-name="P8">Maven sprawdza w <text:span text:style-name="KodTekst">pom.xml</text:span> jakie zależności skonfigurowałeś dla projektu i automatycznie pobiera jest z oficjalnego repozytorium. Zostają one umieszczone w Twoim lokalnym repozytorium w katalogu <text:span text:style-name="KodTekst">.m2/repository</text:span> w folderze Twojego użytkownika. W ten sposób Maven buduje lokalną bazę bibliotek, z których możesz korzystać. Jest to bardzo wygodne z punktu widzenia programisty – wystarczy podać zależność, a Maven sam odnajdzie i pobierze ją z oficjalnego repozytorium, o ile nie zrobił już tego wcześniej.</text:p>
      <text:p text:style-name="P8">Maven umieszcza w lokalnym repozytorium także pliki JAR wygenerowane w ramach budowy Twoich projektów, dzięki czemu możesz korzystać w projektach z zależności do swoich innych projektów.</text:p>
      <text:p text:style-name="P8">Mavena używa się z linii poleceń, wywołując komendę <text:span text:style-name="KodTekst">mvn</text:span> z odpowiednim parametrem. Środowiska programistyczne, takie jak IntelliJ, wspierają projekty Maven i rozumieją konfigurację zawartą w <text:span text:style-name="KodTekst">pom.xml</text:span>. Pozwalają także generować projekty z niego korzystające i uruchamiać jego odpowiednie komendy.</text:p>
      <text:p text:style-name="P8">Gdy każesz Mavenowi zbudować Twój projekt, Maven uruchomi szereg zależnych od siebie faz (<text:span text:style-name="T2">build lifecycle phases</text:span>), gdzie każda ma inne zadanie do wykonania – faza <text:span text:style-name="KodTekst">compile</text:span> kompiluje Twój kod, <text:span text:style-name="KodTekst">test</text:span> wykonuje testy jednostkowe, a <text:span text:style-name="KodTekst">install</text:span> umieszcza w lokalnym repozytorium zbudowany projekt. Do tych faz podpięte są pluginy, które wykonują związane z nimi zadania – dla przykładu, kompilacją zajmuje się plugin o nazwie <text:span text:style-name="T2">Maven Compiler</text:span>. Nie musisz jednak sam konfigurować procesu budowania projektu – większość domyślnych ustawień będzie wystarczająca. Możesz dodać do pliku <text:span text:style-name="KodTekst">pom.xml</text:span> zależności do innych pluginów, jeżeli będziesz potrzebował konkretnej funkcjonalności, np. do wygenerowania pliku JAR zawierającego wszystkie zależności skonfigurujesz i użyjesz pluginu <text:span text:style-name="T2">Maven Assembly</text:span>.</text:p>
      <text:h text:style-name="Heading_20_2" text:outline-level="2"><text:bookmark-start text:name="__RefHeading__1883_2139334056"/>Dlaczego warto poznać Maven?<text:bookmark-end text:name="__RefHeading__1883_2139334056"/></text:h>
      <text:p text:style-name="P8">Maven jest na tyle popularny i oferuje dużo równocześnie niewiele wymagając, że istnieje mała szansa, byś nie spotkał Mavena na projekcie, do którego dołączysz (ewentualnie będzie to <text:span text:style-name="T2">Gradle</text:span>, <text:soft-page-break/>alternatywne narzędzie dające podobną funkcjonalność).</text:p>
      <text:p text:style-name="P8">Jeżeli opanujesz podstawy Mavena raz, to będziesz w stanie zbudować każdy korzystający z niego projekt za pomocą:</text:p>
      <text:p text:style-name="Output">mvn install</text:p>
      <text:p text:style-name="Odstep"/>
      <text:p text:style-name="P8">Struktura katalogów i rozłożenie plików będą znajome – klasy Java znajdziesz w katalogu <text:span text:style-name="KodTekst">src/main/java</text:span>, testy w <text:span text:style-name="KodTekst">src/test/java</text:span>, wygenerowany <text:span text:style-name="T4">JAR</text:span> w katalogu <text:span text:style-name="KodTekst">target</text:span> itd.</text:p>
      <text:p text:style-name="P8">Jeśli będziesz chciał dodać zależność do nowej biblioteki, wystarczy, że do pliku konfiguracyjnego <text:span text:style-name="KodTekst">pom.xml</text:span> dodasz odpowiedni wpis:</text:p>
      <text:p text:style-name="Kod">&lt;<text:span text:style-name="T6">dependency</text:span>&gt;</text:p>
      <text:p text:style-name="Kod"><text:s text:c="2"/>&lt;<text:span text:style-name="T6">groupId</text:span>&gt;junit&lt;/<text:span text:style-name="T6">groupId</text:span>&gt;</text:p>
      <text:p text:style-name="Kod"><text:s text:c="2"/>&lt;<text:span text:style-name="T6">artifactId</text:span>&gt;junit&lt;/<text:span text:style-name="T6">artifactId</text:span>&gt;</text:p>
      <text:p text:style-name="Kod"><text:s text:c="2"/>&lt;<text:span text:style-name="T6">version</text:span>&gt;4.11&lt;/<text:span text:style-name="T6">version</text:span>&gt;</text:p>
      <text:p text:style-name="Kod"><text:s text:c="2"/>&lt;<text:span text:style-name="T6">scope</text:span>&gt;test&lt;/<text:span text:style-name="T6">scope</text:span>&gt;</text:p>
      <text:p text:style-name="Kod"><text:span text:style-name="T20">&lt;/</text:span><text:span text:style-name="T7">dependency</text:span><text:span text:style-name="T20">&gt;</text:span></text:p>
      <text:p text:style-name="Odstep"/>
      <text:p text:style-name="P8">Wszystkie projekty w Maven konfiguruje się w podobny sposób – jeśli poznasz format pliku konfiguracyjnego Mavena <text:span text:style-name="KodTekst">pom.xml</text:span>, to będziesz w stanie sie w nim odnaleźć na dowolnym projekcie.</text:p>
      <text:p text:style-name="P8">Znajomość Mavena stanowczo zmniejsza próg wejścia w nowy projekt, a sam Maven nie tylko pozwala nam zaoszczędzić sporo czasu, ale także ułatwia nam pracę.</text:p>
      <text:p text:style-name="P8">Twoje własne projekty także zyskają, jeżeli będziesz w nich wykorzystywał Mavena, ponieważ samo zarządzanie zależnościami już pozwala zaoszdzędzić nam czas i ułatwić pracę, nie wymagając przy tym prawie żadnej konfiguracji.</text:p>
      <text:p text:style-name="P8"/>
      <text:h text:style-name="P42" text:outline-level="1"><text:bookmark-start text:name="__RefHeading__1885_2139334056"/>Instalacja Maven w Windows<text:bookmark-end text:name="__RefHeading__1885_2139334056"/></text:h>
      <text:p text:style-name="Text_20_body">Aby korzystać z Mavena, musimy:</text:p>
      <text:list xml:id="list8432168821665996194" text:style-name="L4">
        <text:list-item>
          <text:p text:style-name="P70">pobrać go z oficjalnej strony i rozpakować,</text:p>
        </text:list-item>
        <text:list-item>
          <text:p text:style-name="P70">mieć zainstalowane JDK (Java Development Kit), by mógł z niego korzystać Maven,</text:p>
        </text:list-item>
        <text:list-item>
          <text:p text:style-name="P51">ustawić zmienną <text:span text:style-name="KodTekst">JAVA_HOME</text:span> na katalog JDK – zmienna ta jest wymagana przez Maven,</text:p>
        </text:list-item>
        <text:list-item>
          <text:p text:style-name="P51">dodać katalog <text:span text:style-name="KodTekst">bin</text:span> z folderu z rozpakowanym Mavenem do zmiennej środowiskowej <text:span text:style-name="KodTekst">path</text:span>, aby Maven był dostępny z linii poleceń systemu Windows.</text:p>
        </text:list-item>
      </text:list>
      <text:p text:style-name="Text_20_body">Aktualną wersję Mavena pobierzesz z oficjalnej strony:</text:p>
      <text:p text:style-name="Text_20_body"><text:a xlink:type="simple" xlink:href="http://maven.apache.org/download.cgi" text:style-name="Internet_20_link" text:visited-style-name="Visited_20_Internet_20_Link">http://maven.apache.org/download.cgi</text:a></text:p>
      <text:p text:style-name="P8">Dla systemu Windows klikamy link poprzedzony etykietą <text:span text:style-name="T2">Binary zip archive</text:span> – na tą chwilę jest to <text:span text:style-name="KodTekst">apache-maven-3.6.3-bin.zip</text:span>.</text:p>
      <text:p text:style-name="P8">Po ściągnięciu należy wypakować zawartość archiwum do katalogu na dysku – najlepiej, by nie miał on w nazwie spacji – ja rozpakowałem archiwum do katalogu <text:span text:style-name="KodTekst">C:\apps\apache-maven-3.6.3</text:span></text:p>
      <text:p text:style-name="P8">Maven wymaga do pracy zainstalowanego Java Development Kit (JDK) oraz ustawienia zmiennej systemowej <text:span text:style-name="KodTekst">JAVA_HOME</text:span>, która powinna wskazywać na lokalizację zainstalowanej dystrybucji JDK.</text:p>
      <text:p text:style-name="P8">Aby sprawdzić, czy masz JDK, wykonaj instrukcje opisane na mojej stronie (znajdziesz tam także informację, jak uruchomić linię poleceń w systemie Windows):</text:p>
      <text:p text:style-name="P8"><text:a xlink:type="simple" xlink:href="https://kursjava.com/wstep-do-kursu/instalacja-java/#sprawdzeniePoprawnosciInstalacji" text:style-name="Internet_20_link" text:visited-style-name="Visited_20_Internet_20_Link">https://kursjava.com/wstep-do-kursu/instalacja-java/#sprawdzeniePoprawnosciInstalacji</text:a></text:p>
      <text:p text:style-name="P8">Jeżeli w wyniku sprawdzenia zobaczysz na ekranie komunikat:</text:p>
      <text:p text:style-name="Output">'javac' is not recognized as an internal or external command, operable program or batch file.</text:p>
      <text:p text:style-name="Odstep"/>
      <text:p text:style-name="P8">będzie to oznaczało, że nie masz zainstalowanego JDK. Przejdź w takim razie na stronę:</text:p>
      <text:p text:style-name="P8"><text:a xlink:type="simple" xlink:href="https://kursjava.com/wstep-do-kursu/instalacja-java/#instalacjaJava" text:style-name="Internet_20_link" text:visited-style-name="Visited_20_Internet_20_Link">https://kursjava.com/wstep-do-kursu/instalacja-java/#instalacjaJava</text:a></text:p>
      <text:p text:style-name="P8">gdzie znajdziesz instrukcję krok po kroku jak zainstalować JDK, a także w jaki sposób modyfikuje się zmienne systemowe Windows.</text:p>
      <text:p text:style-name="P8">Po zainstalowaniu JDK, dodaj zmienną systemową o nazwie <text:span text:style-name="KodTekst">JAVA_HOME</text:span>, która będzie wskazywała lokalizację zainstalowanego JDK. U mnie zmienna <text:span text:style-name="KodTekst">JAVA_HOME</text:span> ma wartość:</text:p>
      <text:p text:style-name="Kod">C:\Program Files\Java\jdk-12</text:p>
      <text:p text:style-name="Odstep"/>
      <text:p text:style-name="P8">Dodatkowo, aby móc korzystać z Mavena z linii poleceń systemu Windows, należy dodać katalog <text:span text:style-name="KodTekst">bin</text:span>, znajdujący się w rozpakowanym katalogu z Mavenem, do zmiennej środowiskowej <text:span text:style-name="KodTekst">path</text:span>. Jak zmodyfikować tą zmienną znajdziesz na wskazanej powyżej stronie. Ja do zmiennej <text:span text:style-name="KodTekst">path</text:span> dodałem taką lokalizację Mavena:</text:p>
      <text:p text:style-name="Kod">C:\apps\apache-maven-3.6.3\bin</text:p>
      <text:p text:style-name="Odstep"/>
      <text:h text:style-name="Heading_20_2" text:outline-level="2"><text:bookmark-start text:name="__RefHeading__1887_2139334056"/>Sprawdzanie poprawności instalacji Mavena<text:bookmark-end text:name="__RefHeading__1887_2139334056"/></text:h>
      <text:p text:style-name="P8">Pozostaje nam jeszcze sprawdzić, czy Maven jest dostępny z linii poleceń. Uruchom nowe okno linii poleceń (powinno to być nowe okno, ponieważ zmiany w zmiennych systemowych nie są widoczne w oknach linii poleceń, które zostały otwarte przed wykonaniem tych zmian) i wywołaj <text:soft-page-break/>komendę <text:span text:style-name="KodTekst">mvn -version</text:span>:</text:p>
      <text:p text:style-name="Output">&gt; mvn -version</text:p>
      <text:p text:style-name="Output">Apache Maven 3.6.3 (cecedd343002696d0abb50b32b541b8a6ba2883f)</text:p>
      <text:p text:style-name="Output">Maven home: C:\apps\apache-maven-3.6.3\bin\..</text:p>
      <text:p text:style-name="Output">Java version: 12, vendor: Oracle Corporation, runtime: C:\Program Files\Java\jdk</text:p>
      <text:p text:style-name="Output">-12</text:p>
      <text:p text:style-name="Output">Default locale: pl_PL, platform encoding: Cp1250</text:p>
      <text:p text:style-name="Output">OS name: "windows 8", version: "6.2", arch: "amd64", family: "windows"</text:p>
      <text:p text:style-name="Odstep"/>
      <text:p text:style-name="P8">Jeżeli zobaczysz na ekranie podobny komunikat do powyższego, to znaczy, że poprawnie zainstalowałeś i skonfigurowałeś Maven. Jeżeli nie, to wróć na początku tego rozdziału i sprawdź, czy ustawiłeś wszystkie zmienne poprawnie.</text:p>
      <text:p text:style-name="P8"/>
      <text:h text:style-name="P42" text:outline-level="1"><text:bookmark-start text:name="__RefHeading__1889_2139334056"/>Pierwsze kroki z Maven<text:bookmark-end text:name="__RefHeading__1889_2139334056"/></text:h>
      <text:p text:style-name="P8">W tym rozdziale poznamy podstawowe cechy projektów tworzonych w Mavenie.</text:p>
      <text:p text:style-name="P8">Dowiemy się m. in.:</text:p>
      <text:list xml:id="list3107441580797795591" text:style-name="L5">
        <text:list-item>
          <text:p text:style-name="P71">jak wygląda podstawowa struktura katalogów projektów Maven,</text:p>
        </text:list-item>
        <text:list-item>
          <text:p text:style-name="P71">jak skonfigurować prosty projekt Maven,</text:p>
        </text:list-item>
        <text:list-item>
          <text:p text:style-name="P71">czym są fazy podczas budowy projektu oraz do czego służą pluginy Maven,</text:p>
        </text:list-item>
        <text:list-item>
          <text:p text:style-name="P71">jak zbudować i uruchomić projekt,</text:p>
        </text:list-item>
        <text:list-item>
          <text:p text:style-name="P71">gdzie Maven przechowuje zależności,</text:p>
        </text:list-item>
        <text:list-item>
          <text:p text:style-name="P71">jak dodać zależność do naszego projektu,</text:p>
        </text:list-item>
        <text:list-item>
          <text:p text:style-name="P71">jak zlecić Mavenowi wykonanie testów jednostkowych,</text:p>
        </text:list-item>
        <text:list-item>
          <text:p text:style-name="P71">jak wygenerować szkielet projektu za pomocą generatora archetypów.</text:p>
        </text:list-item>
      </text:list>
      <text:p text:style-name="Text_20_body"/>
      <text:h text:style-name="P41" text:outline-level="2"><text:bookmark-start text:name="__RefHeading__1891_2139334056"/>Pierwszy projekt<text:bookmark-end text:name="__RefHeading__1891_2139334056"/></text:h>
      <text:p text:style-name="P8">Na początku naszej przygody z Mavenem zobaczymy na prostym przykładzie jak wygląda struktura projektów Mavena, jak zbudować i uruchomić projekt oraz dodać do niego zależności, a także do czego służy lokalne repozytorium Mavena.</text:p>
      <text:h text:style-name="Heading_20_3" text:outline-level="3"><text:bookmark-start text:name="__RefHeading__1893_2139334056"/>Wstępna struktura projektu<text:bookmark-end text:name="__RefHeading__1893_2139334056"/></text:h>
      <text:p text:style-name="P8">Maven zakłada, że nasze projekty będą miały konkretną strukturę katalogów (<text:span text:style-name="T2">konwencja przed konfiguracją</text:span>):</text:p>
      <text:list xml:id="list3726462770109960431" text:style-name="L6">
        <text:list-item>
          <text:p text:style-name="P52"><text:span text:style-name="KodTekst">${basedir}/src/main/java</text:span> – tu umieszczamy nasz kod Java – jeżeli nasza klasa ma być w pakiecie <text:span text:style-name="KodTekst">com.kursjava.maven</text:span>, to umieścimy ją w katalogu:</text:p>
        </text:list-item>
      </text:list>
      <text:p text:style-name="P8"><text:tab/><text:tab/><text:tab/><text:span text:style-name="KodTekst">${basedir}/src/main/java/com/kursjava/maven</text:span></text:p>
      <text:list xml:id="list35652071" text:continue-numbering="true" text:style-name="L6">
        <text:list-item>
          <text:p text:style-name="P52"><text:span text:style-name="KodTekst">${basedir}/src/main/resources</text:span> – miejsce na zasoby wymagane przez naszą aplikację (pliki konfiguracyjne itp.),</text:p>
        </text:list-item>
        <text:list-item>
          <text:p text:style-name="P52"><text:span text:style-name="KodTekst">${basedir}/src/test/java</text:span> – testy jednostkowe,</text:p>
        </text:list-item>
        <text:list-item>
          <text:p text:style-name="P52"><text:span text:style-name="KodTekst">${basedir}/src/test/resources</text:span> – zasoby testów.</text:p>
        </text:list-item>
      </text:list>
      <text:p text:style-name="Informacja"><text:span text:style-name="KodTekst">${basedir}</text:span> to zmienna w Mavenie, która oznacza główny katalog projektu, w którym zawarte są wszystkie pozostałe pliki i katalogi projektu.</text:p>
      <text:p text:style-name="Odstep"/>
      <text:p text:style-name="P8">Stwórzmy nasz pierwszy projekt w Maven – będzie on zawierał na razie tylko jedną klasę (bez testów i zasobów), wystarczy więc stworzyć katalogi <text:span text:style-name="KodTekst">src/main/java</text:span>. Cały projekt zawrzemy w nadrzędnym katalogu o nazwie <text:span text:style-name="KodTekst">najprostszy-projekt</text:span> (<text:span text:style-name="KodTekst">${basedir}</text:span> oznacza właśnie ten katalog):</text:p>
      <text:p text:style-name="Kod">najprostszy-projekt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8"/>|</text:p>
      <text:p text:style-name="Kod"><text:s text:c="8"/>`-- java</text:p>
      <text:h text:style-name="Heading_20_3" text:outline-level="3"><text:bookmark-start text:name="__RefHeading__1895_2139334056"/>Klasa Java w projekcie<text:bookmark-end text:name="__RefHeading__1895_2139334056"/></text:h>
      <text:p text:style-name="P8">Do projektu dodamy jedną klasę o nazwie <text:span text:style-name="KodTekst">com.kursjava.maven.HelloMaven</text:span>, która wypisze na ekran tekst <text:span text:style-name="JavaString">"Hello Maven!"</text:span>:</text:p>
      <text:p text:style-name="NazwaPliku">najprostszy-projekt/src/main/java/com/kursjava/maven/HalloMaven.java</text:p>
      <text:p text:style-name="Kod"><text:span text:style-name="T7">package </text:span><text:span text:style-name="T20">com.kursjava.maven;</text:span></text:p>
      <text:p text:style-name="Kod"/>
      <text:p text:style-name="Kod"><text:span text:style-name="T6">public class </text:span>HelloMaven {</text:p>
      <text:p text:style-name="Kod"><text:s text:c="2"/><text:span text:style-name="T7">public static void </text:span><text:span text:style-name="T8">main(String[] args) {</text:span></text:p>
      <text:p text:style-name="Kod"><text:s text:c="4"/><text:span text:style-name="T8">System.</text:span><text:span text:style-name="T11">out</text:span><text:span text:style-name="T8">.println(</text:span><text:span text:style-name="T17">"Hello Maven!"</text:span><text:span text:style-name="T8">);</text:span></text:p>
      <text:p text:style-name="Kod"><text:s text:c="2"/><text:span text:style-name="T8">}</text:span></text:p>
      <text:p text:style-name="Kod">}</text:p>
      <text:p text:style-name="Odstep"/>
      <text:p text:style-name="P8">Ponieważ nasza klasa jest w pakiecie <text:span text:style-name="KodTekst">com.kursjava.maven</text:span>, musimy utworzyć katalogi odpowiadające pakietowi naszej klasy w przygotowanym wcześniej katalogu <text:span text:style-name="KodTekst">najprostszy-</text:span><text:span text:style-name="KodTekst">projekt/src/main/java</text:span>.</text:p>
      <text:h text:style-name="Heading_20_3" text:outline-level="3"><text:bookmark-start text:name="__RefHeading__1897_2139334056"/><text:soft-page-break/>Podstawowa konfiguracja Maven w pom.xml<text:bookmark-end text:name="__RefHeading__1897_2139334056"/></text:h>
      <text:p text:style-name="P8">Ostatnim elementem w tym projekcie jest plik konfiguracyjny Maven – <text:span text:style-name="KodTekst">pom.xml</text:span>. Należy utworzyć go w katalogu głównym <text:span text:style-name="KodTekst">najprostszy-projekt</text:span>. Treść minimalnego pliku <text:span text:style-name="KodTekst">pom.xml</text:span> naszego projektu jest następująca:</text:p>
      <text:p text:style-name="NazwaPliku">najprostszy-projekt/pom.xml</text:p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P10"/>
      <text:p text:style-name="Kod">&lt;<text:span text:style-name="T6">project </text:span><text:span text:style-name="T22">xmlns</text:span><text:span text:style-name="T18">="http://maven.apache.org/POM/4.0.0" </text:span><text:span text:style-name="T22">xmlns:</text:span><text:span text:style-name="T13">xsi</text:span><text:span text:style-name="T18">="http://www.w3.org/2001/XMLSchema-instance"</text:span></text:p>
      <text:p text:style-name="Kod"><text:span text:style-name="T16"><text:s text:c="9"/></text:span><text:span text:style-name="T12">xsi</text:span><text:span text:style-name="T24">:schemaLocation</text:span><text:span text:style-name="T17">="http://maven.apache.org/POM/4.0.0 http://maven.apache.org/xsd/maven-4.0.0.xsd"</text:span><text:span text:style-name="T8">&gt;</text:span></text:p>
      <text:p text:style-name="Kod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Kod">&lt;/<text:span text:style-name="T6">project</text:span>&gt;</text:p>
      <text:p text:style-name="Odstep"/>
      <text:p text:style-name="P8">Analiza powyższego pliku <text:span text:style-name="KodTekst">pom.xml</text:span>:</text:p>
      <text:list xml:id="list4575631122610463886" text:style-name="L7">
        <text:list-item>
          <text:p text:style-name="P53">początek pliku informuje o wersji XML,</text:p>
        </text:list-item>
        <text:list-item>
          <text:p text:style-name="P53">główny element całej konfiguracji to <text:span text:style-name="KodTekst">project</text:span>, którego atrybuty informują o przestrzeni nazw tagów używanych w tym pliku XML oraz o lokalizacji schematu XSD, który służy do walidacji formatu plików POM,</text:p>
        </text:list-item>
        <text:list-item>
          <text:p text:style-name="P53"><text:span text:style-name="KodTekst">modelVersion</text:span> – oznacza wersję pliku POM – powinna być ustawiana na wartość <text:span text:style-name="JavaLiczba">4.0.0</text:span>,</text:p>
        </text:list-item>
        <text:list-item>
          <text:p text:style-name="P53"><text:span text:style-name="KodTekst">groupId</text:span>, <text:span text:style-name="KodTekst">artifactId</text:span> oraz <text:span text:style-name="KodTekst">version</text:span> to elementy identyfikujące nasz projekt:</text:p>
          <text:list>
            <text:list-item>
              <text:p text:style-name="P53"><text:span text:style-name="KodTekst">groupId</text:span> – unikalny identyfikator grupy, do której należy ten projekt – zazwyczaj jest to odwrócona domena autora bądź firmy odpowiedzialnej za projekt, z ewentualnym dodatkiem identyfikującym podgrupę projektów,</text:p>
            </text:list-item>
            <text:list-item>
              <text:p text:style-name="P53"><text:span text:style-name="KodTekst">artifactId</text:span> – nazwa tego konkretnego projektu,</text:p>
            </text:list-item>
            <text:list-item>
              <text:p text:style-name="P53"><text:span text:style-name="KodTekst">version</text:span> – aktualna wersja projektu – wykonując zmiany w naszym projekcie i dokonując release'ów powinniśmy tą wersję aktualizować,</text:p>
            </text:list-item>
          </text:list>
        </text:list-item>
        <text:list-item>
          <text:p text:style-name="P53"><text:span text:style-name="KodTekst">properties</text:span> – ustawiamy dwa parametry wpływające na kompilację naszego kodu:</text:p>
          <text:list>
            <text:list-item>
              <text:p text:style-name="P53"><text:span text:style-name="KodTekst">maven.compiler.source</text:span> – źródła mają być traktowane jako kod Java w wersji 1.8,</text:p>
            </text:list-item>
            <text:list-item>
              <text:p text:style-name="P53"><text:span text:style-name="KodTekst">maven.compiler.target</text:span> – nasze klasy mają być kompilowane do wersji 1.8,</text:p>
            </text:list-item>
          </text:list>
        </text:list-item>
        <text:list-item>
          <text:p text:style-name="P53">dodatkowo, ustawiamy kodowanie czytanych i zapisywanych plików na UTF-8 korzystając z parametru <text:span text:style-name="KodTekst">project.build.sourceEncoding</text:span>.</text:p>
        </text:list-item>
      </text:list>
      <text:p text:style-name="Informacja">Starsza wersja pluginu <text:span text:style-name="KodTekst">maven-compiler-plugin</text:span>, który kompiluje nasze klasy (pośrednio lub bezpośrednio korzystając z kompilatora <text:span text:style-name="KodTekst">javac</text:span>), domyślnie zakładała wersję naszego <text:soft-page-break/>kodu w wersji Java 1.5. W nowszej odsłonie pluginu podniesiono tą wersję do 1.6.</text:p>
      <text:p text:style-name="P14"/>
      <text:p text:style-name="Informacja">Jeżeli korzystamy z kompilatora Java w wersji 12 lub wyższej, to minimalna obsługiwana wersji kodu Java to 1.7. Dlatego korzystamy z parametrów <text:span text:style-name="KodTekst">maven.compiler.source</text:span> i <text:span text:style-name="KodTekst">maven.compile.target</text:span>. Jeżeli byśmy tego nie zrobili, to podczas budowania projektu próba kompilacji zakończyłaby się błedami:</text:p>
      <text:p text:style-name="Informacja"/>
      <text:p text:style-name="P37"><text:span text:style-name="T31">[</text:span><text:span text:style-name="T27">ERROR</text:span><text:span text:style-name="T31">] Source opti</text:span><text:span text:style-name="OutputTekst"><text:span text:style-name="T31">on</text:span></text:span><text:span text:style-name="T31"> 6 is no longer supported. Use 5 or later.</text:span></text:p>
      <text:p text:style-name="P38">[<text:span text:style-name="T26">ERROR</text:span>] Target option 6 is no longer supported. Use 7 or later.</text:p>
      <text:p text:style-name="Informacja"/>
      <text:p text:style-name="P15">(ewentualnie zamiast "option 6" zobaczylibyśmy "option 5")</text:p>
      <text:h text:style-name="Heading_20_3" text:outline-level="3"><text:bookmark-start text:name="__RefHeading__1899_2139334056"/>Struktura projektu z klasą i pom.xml<text:bookmark-end text:name="__RefHeading__1899_2139334056"/></text:h>
      <text:p text:style-name="P8">Finalnie struktura naszego projektu wygląda następująco:</text:p>
      <text:p text:style-name="Kod">najprostsz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8"/>|</text:p>
      <text:p text:style-name="P9"><text:s text:c="8"/>`-- java</text:p>
      <text:p text:style-name="Kod"><text:s text:c="12"/>|</text:p>
      <text:p text:style-name="P9"><text:s text:c="12"/>`-- com</text:p>
      <text:p text:style-name="Kod"><text:s text:c="16"/>|</text:p>
      <text:p text:style-name="P9"><text:s text:c="16"/>`-- kursjava</text:p>
      <text:p text:style-name="Kod"><text:s text:c="20"/>|</text:p>
      <text:p text:style-name="P9"><text:s text:c="20"/>`-- maven</text:p>
      <text:p text:style-name="Kod"><text:s text:c="24"/>|</text:p>
      <text:p text:style-name="P9"><text:s text:c="24"/>`-- HelloMaven.java</text:p>
      <text:p text:style-name="Odstep"/>
      <text:h text:style-name="Heading_20_3" text:outline-level="3"><text:bookmark-start text:name="__RefHeading__1901_2139334056"/>Budujemy projekt<text:bookmark-end text:name="__RefHeading__1901_2139334056"/></text:h>
      <text:p text:style-name="P8">Projekt jest gotowy do zbudowania. Przechodzimy do linii komend i wywołujemy komendę <text:span text:style-name="KodTekst">mvn install</text:span>:</text:p>
      <text:p text:style-name="Output">&gt; mvn install</text:p>
      <text:p text:style-name="Output"/>
      <text:p text:style-name="Output">[INFO] Scanning for projects...</text:p>
      <text:p text:style-name="Output">[INFO]</text:p>
      <text:p text:style-name="Output">[INFO] -------------&lt; com.kursjava.maven:hello-maven &gt;------------</text:p>
      <text:p text:style-name="Output">[INFO] Building hello-maven 1.0-SNAPSHOT</text:p>
      <text:p text:style-name="Output">[INFO] --------------------------------[ jar ]---------------------------------</text:p>
      <text:p text:style-name="Output">[INFO]</text:p>
      <text:p text:style-name="Output">[INFO] --- maven-compiler-plugin:3.1:compile (default-compile) @ hello-maven ---</text:p>
      <text:p text:style-name="Output">[INFO] Changes detected - recompiling the module!</text:p>
      <text:p text:style-name="Output">[INFO] Compiling 1 source file to D:\kurs_maven\przyklady\najprostszy-projekt\target\classes</text:p>
      <text:p text:style-name="Output">[INFO]</text:p>
      <text:p text:style-name="Output">[INFO] --- maven-compiler-plugin:3.1:testCompile (default-testCompile) @ hello-maven ---</text:p>
      <text:p text:style-name="Output">[INFO] No sources to compile</text:p>
      <text:p text:style-name="Output"><text:soft-page-break/>[INFO]</text:p>
      <text:p text:style-name="Output">[INFO] --- maven-surefire-plugin:2.12.4:test (default-test) @ hello-maven</text:p>
      <text:p text:style-name="Output">[INFO] No tests to run.</text:p>
      <text:p text:style-name="Output">[INFO]</text:p>
      <text:p text:style-name="Output">[INFO] --- maven-jar-plugin:2.4:jar (default-jar) @ hello-maven ---</text:p>
      <text:p text:style-name="Output">[INFO] Building jar: D:\kurs_maven\przyklady\najprostszy-projekt\target\hello-maven-1.0-SNAPSHOT.jar</text:p>
      <text:p text:style-name="Output">[INFO]</text:p>
      <text:p text:style-name="Output">[INFO] --- maven-install-plugin:2.4:install (default-install) @ hello-maven </text:p>
      <text:p text:style-name="Output">[INFO] Installing D:\kurs_maven\przyklady\najprostszy-projekt\target\hello-maven-1.0-SNAPSHOT.jar to C:\Users\Przemek\.m2\repository\com\kursjava\maven\hello-maven\1.0-SNAPSHOT\hello-maven-1.0-SNAPSHOT.jar</text:p>
      <text:p text:style-name="Output">[INFO] Installing D:\kurs_maven\przyklady\najprostszy-projekt\pom.xml to C:\Users\Przemek\.m2\repository\com\kursjava\maven\hello-maven\1.0-SNAPSHOT\hello-maven-1.0-SNAPSHOT.pom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4.746 s</text:p>
      <text:p text:style-name="Output">[INFO] Finished at: 2020-03-05T12:27:02+01:00</text:p>
      <text:p text:style-name="Output">[INFO] ------------------------------------------------------------------------</text:p>
      <text:p text:style-name="Odstep"/>
      <text:p text:style-name="P8">Jedna komenda spowodowała szereg akcji, które zostały wykonane przez odpowiednie pluginy. Maven najpierw skompilował klasę <text:span text:style-name="KodTekst">HelloMaven</text:span> za pomocą kompilatora <text:span text:style-name="KodTekst">maven-compiler-plugin</text:span>:</text:p>
      <text:p text:style-name="Output">[INFO] --- maven-compiler-plugin:3.1:compile (default-compile) @ hello-maven ---</text:p>
      <text:p text:style-name="Output">[INFO] Changes detected - recompiling the module!</text:p>
      <text:p text:style-name="P21">[INFO] Compiling 1 source file to D:\kurs_maven\przyklady\najprostszy-projekt\target\classes</text:p>
      <text:p text:style-name="Odstep"/>
      <text:p text:style-name="P8">Nastepnie, Maven próbował skompilować i uruchomić testy jednostkowe – te prace oddelegował do pluginów <text:span text:style-name="KodTekst">maven-compiler-plugin</text:span> i <text:span text:style-name="KodTekst">maven-surefire-plugin</text:span>. Na razie żadnych testów nie ma w naszym projekcie, więc Maven poinformował nas, że nie ma testów do skompilowania i uruchomienia:</text:p>
      <text:p text:style-name="Output">[INFO] --- maven-compiler-plugin:3.1:testCompile (default-testCompile) @ hello-maven ---</text:p>
      <text:p text:style-name="Output">[INFO] No sources to compile</text:p>
      <text:p text:style-name="Output">[INFO]</text:p>
      <text:p text:style-name="Output">[INFO] --- maven-surefire-plugin:2.12.4:test (default-test) @ hello-maven</text:p>
      <text:p text:style-name="P20">[INFO] No tests to run.</text:p>
      <text:p text:style-name="Odstep"/>
      <text:p text:style-name="P8">Kolejnym etapem było wygenerowanie pliku JAR z naszą jedyną klasą. Ten JAR nazywamy <text:span text:style-name="T2">artefaktem</text:span>. Za to zadanie odpowiedzialny jest plugin <text:span text:style-name="KodTekst">maven-jar-plugin</text:span>:</text:p>
      <text:p text:style-name="Output">[INFO] --- maven-jar-plugin:2.4:jar (default-jar) @ hello-maven</text:p>
      <text:p text:style-name="P21">[INFO] Building jar: D:\kurs_maven\przyklady\najprostszy-projekt\target\hello-maven-1.0-SNAPSHOT.jar</text:p>
      <text:p text:style-name="Odstep"/>
      <text:p text:style-name="P8">Gdy wszystkie pozostałe fazy zakończyły się sukcesem, Maven wykonał ostatnią z nich – <text:span text:style-name="KodTekst">install</text:span>. W tej fazie plugin <text:span text:style-name="KodTekst">maven-install-plugin</text:span> przekopiował plik JAR, wygenerowany w poprzednim kroku przez plugin <text:span text:style-name="KodTekst">maven-jar-plugin</text:span>, do lokalnego repozytorium <text:span text:style-name="KodTekst">.m2/repository</text:span>:</text:p>
      <text:p text:style-name="Output"><text:soft-page-break/>[INFO] --- maven-install-plugin:2.4:install (default-install) @ hello-maven </text:p>
      <text:p text:style-name="P21">[INFO] Installing D:\kurs_maven\przyklady\najprostszy-projekt\target\hello-maven-1.0-SNAPSHOT.jar to C:\Users\Przemek\.m2\repository\com\kursjava\mvn\hello-maven\1.0-SNAPSHOT\hello-maven-1.0-SNAPSHOT.jar</text:p>
      <text:p text:style-name="Odstep"/>
      <text:p text:style-name="P8">Uruchomienie komendy <text:span text:style-name="KodTekst">mvn install</text:span> spowodowało, że wykonanych zostało dużo operacji. Wynika to z faktu, że fazy są od siebie zależne – faza <text:span text:style-name="KodTekst">install</text:span> wymaga pliku JAR generowanego w fazie <text:span text:style-name="KodTekst">package</text:span>. Faza <text:span text:style-name="KodTekst">package</text:span>, z kolei, wymaga przeprowadzenia testów w fazie <text:span text:style-name="KodTekst">test</text:span>, a faza <text:span text:style-name="KodTekst">test</text:span> – skompilowanego w fazie <text:span text:style-name="KodTekst">compile</text:span> kodu.</text:p>
      <text:p text:style-name="P8"><text:span text:style-name="WazneTekst">Wszystkie pliki wygenerowane podczas budowania projektu umieszczane są w katalogu o nazwie </text:span><text:span text:style-name="WazneTekstKod">target</text:span> w katalogu głównym projektu. Katalog <text:span text:style-name="KodTekst">target</text:span> zawiera m. in.:</text:p>
      <text:list xml:id="list7475656278217656537" text:style-name="L8">
        <text:list-item>
          <text:p text:style-name="P54">skompilowane klasy projektu w podkatalogu <text:span text:style-name="KodTekst">classes</text:span>,</text:p>
        </text:list-item>
        <text:list-item>
          <text:p text:style-name="P54">listy plików, które brały udział w procesie kompilacji,</text:p>
        </text:list-item>
        <text:list-item>
          <text:p text:style-name="P54">wygenerowany plik JAR.</text:p>
        </text:list-item>
      </text:list>
      <text:p text:style-name="P16">Dla użytkowników Gita: ponieważ katalog <text:span text:style-name="KodTekst">target</text:span> zawiera pliki, które są generowane podczas budowania projektów, zazwyczaj katalog <text:span text:style-name="KodTekst">target</text:span> dodawany jest do pliku <text:span text:style-name="KodTekst">.gitignore</text:span>, by Git nie śledził zmian w tym katalogu.</text:p>
      <text:p text:style-name="Odstep"/>
      <text:p text:style-name="P8">Zajrzyj do katalogu <text:span text:style-name="KodTekst">target</text:span>, by zaznajomić się z jego zawartością. Zauważ, jaką nazwę Maven nadał plikowi JAR:</text:p>
      <text:p text:style-name="Kod">najprostszy-projekt</text:p>
      <text:p text:style-name="Kod">|</text:p>
      <text:p text:style-name="Kod">`-- target</text:p>
      <text:p text:style-name="Kod"><text:s text:c="4"/>|</text:p>
      <text:p text:style-name="Kod"><text:s text:c="4"/>`-- hello-maven-1.0-SNAPSHOT.jar</text:p>
      <text:p text:style-name="Odstep"/>
      <text:p text:style-name="P8">Nazwa ta to połączenie wartości elementu <text:span text:style-name="KodTekst">artifactId</text:span> i elementu <text:span text:style-name="KodTekst">version</text:span> z pliku konfiguracyjnego <text:span text:style-name="KodTekst">pom.xml</text:span>:</text:p>
      <text:p text:style-name="Kod"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P9"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Odstep"/>
      <text:p text:style-name="Informacja">Jeżeli pierwszy raz korzystasz z Mavena na Twoim komputerze, to po wykonaniu komendy <text:span text:style-name="KodTekst">mvn install</text:span> zobaczysz długą listę komunikatów Mavena dotyczących pobierania pluginów wymaganych przez Maven do pracy:</text:p>
      <text:p text:style-name="Informacja"/>
      <text:p text:style-name="P39"><text:span text:style-name="OutputInformacja">Downloading from central: https://repo.maven.apache.org/maven2/org/apache/maven/plugins/maven-resources-plugin/2.6/maven-resources-plugin-2.6.pom</text:span></text:p>
      <text:p text:style-name="P39"><text:span text:style-name="OutputInformacja">Downloaded from central: </text:span><text:span text:style-name="OutputInformacja">https://repo.maven.apache.org/maven2/org/apache/maven/plugins/maven-resources-plugin/2.6/maven-resources-plugin-2.6.pom (8.1 kB at 11 kB/s)</text:span></text:p>
      <text:p text:style-name="P39"><text:span text:style-name="OutputInformacja">Downloading from central: https://repo.maven.apache.org/maven2/org/apache/maven/plugins/maven-plugins/23/maven-plugins-23.pom</text:span></text:p>
      <text:p text:style-name="P39"><text:span text:style-name="OutputInformacja">Downloaded from central: https://repo.maven.apache.org/maven2/org/apache/maven/plugins/maven-plugins/23/maven-plugins-23.pom (9.2 kB at 70 kB/s)</text:span></text:p>
      <text:p text:style-name="Informacja"/>
      <text:p text:style-name="Informacja"><text:soft-page-break/>Te konkretne komunikaty zobaczysz jednorazowo – Maven zapisze w lokalnym repozytorium wymagane przez niego pliki i będzie je od tej pory używał.</text:p>
      <text:p text:style-name="Informacja"/>
      <text:p text:style-name="Informacja">Zawsze, gdy będziesz korzystał z zależności bądź pluginów, których wcześniej nie używałeś (lub innych wersji tych zależności/pluginów), zostaną one jednorazowo pobrane, więc od czasu do czasu będziesz widywał komunikaty podobne do powyższych.</text:p>
      <text:h text:style-name="Heading_20_3" text:outline-level="3"><text:bookmark-start text:name="__RefHeading__1903_2139334056"/>Efekt mvn install i lokalne repozytorium .m2<text:bookmark-end text:name="__RefHeading__1903_2139334056"/></text:h>
      <text:p text:style-name="P8">Gdy w swoim projekcie korzystasz z pluginów Mavena i dodajesz zależności do różnych bibliotek (takich jak JUnit, Spring, Hibernate itp.), Maven pobierze je automatycznie i umieści w Twoim lokalnym <text:span text:style-name="T2">repozytorium artefaktów</text:span>.</text:p>
      <text:p text:style-name="P8">To repozytorium to katalog o nazwie <text:span text:style-name="KodTekst">.m2</text:span> (kropka m2), znajdujący się domyślnie w katalogu Twojego użytkownika.</text:p>
      <text:p text:style-name="P8">Maven, pobierając kolejne pluginy i biblioteki, które wykorzystujesz w swoim projekcie, buduje w ten sposób lokalne repozytorium tych zależności. Mogą one być używane pomiędzy wieloma projektami, dzięki czemu, gdy będziesz chciał z nich skorzystać w kolejnym projekcie, będą gotowe do użycia.</text:p>
      <text:p text:style-name="P8">Spójrzmy, jak wygląda lokalne repozytorium artefaktów po niedawnej instalacji Mavena i wykonaniu <text:span text:style-name="KodTekst">mvn install</text:span> na prostym projekcie z tego rozdziału:</text:p>
      <text:p text:style-name="P8"><draw:frame draw:style-name="fr1" draw:name="grafika1" text:anchor-type="paragraph" svg:width="15.453cm" svg:height="7.027cm" draw:z-index="0"><draw:image xlink:href="Pictures/10000000000002DA0000014CD6368611.png" xlink:type="simple" xlink:show="embed" xlink:actuate="onLoad"/></draw:frame>W katalogu <text:span text:style-name="KodTekst">.m2</text:span> znajduje się podkatalog <text:span text:style-name="KodTekst">repository</text:span>, do którego Maven pobiera zarówno wymagane przez niego pluginy (jak <text:span text:style-name="KodTekst">maven-compiler-plugin</text:span>), jak i zależności naszych projektów. Na razie nasze lokalne repozytorium nie jest zbyt duże, ale będzie się rozrastać, gdy będziemy wymagali do pracy coraz to nowych pluginów i zależności.</text:p>
      <text:p text:style-name="P8">Jeżeli zajrzymy do np. <text:span text:style-name="KodTekst">.m2\repository\org\apache\maven\plugins\maven-compiler-plugin\3.1</text:span>, to znajdziemy w nim plik <text:span text:style-name="KodTekst">maven-compiler-plugin-3.1.jar</text:span>, czyli plugin służący do kompilacji klas, z którego korzysta Maven. W katalogu tym znajdziemy także plik o nazwie <text:span text:style-name="KodTekst">maven-compiler-plugin-3.1.pom</text:span>, który jest plikiem POM tego pluginu. <text:span text:style-name="WazneTekst">Pluginy to także Javowe projekty tworzone z wykorzystaniem Mavena.</text:span></text:p>
      <text:p text:style-name="P8">Dzięki temu, że w repozytorium artefaktów przechowywane są nie tylko pliki JAR, ale także pliki POM, Maven jest w stanie sprawdzić, <text:span text:style-name="T2">jakie zależności mają nasze zależności</text:span>. Często biblioteki, z których chcemy skorzystać, same mają zależności do innych bibliotek itd. – Maven śledzi te <text:soft-page-break/>zależności zaglądając do plików POM i pobiera je wszystkie automatycznie. Takie zależności nazywamy <text:span text:style-name="T2">przechodnimi</text:span> (<text:span text:style-name="T2">transitive dependencies</text:span>).</text:p>
      <text:p text:style-name="P8"><text:span text:style-name="WazneTekst">W repozytorium </text:span><text:span text:style-name="WazneTekstKod">.m2</text:span><text:span text:style-name="WazneTekst"> znajdują się nie tylko pluginy i zależności naszych projektów, ale także nasze projekty w postaci plików JAR.</text:span> W poprzednim rozdziale komenda <text:span text:style-name="KodTekst">mvn install</text:span> spowodowała przeniesienie wygenerowanego na podstawie naszego projektu pliku JAR do lokalnego repozytorium:</text:p>
      <text:p text:style-name="P8"><draw:frame draw:style-name="fr2" draw:name="grafika2" text:anchor-type="paragraph" svg:width="16.999cm" svg:height="3.073cm" draw:z-index="1"><draw:image xlink:href="Pictures/1000020100000415000000BD08A91630.png" xlink:type="simple" xlink:show="embed" xlink:actuate="onLoad"/></draw:frame>Plik POM naszego prostego projektu także został przeniesiony – jego rozszerzenie zostało zmienione z <text:span text:style-name="KodTekst">.xml</text:span> na <text:span text:style-name="KodTekst">.pom</text:span>. Zauważmy, że plik JAR został umieszczony w hierarchii katalogów, które są zgodne z polami <text:span text:style-name="KodTekst">groupId</text:span>, <text:span text:style-name="KodTekst">artifactId</text:span>, oraz <text:span text:style-name="KodTekst">version</text:span>, z pliku <text:span text:style-name="KodTekst">pom.xml</text:span> naszego projektu:</text:p>
      <text:p text:style-name="Kod"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P9"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Odstep"/>
      <text:p text:style-name="P8"><draw:frame draw:style-name="fr3" draw:name="grafika3" text:anchor-type="paragraph" svg:width="11.049cm" svg:height="1.101cm" draw:z-index="2"><draw:image xlink:href="Pictures/100000000000020A00000034953BB22B.png" xlink:type="simple" xlink:show="embed" xlink:actuate="onLoad"/></draw:frame>Od tej pory możemy korzystać z zależności do projektu <text:span text:style-name="KodTekst">hello-maven</text:span> w innych projektach – wystarczy dodać taką zależność do pliku <text:span text:style-name="KodTekst">pom.xml</text:span>. Przykład tego zagadnienia zobaczymy w jednym z kolejnych rozdziałów.</text:p>
      <text:p text:style-name="Informacja">Możesz odpytać Maven o lokalizację lokalnego repozytorium <text:span text:style-name="KodTekst">.m2</text:span> wykorzystując poniższą komendę:</text:p>
      <text:p text:style-name="P14"/>
      <text:p text:style-name="P36"><text:span text:style-name="OutputInformacja">&gt; mvn help:evaluate -Dexpression=settings.localRepository</text:span></text:p>
      <text:p text:style-name="P36"><text:span text:style-name="OutputInformacja"/></text:p>
      <text:p text:style-name="P36"><text:span text:style-name="OutputInformacja">C:\Users\Przemek\.m2\repository</text:span></text:p>
      <text:h text:style-name="Heading_20_3" text:outline-level="3"><text:bookmark-start text:name="__RefHeading__1905_2139334056"/>Uruchomienie aplikacji za pomocą pluginu Exec Maven<text:bookmark-end text:name="__RefHeading__1905_2139334056"/></text:h>
      <text:p text:style-name="P8">Aby uruchomić naszą prostą aplikację, możemy z linii poleceń wskazać maszynie wirtualnej Java, którą klasę z wygenerowanego pliku JAR uruchomić:</text:p>
      <text:p text:style-name="P23">&gt; java -cp target/hello-maven-1.0-SNAPSHOT.jar com.kursjava.maven.HelloMaven</text:p>
      <text:p text:style-name="Output">Hello Maven!</text:p>
      <text:p text:style-name="Odstep"/>
      <text:p text:style-name="P8">Jeżeli jednak nasza klasa zawierałaby zależności do pewnych bibliotek, to musielibyśmy ręcznie ustawić <text:span text:style-name="KodTekst">classpath</text:span>, aby znalazły się na nim wszystkie zależności naszego projektu. Prostszym sposobem uruchamiania aplikacji jest skorzystanie z pluginu <text:span text:style-name="T2">Exec Maven</text:span> – wystarczy wykonać następującą komendę, aby uruchomić klasę <text:span text:style-name="KodTekst">HelloMaven</text:span>:</text:p>
      <text:p text:style-name="Output">&gt; mvn exec:java -Dexec.mainClass=com.kursjava.maven.HelloMaven</text:p>
      <text:p text:style-name="Output"/>
      <text:p text:style-name="Output">[INFO] Scanning for projects...</text:p>
      <text:p text:style-name="Output">[INFO]</text:p>
      <text:p text:style-name="Output">[INFO] ----------------&lt; com.kursjava.maven:hello-maven &gt;----------------</text:p>
      <text:p text:style-name="Output"><text:soft-page-break/>[INFO] Building hello-maven 1.0-SNAPSHOT</text:p>
      <text:p text:style-name="Output">[INFO] --------------------------------[ jar ]---------------------------------</text:p>
      <text:p text:style-name="Output">[INFO]</text:p>
      <text:p text:style-name="Output">[INFO] --- exec-maven-plugin:1.6.0:java (default-cli) @ hello-maven ---</text:p>
      <text:p text:style-name="Output"><text:span text:style-name="OutputHighlight">Hello Maven!</text:span>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136 s</text:p>
      <text:p text:style-name="Output">[INFO] Finished at: 2020-03-05T20:00:54+01:00</text:p>
      <text:p text:style-name="Output">[INFO] ------------------------------------------------------------------------</text:p>
      <text:p text:style-name="Odstep"/>
      <text:p text:style-name="P8">Pośród standardowych informacji wypisywanych przez Maven, widzimy na ekranie wynik wykonania klasy <text:span text:style-name="KodTekst">com.kursjava.maven.HelloMaven</text:span>: Hello Maven!</text:p>
      <text:p text:style-name="Informacja">Plugin <text:span text:style-name="KodTekst">exec:java</text:span> nie rekompiluje klas naszego projektu – jeżeli zmieniłeś coś w swoim projekcie od ostatniego użycia <text:span text:style-name="KodTekst">exec:java</text:span>, to zrekompiluj swój projekt za pomocą <text:span text:style-name="KodTekst">mvn compile</text:span>.</text:p>
      <text:h text:style-name="Heading_20_3" text:outline-level="3"><text:bookmark-start text:name="__RefHeading__1907_2139334056"/>Dodawanie zależności do projektu i pierwszy test jednostkowy<text:bookmark-end text:name="__RefHeading__1907_2139334056"/></text:h>
      <text:p text:style-name="P8">Na koniec pracy z naszym pierwszym, najprostszym projektem, dodamy do niego zależność do JUnit i umieścimy w nim jedną klasę z przykładowym testem.</text:p>
      <text:p text:style-name="P8">Zależności zawieramy w elementach <text:span text:style-name="XmlTag">&lt;</text:span><text:span text:style-name="XmlElement">dependency</text:span><text:span text:style-name="XmlTag">&gt;</text:span>, których elementem nadrzędnym jest element <text:span text:style-name="XmlTag">&lt;</text:span><text:span text:style-name="XmlElement">dependencies</text:span><text:span text:style-name="XmlTag">&gt;</text:span> w <text:span text:style-name="KodTekst">pom.xml</text:span>. W elemencie <text:span text:style-name="XmlTag">&lt;</text:span><text:span text:style-name="XmlElement">dependency</text:span><text:span text:style-name="XmlTag">&gt;</text:span> podajemy odpowiednie <text:span text:style-name="KodTekst">groupId</text:span>, <text:span text:style-name="KodTekst">artifactId</text:span>, oraz <text:span text:style-name="KodTekst">version</text:span>, których znaczenie już znamy. Opcjonalnie możemy także ustawić wartość dla parametru <text:span text:style-name="KodTekst">scope</text:span>, który dokładniej mówię w rozdziale o zależnościach.</text:p>
      <text:p text:style-name="P8">Gdy Maven będzie budował nasz projekt i zauważy w pliku <text:span text:style-name="KodTekst">pom.xml</text:span> element <text:span text:style-name="XmlTag">&lt;</text:span><text:span text:style-name="XmlElement">dependency</text:span><text:span text:style-name="XmlTag">&gt;</text:span>, to pobierze dla nas automatycznie wymaganą zależność i umieści ją w lokalnym repozytorium <text:span text:style-name="KodTekst">.m2</text:span>.</text:p>
      <text:p text:style-name="Informacja">Elementem <text:span text:style-name="KodTekst">scope</text:span> możemy poinformować Maven, że dana zależność jest np. tylko wymagana podczas wykonywania testów, a w produkcyjnej wersji naszej aplikacji nie jest w ogóle używana. Tak też jest w tym przypadku – nasz projekt jest zależny od JUnit tylko podczas wykonywania testów – dlatego dodając zależność do JUnit ustawiamy element <text:span text:style-name="KodTekst">scope</text:span> na <text:span text:style-name="KodTekst">test</text:span>.</text:p>
      <text:p text:style-name="Odstep"/>
      <text:p text:style-name="P8">Aby nasz projekt mógł korzystać z JUnit, dodajemy do pliku <text:span text:style-name="KodTekst">pom.xml</text:span> następujący element:</text:p>
      <text:p text:style-name="NazwaPliku">najprostszy-projekt/pom.xml</text:p>
      <text:p text:style-name="Kod"><text:span text:style-name="XmlKomentarz">&lt;!-- poczatek pliku pom.xml zostal pominiety --&gt;</text:span></text:p>
      <text:p text:style-name="Kod"/>
      <text:p text:style-name="Kod"><text:span text:style-name="T28"><text:s text:c="2"/></text:span><text:span text:style-name="T8">&lt;</text:span><text:span text:style-name="T7">pr</text:span><text:span text:style-name="XmlElement">opert</text:span><text:span text:style-name="T7">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Podswietlony"><text:soft-page-break/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Podswietlony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W przypadku JUnit, zarówno <text:span text:style-name="KodTekst">groupId</text:span>, jak i <text:span text:style-name="KodTekst">artifactId</text:span>, mają taką samą wartość – <text:span text:style-name="KodTekst">junit</text:span>.</text:p>
      <text:p text:style-name="P8">Dodamy teraz przykładowy test do projektu. Testy w projektach Mavenowych umieszczamy w katalogu <text:span text:style-name="KodTekst">${basedir}/src/test/java</text:span>, więc musimy utworzyć katalogi <text:span text:style-name="KodTekst">test/java</text:span>. Klasa z testem będzie w tym samym pakiecie, w którym znajduje się klasa główna projektu <text:span text:style-name="KodTekst">HelloMaven</text:span>, więc utworzymy kolejne katalogi: <text:span text:style-name="KodTekst">com/kursjava/maven</text:span>. Na koniec dodajemy plik z klasą <text:span text:style-name="KodTekst">HelloMavenTest.java</text:span> o treści:</text:p>
      <text:p text:style-name="NazwaPliku">najprostszy-projekt/src/test/java/com/kursjava/maven/HelloMavenTest.java</text:p>
      <text:p text:style-name="Kod"><text:span text:style-name="T6">package </text:span>com.kursjava.maven;</text:p>
      <text:p text:style-name="Kod"/>
      <text:p text:style-name="Kod"><text:span text:style-name="T6">import static </text:span>org.junit.Assert.<text:span text:style-name="T1">assertTrue</text:span>;</text:p>
      <text:p text:style-name="Kod"><text:span text:style-name="T6">import </text:span>org.junit.<text:span text:style-name="T29">Test</text:span>;</text:p>
      <text:p text:style-name="Kod"/>
      <text:p text:style-name="Kod"><text:span text:style-name="T6">public class </text:span>HelloMavenTest {</text:p>
      <text:p text:style-name="Kod"><text:s text:c="2"/><text:span text:style-name="T30">@Test</text:span></text:p>
      <text:p text:style-name="Kod"><text:span text:style-name="T29"><text:s text:c="2"/></text:span><text:span text:style-name="T7">public void </text:span><text:span text:style-name="T8">shouldAnswerWithTrue() {</text:span></text:p>
      <text:p text:style-name="Kod"><text:s text:c="4"/><text:span text:style-name="T9">assertTrue</text:span><text:span text:style-name="T8">(</text:span><text:span text:style-name="T7">true</text:span><text:span text:style-name="T8">);</text:span></text:p>
      <text:p text:style-name="Kod"><text:s text:c="2"/><text:span text:style-name="T8">}</text:span></text:p>
      <text:p text:style-name="Kod">}</text:p>
      <text:p text:style-name="Odstep"/>
      <text:p text:style-name="P8">Struktura naszego projektu powinna teraz wyglądać następująco:</text:p>
      <text:p text:style-name="Kod">najprostsz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4"/>| <text:s text:c="2"/>|</text:p>
      <text:p text:style-name="P9"><text:s text:c="4"/>| <text:s text:c="2"/>`-- java</text:p>
      <text:p text:style-name="Kod"><text:s text:c="4"/>| <text:s text:c="6"/>|</text:p>
      <text:p text:style-name="P9"><text:s text:c="4"/>| <text:s text:c="6"/>`-- com</text:p>
      <text:p text:style-name="Kod"><text:s text:c="4"/>| <text:s text:c="10"/>|</text:p>
      <text:p text:style-name="P9"><text:s text:c="4"/>| <text:s text:c="10"/>`-- kursjava</text:p>
      <text:p text:style-name="Kod"><text:s text:c="4"/>| <text:s text:c="14"/>|</text:p>
      <text:p text:style-name="P9"><text:s text:c="4"/>| <text:s text:c="14"/>`-- maven</text:p>
      <text:p text:style-name="Kod"><text:s text:c="4"/>| <text:s text:c="18"/>|</text:p>
      <text:p text:style-name="P9"><text:s text:c="4"/>| <text:s text:c="18"/>`-- HelloMaven.java</text:p>
      <text:p text:style-name="P9"><text:s text:c="4"/>`-- test</text:p>
      <text:p text:style-name="P9"><text:s text:c="8"/>|</text:p>
      <text:p text:style-name="P9"><text:s text:c="8"/>`-- java</text:p>
      <text:p text:style-name="Kod"><text:s text:c="12"/>|</text:p>
      <text:p text:style-name="P9"><text:s text:c="12"/>`-- com</text:p>
      <text:p text:style-name="Kod"><text:s text:c="16"/>|</text:p>
      <text:p text:style-name="P9"><text:s text:c="16"/>`-- kursjava</text:p>
      <text:p text:style-name="Kod"><text:s text:c="20"/>|</text:p>
      <text:p text:style-name="P9"><text:s text:c="20"/>`-- maven</text:p>
      <text:p text:style-name="Kod"><text:s text:c="24"/>|</text:p>
      <text:p text:style-name="P9"><text:s text:c="24"/>`-- HelloMavenTest.java</text:p>
      <text:p text:style-name="Odstep"/>
      <text:p text:style-name="P8"><text:soft-page-break/>Testy w Maven uruchamiamy za pomocą komend <text:span text:style-name="KodTekst">mvn test</text:span>:</text:p>
      <text:p text:style-name="Output">&gt; mvn test</text:p>
      <text:p text:style-name="Output"/>
      <text:p text:style-name="Output">... poczatek logów pominiety ...</text:p>
      <text:p text:style-name="Output"/>
      <text:p text:style-name="Output">[INFO] --- maven-compiler-plugin:3.1:testCompile (default-testCompile) @ hello-maven ---</text:p>
      <text:p text:style-name="Output">[INFO] Changes detected - recompiling the module!</text:p>
      <text:p text:style-name="Output">[INFO] Compiling 1 source file to D:\kurs_maven\przyklady\najprostszy-projekt\target\test-classes</text:p>
      <text:p text:style-name="Output">[INFO]</text:p>
      <text:p text:style-name="Output">[INFO] --- maven-surefire-plugin:2.12.4:test (default-test) @ hello-maven ---</text:p>
      <text:p text:style-name="Output">[INFO] Surefire report directory: D:\kurs_maven\przyklady\najprostszy-projekt\target\surefire-reports</text:p>
      <text:p text:style-name="Output"/>
      <text:p text:style-name="Output">-------------------------------------------------------</text:p>
      <text:p text:style-name="Output"><text:s/>T E S T S</text:p>
      <text:p text:style-name="Output">-------------------------------------------------------</text:p>
      <text:p text:style-name="Output">Running com.kursjava.maven.HelloMavenTest</text:p>
      <text:p text:style-name="Output">Tests run: 1, Failures: 0, Errors: 0, Skipped: 0, Time elapsed: 0.039 sec</text:p>
      <text:p text:style-name="Output"/>
      <text:p text:style-name="Output">Results :</text:p>
      <text:p text:style-name="Output"/>
      <text:p text:style-name="Output">Tests run: 1, Failures: 0, Errors: 0, Skipped: 0</text:p>
      <text:p text:style-name="Output"/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893 s</text:p>
      <text:p text:style-name="Output">[INFO] Finished at: 2020-03-06T18:47:54+01:00</text:p>
      <text:p text:style-name="Output">[INFO] ------------------------------------------------------------------------</text:p>
      <text:p text:style-name="Odstep"/>
      <text:p text:style-name="P8">Maven wykrył w naszym projekcie nową klasę – najpierw ją skompilował, a następnie wykonał test korzystając w tym celu z pluginu <text:span text:style-name="KodTekst">maven-surefire-plugin</text:span>. Na końcu Maven przedstawił podsumowanie wykonanych testów – jak widać powyżej, wykonany został jeden test, który zakończył się sukcesem.</text:p>
      <text:p text:style-name="P16">Standardowo Maven pobiera zależności z oficjalnego repozytorium artefaktów. Wiele firm ma jednak własne repozytoria. Znajdują się w nich zbudowane pliki JAR z projektów tworzonych przez daną firmę i tylko dla niej dostępne. Aby Maven mógł odpytywać takie prywatne repozytorium, należy dodać do katalogu <text:span text:style-name="KodTekst">.m2</text:span> plik o nazwie <text:span text:style-name="KodTekst">settings.xml</text:span>. Możemy w nim m. in. podać adres prywatnego repozytorium. Więcej informacji znajdziesz w <text:a xlink:type="simple" xlink:href="https://maven.apache.org/settings.html" text:style-name="Internet_20_link" text:visited-style-name="Visited_20_Internet_20_Link">oficjalnej dokumentacji Maven</text:a>.</text:p>
      <text:h text:style-name="Heading_20_3" text:outline-level="3"><text:bookmark-start text:name="__RefHeading__1909_2139334056"/>Pomijanie testów<text:bookmark-end text:name="__RefHeading__1909_2139334056"/></text:h>
      <text:p text:style-name="P8">Wykonywanie testów jednostkowych jest częścią procesu budowania projektów w Maven. Są one zawsze wykonywane przed wygenerowaniem pliku JAR (bądź WAR).</text:p>
      <text:p text:style-name="P8">Czasem może się jednak zdarzyć, że mamy jakieś chwilowo niedziałające testy, a chcemy pomimo tego zbudować projekt – w takim przypadku możemy ustawić parametr <text:span text:style-name="KodTekst">maven.test.skip</text:span>, aby nakazać Mavenowi jednorazowe pominięcie wykonania testów:</text:p>
      <text:p text:style-name="Output"><text:soft-page-break/>&gt; mvn install -Dmaven.test.skip=true</text:p>
      <text:p text:style-name="Output"/>
      <text:p text:style-name="Output">... poczatek logów pominiety ...</text:p>
      <text:p text:style-name="Output"/>
      <text:p text:style-name="Output">[INFO] Not copying test resources</text:p>
      <text:p text:style-name="Output">[INFO]</text:p>
      <text:p text:style-name="Output">[INFO] --- maven-compiler-plugin:3.1:testCompile (default-testCompile) @ hello-maven ---</text:p>
      <text:p text:style-name="Output">[INFO] Not compiling test sources</text:p>
      <text:p text:style-name="Output">[INFO]</text:p>
      <text:p text:style-name="Output">[INFO] --- maven-surefire-plugin:2.12.4:test (default-test) @ hello-maven ---</text:p>
      <text:p text:style-name="Output">[INFO] Tests are skipped.</text:p>
      <text:p text:style-name="Output">[INFO]</text:p>
      <text:p text:style-name="Output">[INFO] --- maven-jar-plugin:2.4:jar (default-jar) @ hello-maven ---</text:p>
      <text:p text:style-name="Output">[INFO] Building jar: D:\kurs_maven\przyklady\najprostszy-projekt\target\hello-maven-1.0-SNAPSHOT.jar</text:p>
      <text:p text:style-name="Output">[INFO]</text:p>
      <text:p text:style-name="Output">[INFO] --- maven-install-plugin:2.4:install (default-install) @ hello-maven </text:p>
      <text:p text:style-name="Output">[INFO] Installing D:\kurs_maven\przyklady\najprostszy-projekt\target\hello-maven-1.0-SNAPSHOT.jar to C:\Users\Przemek\.m2\repository\com\kursjava\maven\hello-maven\1.0-SNAPSHOT\hello-maven-1.0-SNAPSHOT.jar</text:p>
      <text:p text:style-name="Output">[INFO] Installing D:\kurs_maven\przyklady\najprostszy-projekt\pom.xml to C:\Users\Przemek\.m2\repository\com\kursjava\maven\hello-maven\1.0-SNAPSHOT\hello-maven-1.0-SNAPSHOT.pom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699 s</text:p>
      <text:p text:style-name="Output">[INFO] Finished at: 2020-03-06T18:59:58+01:00</text:p>
      <text:p text:style-name="Output">[INFO] ------------------------------------------------------------------------</text:p>
      <text:p text:style-name="Odstep"/>
      <text:p text:style-name="P8">Maven pominął kompilację (<text:span text:style-name="T2">Not compiling test sources</text:span>) oraz wykonanie testów (<text:span text:style-name="T2">Tests are skipped</text:span>) i przeszedł do wygenerowania pliku JAR i zainstalowania (przekopiowania) go w lokalnym repozytorium <text:span text:style-name="KodTekst">.m2</text:span>.</text:p>
      <text:h text:style-name="Heading_20_3" text:outline-level="3"><text:bookmark-start text:name="__RefHeading__1911_2139334056"/>Gdzie szukać zależności?<text:bookmark-end text:name="__RefHeading__1911_2139334056"/></text:h>
      <text:p text:style-name="P8">Możemy teraz zadać pytanie: skąd mamy wiedzieć, co wpisać w elemencie <text:span text:style-name="XmlTag">&lt;</text:span><text:span text:style-name="XmlElement">dependency</text:span><text:span text:style-name="XmlTag">&gt;</text:span>, aby Maven pobrał odpowiednią zależność?</text:p>
      <text:p text:style-name="P8">Aby znaleźć informację, jakich wartości powinniśmy użyć dla <text:span text:style-name="KodTekst">groupId</text:span>, <text:span text:style-name="KodTekst">artifactId</text:span>, oraz <text:span text:style-name="KodTekst">version</text:span>, możemy zajrzeć na stronę:</text:p>
      <text:p text:style-name="P8"><text:a xlink:type="simple" xlink:href="https://repository.sonatype.org/#welcome" text:style-name="Internet_20_link" text:visited-style-name="Visited_20_Internet_20_Link">https://repository.sonatype.org</text:a></text:p>
      <text:p text:style-name="P8">Znajdziemy tam wyszukiwarkę, w której możemy wpisać szukaną przez nas zależność. Pasujące wyniki będą miały gotowy do skopiowania element <text:span text:style-name="XmlTag">&lt;</text:span><text:span text:style-name="XmlElement">dependency</text:span><text:span text:style-name="XmlTag">&gt;</text:span>.</text:p>
      <text:p text:style-name="P8">Innym sposobem jest po prostu wpisanie w Google nazwy biblioteki, z której chcemy skorzystać, z dodatkiem "maven", np. <text:span text:style-name="T2">log4j maven</text:span>.</text:p>
      <text:p text:style-name="P8">Dodatkowo, dzięki popularności Mavena, często na oficjalnych stronach różnych projektów możemy znaleźć gotowy do przekopiowania element <text:span text:style-name="XmlTag">&lt;</text:span><text:span text:style-name="XmlElement">dependency</text:span><text:span text:style-name="XmlTag">&gt;</text:span>. Dla przykładu, na stronie Lomboka (<text:a xlink:type="simple" xlink:href="https://projectlombok.org/setup/maven" text:style-name="Internet_20_link" text:visited-style-name="Visited_20_Internet_20_Link">https://projectlombok.org/setup/maven</text:a>) znajdziemy następującą informację:</text:p>
      <text:p text:style-name="Kod"><text:soft-page-break/>&lt;<text:span text:style-name="T6">dependency</text:span>&gt;</text:p>
      <text:p text:style-name="Kod"><text:s text:c="2"/><text:span text:style-name="T8">&lt;</text:span><text:span text:style-name="T7">groupId</text:span><text:span text:style-name="T8">&gt;org.projectlombok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mbok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18.12&lt;/</text:span><text:span text:style-name="T7">version</text:span><text:span text:style-name="T8">&gt;</text:span></text:p>
      <text:p text:style-name="Kod"><text:s text:c="2"/><text:span text:style-name="T8">&lt;</text:span><text:span text:style-name="T7">scope</text:span><text:span text:style-name="T8">&gt;provided&lt;/</text:span><text:span text:style-name="T7">scope</text:span><text:span text:style-name="T8">&gt;</text:span></text:p>
      <text:p text:style-name="Kod">&lt;/<text:span text:style-name="T6">dependency</text:span>&gt;</text:p>
      <text:p text:style-name="P33"/>
      <text:p text:style-name="P8">Czasami informacja o projekcie zapisywana jest także jako: <text:span text:style-name="KodTekst">groupId</text:span>:<text:span text:style-name="KodTekst">artifactId</text:span>:<text:span text:style-name="KodTekst">version</text:span>.</text:p>
      <text:p text:style-name="P8">Zależność opisaną w takim formacie wystarczy otagować w elementy <text:span text:style-name="XmlTag">&lt;</text:span><text:span text:style-name="XmlElement">dependency</text:span><text:span text:style-name="XmlTag">&gt;</text:span>, <text:span text:style-name="XmlTag">&lt;</text:span><text:span text:style-name="XmlElement">groupId</text:span><text:span text:style-name="XmlTag">&gt;</text:span>, <text:span text:style-name="XmlTag">&lt;</text:span><text:span text:style-name="XmlElement">artifactId</text:span><text:span text:style-name="XmlTag">&gt;</text:span>, oraz <text:span text:style-name="XmlTag">&lt;</text:span><text:span text:style-name="XmlElement">version</text:span><text:span text:style-name="XmlTag">&gt;</text:span>, i dodać do pliku <text:span text:style-name="KodTekst">pom.xml</text:span>.</text:p>
      <text:h text:style-name="Heading_20_3" text:outline-level="3"><text:bookmark-start text:name="__RefHeading__1913_2139334056"/>Czyszczenie projektu – mvn clean<text:bookmark-end text:name="__RefHeading__1913_2139334056"/></text:h>
      <text:p text:style-name="P8">Pracując nad projektem dodajemy, usuwamy, oraz przemieszczamy w nim pliki. Zbudowanie projektu powoduje, że skompilowane i wygenerowane pliki umieszczane są w katalogu <text:span text:style-name="KodTekst">target</text:span>, co widzieliśmy w jednym z poprzednich rozdziałów.</text:p>
      <text:p text:style-name="P8">Jeżeli usuniemy bądź przemieścimy pliki, powinniśmy skorzystać z komendy <text:span text:style-name="KodTekst">mvn clean</text:span>, która usuwa katalog <text:span text:style-name="KodTekst">target</text:span> z całą jego zawartością. Dzięki temu możemy wykonać "czysty" build projektu – już bez usuniętych plików oraz z uwzględnieniem nowej lokalizacji tych przemieszczonych. Ma to znaczenie, ponieważ pliki te, pozostając w katalogu <text:span text:style-name="KodTekst">target</text:span> po poprzednim buildzie, mogłyby w niechciany sposób wpłynąć na nowozbudowany projekt.</text:p>
      <text:p text:style-name="P8">Przykład użycia <text:span text:style-name="KodTekst">mvn clean</text:span> na naszym projekcie:</text:p>
      <text:p text:style-name="Output">&gt; mvn clean</text:p>
      <text:p text:style-name="Output"/>
      <text:p text:style-name="Output">[INFO] --- maven-clean-plugin:2.5:clean (default-clean) @ hello-maven ---</text:p>
      <text:p text:style-name="Output">[INFO] Deleting D:\kurs_maven\przyklady\najprostszy-projekt\target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0.294 s</text:p>
      <text:p text:style-name="Output">[INFO] Finished at: 2020-03-08T17:57:03+01:00</text:p>
      <text:p text:style-name="Output">[INFO] ------------------------------------------------------------------------</text:p>
      <text:p text:style-name="Odstep"/>
      <text:p text:style-name="Informacja">Wykonanie komend Mavena możemy łączyć, pisząc je jedna po drugiej – często stosowana jest np. kombinacja <text:span text:style-name="KodTekst">mvn clean install</text:span> – czyszczenie projektu i ponowne jego zbudowanie.</text:p>
      <text:p text:style-name="Text_20_body"/>
      <text:h text:style-name="P41" text:outline-level="2"><text:bookmark-start text:name="__RefHeading__1915_2139334056"/>Generator archetypów<text:bookmark-end text:name="__RefHeading__1915_2139334056"/></text:h>
      <text:p text:style-name="P8">Aby stworzyć nowy projekt Maven nie musimy tworzyć struktury katalogów ręcznie. Zrobiliśmy to w poprzednim rozdziale, aby zaznajomić się z Mavenem.</text:p>
      <text:p text:style-name="P8">Maven udostępnia plugin nazywany <text:span text:style-name="T2">generatorem archetypów</text:span>, który tworzy strukturę i szkielet projektu wybranego przez nas typu. Na moment pisania tego dokumentu dostępnych jest 2590 archetypów. My skorzystamy z <text:span text:style-name="T2">maven-archetype-quickstart</text:span>, który tworzy najprostszy projekt wykorzystujący Maven.</text:p>
      <text:p text:style-name="P8">Gdy uruchamiamy komendę <text:span text:style-name="KodTekst">mvn archetype:generate</text:span>, możemy podać wszystkie wymagane parametry, by projekt został wygenerowany od razu, lub nie podać ich, przez co Maven przejdzie w tryb interaktywnego tworzenia projektu.</text:p>
      <text:p text:style-name="P8">W interaktywnym trybie Maven zapyta nas o kilka informacji, takich jak: <text:span text:style-name="KodTekst">groupId</text:span>, <text:span text:style-name="KodTekst">artifactId</text:span>, <text:span text:style-name="KodTekst">version</text:span>, oraz numer archetypu, który chcemy wygenerować. Możemy zawęzić listę wyświetlanych archetypów wpisując część nazwy poszukiwanego rodzaju projektu (np. spring, aby wyświetlić archetypy związane ze Springiem).</text:p>
      <text:p text:style-name="P8">Poniżej znajduje się przykład użycia generatora archetypów w trybie interaktywnym:</text:p>
      <text:p text:style-name="Output">&gt; mvn archetype:generate</text:p>
      <text:p text:style-name="Output"/>
      <text:p text:style-name="Output">[INFO] &gt;&gt;&gt; maven-archetype-plugin:3.1.2:generate (default-cli) &gt; generate-sources @ standalone-pom &gt;&gt;&gt;</text:p>
      <text:p text:style-name="Output">[INFO] </text:p>
      <text:p text:style-name="Output">[INFO] &lt;&lt;&lt; maven-archetype-plugin:3.1.2:generate (default-cli) &lt; generate-sources @ standalone-pom &lt;&lt;&lt;</text:p>
      <text:p text:style-name="Output">[INFO] </text:p>
      <text:p text:style-name="Output">[INFO] --- maven-archetype-plugin:3.1.2:generate (default-cli) @ standalone-pom ---</text:p>
      <text:p text:style-name="Output">[INFO] Generating project in Interactive mode</text:p>
      <text:p text:style-name="Output">[INFO] No archetype defined. Using maven-archetype-quickstart (org.apache.maven.archetypes:maven-archetype-quickstart:1.0)</text:p>
      <text:p text:style-name="Output">Choose archetype:<text:line-break/>1: remote -&gt; am.ik.archetype:elm-spring-boot-blank-archetype (Blank multi project for Spring Boot + Elm)<text:line-break/>2: remote -&gt; am.ik.archetype:graalvm-blank-archetype (Blank project for GraalVM)</text:p>
      <text:p text:style-name="Output"/>
      <text:p text:style-name="P22">(... lista archetypów pominięta ...)</text:p>
      <text:p text:style-name="P22"/>
      <text:p text:style-name="Output">2589: remote -&gt; xyz.luan.generator:xyz-generator (-)</text:p>
      <text:p text:style-name="Output">2590: remote -&gt; za.co.absa.hyperdrive:component-archetype (-)</text:p>
      <text:p text:style-name="Output">Choose a number or apply filter (format: [groupId:]artifactId, case sensitive co</text:p>
      <text:p text:style-name="Output">ntains): 1497: <text:span text:style-name="UserInput">1497</text:span></text:p>
      <text:p text:style-name="Output">Choose org.apache.maven.archetypes:maven-archetype-quickstart version:</text:p>
      <text:p text:style-name="Output">1: 1.0-alpha-1</text:p>
      <text:p text:style-name="Output">2: 1.0-alpha-2</text:p>
      <text:p text:style-name="Output">3: 1.0-alpha-3</text:p>
      <text:p text:style-name="Output">4: 1.0-alpha-4</text:p>
      <text:p text:style-name="Output">5: 1.0</text:p>
      <text:p text:style-name="Output">6: 1.1</text:p>
      <text:p text:style-name="Output">7: 1.3</text:p>
      <text:p text:style-name="Output">8: 1.4</text:p>
      <text:p text:style-name="Output">Choose a number: 8: <text:span text:style-name="UserInput">8</text:span></text:p>
      <text:p text:style-name="Output">Define value for property 'groupId': <text:span text:style-name="UserInput">com.kursjava.maven</text:span></text:p>
      <text:p text:style-name="Output">Define value for property 'artifactId': <text:span text:style-name="UserInput">wygenerowany-projekt</text:span></text:p>
      <text:p text:style-name="Output"><text:soft-page-break/>Define value for property 'version' 1.0-SNAPSHOT: :</text:p>
      <text:p text:style-name="Output">Define value for property 'package' com.kursjava.maven: :</text:p>
      <text:p text:style-name="Output">Confirm properties configuration:</text:p>
      <text:p text:style-name="Output">groupId: com.kursjava.maven</text:p>
      <text:p text:style-name="Output">artifactId: wygenerowany-projekt</text:p>
      <text:p text:style-name="Output">version: 1.0-SNAPSHOT</text:p>
      <text:p text:style-name="Output">package: com.kursjava.maven</text:p>
      <text:p text:style-name="Output"><text:s/>Y: :</text:p>
      <text:p text:style-name="Output">[INFO] ------------------------------------------------------------------------</text:p>
      <text:p text:style-name="Output">[INFO] Using following parameters for creating project from Archetype: maven-arc</text:p>
      <text:p text:style-name="Output">hetype-quickstart:1.4</text:p>
      <text:p text:style-name="Output">[INFO] ------------------------------------------------------------------------</text:p>
      <text:p text:style-name="Output">[INFO] Parameter: groupId, Value: com.kursjava.maven</text:p>
      <text:p text:style-name="Output">[INFO] Parameter: artifactId, Value: wygenerowany-projekt</text:p>
      <text:p text:style-name="Output">[INFO] Parameter: version, Value: 1.0-SNAPSHOT</text:p>
      <text:p text:style-name="Output">[INFO] Parameter: package, Value: com.kursjava.maven</text:p>
      <text:p text:style-name="Output">[INFO] Parameter: packageInPathFormat, Value: com/kursjava/maven</text:p>
      <text:p text:style-name="Output">[INFO] Parameter: package, Value: com.kursjava.maven</text:p>
      <text:p text:style-name="Output">[INFO] Parameter: groupId, Value: com.kursjava.maven</text:p>
      <text:p text:style-name="Output">[INFO] Parameter: artifactId, Value: wygenerowany-projekt</text:p>
      <text:p text:style-name="Output">[INFO] Parameter: version, Value: 1.0-SNAPSHOT</text:p>
      <text:p text:style-name="Output">[INFO] Project created from Archetype in dir: D:\kurs_maven\przyklady\wygenerowany-projekt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02:28 min</text:p>
      <text:p text:style-name="Output">[INFO] Finished at: 2020-03-09T19:14:00+01:00</text:p>
      <text:p text:style-name="Output">[INFO] ------------------------------------------------------------------------</text:p>
      <text:p text:style-name="Odstep"/>
      <text:p text:style-name="P8">Ponieważ nie podałem parametru z numerem wskazującym na konkretny archetyp, Maven domyślnie proponował użycie archetypu <text:span text:style-name="KodTekst">maven-archetype-quickstart</text:span> o numerze 1497. Zaznaczone powyżej na białym tle informacje to wartości podane przeze mnie – Maven potrzebował ich, aby wygenerować projekt. W niektórym miejscach zamiast wpisać wymaganą wartość nacisnąłem <text:span text:style-name="Keyboard">Enter</text:span>, co spowodowało, że Maven skorzystał z proponowanej przez siebie domyślnej wartości.</text:p>
      <text:p text:style-name="Text_20_body">W wyniku tej komendy wygenerowany został projekt o następującej strukturze:</text:p>
      <text:p text:style-name="P29">wygenerowan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4"/>| <text:s text:c="2"/>|</text:p>
      <text:p text:style-name="Kod"><text:s text:c="4"/>| <text:s text:c="2"/>`-- java</text:p>
      <text:p text:style-name="Kod"><text:s text:c="4"/>| <text:s text:c="6"/>|</text:p>
      <text:p text:style-name="Kod"><text:s text:c="4"/>| <text:s text:c="6"/>`-- com</text:p>
      <text:p text:style-name="Kod"><text:s text:c="4"/>| <text:s text:c="10"/>|</text:p>
      <text:p text:style-name="Kod"><text:s text:c="4"/>| <text:s text:c="10"/>`-- kursjava</text:p>
      <text:p text:style-name="Kod"><text:s text:c="4"/>| <text:s text:c="14"/>|</text:p>
      <text:p text:style-name="Kod"><text:s text:c="4"/>| <text:s text:c="14"/>`-- maven</text:p>
      <text:p text:style-name="Kod"><text:s text:c="4"/>| <text:s text:c="18"/>|</text:p>
      <text:p text:style-name="Kod"><text:s text:c="4"/>| <text:s text:c="18"/>`-- App.java</text:p>
      <text:p text:style-name="Kod"><text:s text:c="4"/>`-- test</text:p>
      <text:p text:style-name="Kod"><text:s text:c="8"/>|</text:p>
      <text:p text:style-name="Kod"><text:s text:c="8"/>`-- java</text:p>
      <text:p text:style-name="Kod"><text:s text:c="12"/>|</text:p>
      <text:p text:style-name="Kod"><text:s text:c="12"/>`-- com</text:p>
      <text:p text:style-name="Kod"><text:s text:c="16"/>|</text:p>
      <text:p text:style-name="Kod"><text:s text:c="16"/>`-- kursjava</text:p>
      <text:p text:style-name="Kod"><text:s text:c="20"/>|</text:p>
      <text:p text:style-name="Kod"><text:s text:c="20"/>`-- maven</text:p>
      <text:p text:style-name="Kod"><text:s text:c="24"/>|</text:p>
      <text:p text:style-name="Kod"><text:s text:c="24"/>`-- AppTest.java</text:p>
      <text:p text:style-name="Odstep"/>
      <text:p text:style-name="P8">Projekt ma identyczną strukturę jak projekt utworzony przez nas w poprzednim rozdziale. Maven utworzył w nim klasę <text:span text:style-name="KodTekst">App</text:span>, która wypisuje na ekran tekst <text:span text:style-name="JavaString">"Hello World!"</text:span> oraz klasę <text:span text:style-name="KodTekst">AppTest</text:span> z jednym testem. W pliku <text:span text:style-name="KodTekst">pom.xml</text:span> zawarte są informacje o naszym projekcie w polach <text:span text:style-name="KodTekst">groupId</text:span>, <text:span text:style-name="KodTekst">artifactId</text:span>, oraz <text:span text:style-name="KodTekst">version</text:span>, a także zależność do JUnit. Projekt może od razu zostać zbudowany za pomocą <text:span text:style-name="KodTekst">mvn install</text:span>.</text:p>
      <text:p text:style-name="Informacja">Korzystanie z generatora archetypów to szybki sposób na stworzenie szkieletu projektu Mavenowego.</text:p>
      <text:p text:style-name="Odstep"/>
      <text:p text:style-name="P8">Użytą wcześniej komendę <text:span text:style-name="KodTekst">mvn archetype:generate</text:span> moglibyśmy także użyć w trybie nieinteraktywnym gdybyśmy podali wymagane wartości jako parametry:</text:p>
      <text:p text:style-name="Output">mvn archetype:generate -B -DarchetypeGroupId=org.apache.maven.archetypes -DarchetypeArtifactId=maven-archetype-quickstart -DgroupId=com.kursjava.maven -DartifactId=wygenerowany-projekt -Dversion=1.0-SNAPSHOT -Dpackage=com.kursjava.maven</text:p>
      <text:p text:style-name="Odstep"/>
      <text:list xml:id="list572444440381534218" text:style-name="L9">
        <text:list-item>
          <text:p text:style-name="P55"><text:span text:style-name="KodTekst">-B</text:span> (<text:span text:style-name="T2">batch mode</text:span>) – to parametr, dzięki któremu komenda ma wykonać się w trybie nieinteraktywnym,</text:p>
        </text:list-item>
        <text:list-item>
          <text:p text:style-name="P55"><text:span text:style-name="KodTekst">archetypeGroupId</text:span> i <text:span text:style-name="KodTekst">archetypeArtifactId</text:span> – opisują, który archetyp chcemy użyć – moglibyśmy jeszcze podać wersję za pomocą <text:span text:style-name="KodTekst">archetypeVersion</text:span>, ale pomijając ten parametr użyta zostanie najnowsza wersja archetypu,</text:p>
        </text:list-item>
        <text:list-item>
          <text:p text:style-name="P55"><text:span text:style-name="KodTekst">groupId</text:span>, <text:span text:style-name="KodTekst">artifactId</text:span>, <text:span text:style-name="KodTekst">version</text:span> – to znane nam już atrybuty opisujące nasz projekt,</text:p>
        </text:list-item>
        <text:list-item>
          <text:p text:style-name="P55"><text:span text:style-name="KodTekst">package</text:span> – pakiet, w którym mają znaleźć się nasze klasy.</text:p>
        </text:list-item>
      </text:list>
      <text:p text:style-name="P8"/>
      <text:h text:style-name="P41" text:outline-level="2"><text:bookmark-start text:name="__RefHeading__2957_721412941"/>Podsumowanie<text:bookmark-end text:name="__RefHeading__2957_721412941"/></text:h>
      <text:p text:style-name="Text_20_body">W tym rozdziale poznaliśmy podstawy pracy z Mavenem:</text:p>
      <text:list xml:id="list3561061978995823028" text:style-name="L10">
        <text:list-item>
          <text:p text:style-name="P56">Maven stosuje zasadę <text:span text:style-name="T2">konwencja przed konfiguracją</text:span> (<text:span text:style-name="T2">convention over configuration</text:span>) – aby Maven działał, wymagana jest minimalna konfiguracja – większość parametrów projektu ma domyślne wartości.</text:p>
        </text:list-item>
        <text:list-item>
          <text:p text:style-name="P72">Projekty korzystające z Maven powinny mieć odpowiednią strukturę:</text:p>
          <text:list>
            <text:list-item>
              <text:p text:style-name="P72"><text:span text:style-name="KodTekst">${basedir}/src/main/java</text:span> – tutaj umieszczamy kod Java,</text:p>
            </text:list-item>
            <text:list-item>
              <text:p text:style-name="P72"><text:span text:style-name="KodTekst">${basedir}/src/test/java</text:span> – tutaj umieszczamy testy jednostkowe.</text:p>
            </text:list-item>
          </text:list>
        </text:list-item>
        <text:list-item>
          <text:p text:style-name="P56">Jeżeli klasa ma być w pakiecie <text:span text:style-name="KodTekst">com.kursjava.maven</text:span>, to powinniśmy umieścić ją w katalogu <text:span text:style-name="KodTekst">${basedir}/src/main/java/com/kursjava/maven</text:span></text:p>
        </text:list-item>
        <text:list-item>
          <text:p text:style-name="P56"><text:span text:style-name="KodTekst">${basedir}</text:span> to zmienna w Mavenie która oznacza główny katalog projektu, w którym zawarte są wszystkie pozostałe pliki i katalogi projektu.</text:p>
        </text:list-item>
        <text:list-item>
          <text:p text:style-name="P56">Konfigurację Maven umieszczamy w pliku <text:span text:style-name="KodTekst">pom.xml</text:span>, który powinien znajdować się w katalogu głównym projektu. Przykładowy, prosty plik <text:span text:style-name="KodTekst">pom.xml</text:span>:</text:p>
        </text:list-item>
      </text:list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P10"/>
      <text:p text:style-name="Kod">&lt;<text:span text:style-name="T6">project </text:span><text:span text:style-name="T22">xmlns</text:span><text:span text:style-name="T18">="http://maven.apache.org/POM/4.0.0" </text:span><text:span text:style-name="T22">xmlns:</text:span><text:span text:style-name="T13">xsi</text:span><text:span text:style-name="T18">="http://www.w3.org/2001/XMLSchema-instance"</text:span></text:p>
      <text:p text:style-name="Kod"><text:span text:style-name="T16"><text:s text:c="9"/></text:span><text:span text:style-name="T12">xsi</text:span><text:span text:style-name="T24">:schemaLocation</text:span><text:span text:style-name="T17">="http://maven.apache.org/POM/4.0.0 http://maven.apache.org/xsd/maven-4.0.0.xsd"</text:span><text:span text:style-name="T8">&gt;</text:span></text:p>
      <text:p text:style-name="Kod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9">&lt;/<text:span text:style-name="T6">project</text:span>&gt;</text:p>
      <text:p text:style-name="Odstep"/>
      <text:list xml:id="list35668014" text:continue-numbering="true" text:style-name="L10">
        <text:list-item>
          <text:p text:style-name="P56">Powyższy plik <text:span text:style-name="KodTekst">pom.xml</text:span> składa się z następujących elementów:</text:p>
          <text:list>
            <text:list-item>
              <text:p text:style-name="P56"><text:span text:style-name="KodTekst">modelVersion</text:span> – wersja pliku POM – powinna być ustawiana na wartość <text:span text:style-name="JavaLiczba">4.0.0</text:span>,</text:p>
            </text:list-item>
            <text:list-item>
              <text:p text:style-name="P56"><text:span text:style-name="KodTekst">groupId</text:span>, <text:span text:style-name="KodTekst">artifactId</text:span> oraz <text:span text:style-name="KodTekst">version</text:span> to elementy identyfikujące nasz projekt:</text:p>
              <text:list>
                <text:list-item>
                  <text:p text:style-name="P56"><text:span text:style-name="KodTekst">groupId</text:span> – unikalny identyfikator grupy, do której należy ten projekt – zazwyczaj jest to odwrócona domena autora bądź firmy odpowiedzialnej za projekt, z ewentualnym dodatkiem identyfikującym podgrupę projektów,</text:p>
                </text:list-item>
                <text:list-item>
                  <text:p text:style-name="P56"><text:span text:style-name="KodTekst">artifactId</text:span> – nazwa tego konkretnego projektu,</text:p>
                </text:list-item>
                <text:list-item>
                  <text:p text:style-name="P56"><text:span text:style-name="KodTekst">version</text:span> – aktualna wersja projektu – wykonując zmiany w naszym projekcie i dokonując release'ów powinniśmy tą wersję aktualizować.</text:p>
                </text:list-item>
              </text:list>
            </text:list-item>
            <text:list-item>
              <text:p text:style-name="P56"><text:span text:style-name="KodTekst">properties</text:span> – parametry wpływające na kompilację kodu:</text:p>
              <text:list>
                <text:list-item>
                  <text:p text:style-name="P56"><text:soft-page-break/><text:span text:style-name="KodTekst">maven.compiler.source</text:span> – źródła mają być traktowane jako kod Java w wersji 1.8,</text:p>
                </text:list-item>
                <text:list-item>
                  <text:p text:style-name="P56"><text:span text:style-name="KodTekst">maven.compiler.target</text:span> – nasze klasy mają być kompilowane do wersji 1.8,</text:p>
                </text:list-item>
                <text:list-item>
                  <text:p text:style-name="P56"><text:span text:style-name="KodTekst">project.build.sourceEncoding</text:span> – kodowanie czytanych i zapisywanych plików to UTF-8.</text:p>
                </text:list-item>
              </text:list>
            </text:list-item>
          </text:list>
        </text:list-item>
        <text:list-item>
          <text:p text:style-name="P56">Aby zbudować projekt w Maven, korzystamy z komendy <text:span text:style-name="KodTekst">mvn install</text:span>.</text:p>
        </text:list-item>
        <text:list-item>
          <text:p text:style-name="P56">Proces budowy projektu składa się z faz (<text:span text:style-name="T2">lifecycle phases)</text:span><text:span text:style-name="T4">, które są wykonywane jedna po drugiej w celu zbudowanie projektu.</text:span></text:p>
        </text:list-item>
        <text:list-item>
          <text:p text:style-name="P56">Fazy Mavena mają przypisane pluginy, który wykonują prace związane z daną fazą. Dla przykładu, kompilacją zajmuje się plugin <text:span text:style-name="KodTekst">maven-compiler-plugin</text:span>, uruchamianiem testów <text:span text:style-name="KodTekst">maven-surefire-plugin</text:span>, a generacją pliku JAR <text:span text:style-name="KodTekst">maven-jar-plugin</text:span>.</text:p>
        </text:list-item>
        <text:list-item>
          <text:p text:style-name="P56">Uruchomienie komendy <text:span text:style-name="KodTekst">mvn install</text:span> powoduje wykonanie wielu operacji, ponieważ fazy budowania projektu są od siebie zależne – faza <text:span text:style-name="KodTekst">install</text:span> wymaga pliku JAR generowanego w fazie <text:span text:style-name="KodTekst">package</text:span>. Faza <text:span text:style-name="KodTekst">package</text:span> wymaga przetestowania klas w fazie <text:span text:style-name="KodTekst">test</text:span>, a faza <text:span text:style-name="KodTekst">test</text:span> – skompilowanego w fazie <text:span text:style-name="KodTekst">compile</text:span> kodu.</text:p>
        </text:list-item>
        <text:list-item>
          <text:p text:style-name="P56">Wszystkie pliki wygenerowane podczas budowania projektu, w tym plik JAR, umieszczane są w katalogu o nazwie <text:span text:style-name="KodTekst">target</text:span> w katalogu głównym projektu.</text:p>
        </text:list-item>
        <text:list-item>
          <text:p text:style-name="P56">Maven generuje w katalogu <text:span text:style-name="KodTekst">target</text:span> plik JAR o nazwie złożonej z połączonych wartości <text:span text:style-name="KodTekst">artifactId</text:span> oraz <text:span text:style-name="KodTekst">version</text:span>, które konfigurujemy w pliku <text:span text:style-name="KodTekst">pom.xml</text:span>. Dla następujących wartości:</text:p>
        </text:list-item>
      </text:list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34"/>
      <text:p text:style-name="Text_20_body"><text:tab/>Maven wygeneruje plik <text:span text:style-name="KodTekst">target/hello-maven-1.0-SNAPSHOT.jar</text:span></text:p>
      <text:list xml:id="list35663775" text:continue-numbering="true" text:style-name="L10">
        <text:list-item>
          <text:p text:style-name="P56">Maven przechowuje na dysku lokalne repozytorium artefaktów w katalogu <text:span text:style-name="KodTekst">.m2/repository</text:span> użytkownika (np. <text:span text:style-name="KodTekst">C:\Users\Przemek\.m2</text:span>). Znajdują się w nim:</text:p>
          <text:list>
            <text:list-item>
              <text:p text:style-name="P56">pluginy, z których korzysta Maven,</text:p>
            </text:list-item>
            <text:list-item>
              <text:p text:style-name="P56">zależności, z których korzystają nasze projekty,</text:p>
            </text:list-item>
            <text:list-item>
              <text:p text:style-name="P56">plik JAR z naszymi projektami zbudowanymi za pomocą Mavena – dla przykładu, JAR z opisanego powyżej projektu <text:span text:style-name="KodTekst">hello-maven</text:span> znajdzie się w lokalizacji opisanej na poniższym rysunku:</text:p>
            </text:list-item>
          </text:list>
        </text:list-item>
        <text:list-item>
          <text:p text:style-name="P56"><draw:frame draw:style-name="fr3" draw:name="grafika4" text:anchor-type="paragraph" svg:width="11.049cm" svg:height="1.101cm" draw:z-index="4"><draw:image xlink:href="Pictures/100000000000020A00000034953BB22B.png" xlink:type="simple" xlink:show="embed" xlink:actuate="onLoad"/></draw:frame>Maven automatycznie pobiera i umieszcza w lokalnym repozytorium <text:span text:style-name="KodTekst">.m2</text:span> pliki JAR bibliotek, których wymagają nasze projekty (np. JUnit, Spring, Hibernate itp.).</text:p>
        </text:list-item>
        <text:list-item>
          <text:p text:style-name="P56">Jeżeli na projekcie używane jest prywatne repozytorium artefaktów, z którego Maven powinien pobierać zależności, to jego adres możemy ustawić w pliku <text:span text:style-name="KodTekst">settings.xml</text:span> w katalogu <text:span text:style-name="KodTekst">.m2</text:span>.</text:p>
        </text:list-item>
        <text:list-item>
          <text:p text:style-name="P56">Aby sprawdzić lokalizację lokalnego repozytorium <text:span text:style-name="KodTekst">.m2</text:span> możesz użyć komendy:</text:p>
        </text:list-item>
      </text:list>
      <text:p text:style-name="Output">mvn help:evaluate -Dexpression=settings.localRepository</text:p>
      <text:list xml:id="list35651378" text:continue-numbering="true" text:style-name="L10">
        <text:list-item>
          <text:p text:style-name="P56"><text:soft-page-break/>Aby uruchomić aplikację, możemy skorzystać z pluginu Exec Maven, który ustawi odpowiednio <text:span text:style-name="KodTekst">classpath</text:span> (pamiętaj o rekompilacji za pomocą <text:span text:style-name="KodTekst">mvn compile</text:span>, jeżeli wykonałeś zmiany od ostatniego uruchomienia projektu): </text:p>
        </text:list-item>
      </text:list>
      <text:p text:style-name="Output">mvn exec:java -Dexec.mainClass=com.kursjava.maven.HelloMaven</text:p>
      <text:p text:style-name="Odstep"/>
      <text:list xml:id="list35660351" text:continue-numbering="true" text:style-name="L10">
        <text:list-item>
          <text:p text:style-name="P56">Zależności w projektach Mavenowych dodajemy do elementu <text:span text:style-name="XmlTag">&lt;</text:span><text:span text:style-name="XmlElement">dependencies</text:span><text:span text:style-name="XmlTag">&gt;</text:span> w pliku <text:span text:style-name="KodTekst">pom.xml</text:span> podając odpowiednią kombinacją wartości <text:span text:style-name="KodTekst">groupId</text:span>, <text:span text:style-name="KodTekst">artifactId</text:span>, oraz <text:span text:style-name="KodTekst">version</text:span>:</text:p>
        </text:list-item>
      </text:list>
      <text:p text:style-name="Kod"><text:span text:style-name="XmlKomentarz">&lt;!-- poczatek pliku pom.xml zostal pominiety --&gt;</text:span></text:p>
      <text:p text:style-name="Kod"/>
      <text:p text:style-name="Kod"><text:span text:style-name="T28"><text:s text:c="2"/></text:span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Podswietlony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P9">&lt;/<text:span text:style-name="T6">project</text:span>&gt;</text:p>
      <text:p text:style-name="Odstep"/>
      <text:list xml:id="list35651967" text:continue-numbering="true" text:style-name="L10">
        <text:list-item>
          <text:p text:style-name="P56">Aby dowiedzieć się, co wpisać w elemencie <text:span text:style-name="XmlTag">&lt;</text:span><text:span text:style-name="XmlElement">dependency</text:span><text:span text:style-name="XmlTag">&gt;</text:span>, możemy:</text:p>
          <text:list>
            <text:list-item>
              <text:p text:style-name="P56">poszukać odpowiedzi na Google,</text:p>
            </text:list-item>
            <text:list-item>
              <text:p text:style-name="P56">użyć wyszukiwarki na stronie <text:a xlink:type="simple" xlink:href="https://repository.sonatype.org/" text:style-name="Internet_20_link" text:visited-style-name="Visited_20_Internet_20_Link">https://repository.sonatype.org</text:a>,</text:p>
            </text:list-item>
            <text:list-item>
              <text:p text:style-name="P56">znaleźć na oficjalnej stronie danej biblioteki zależność zapisaną w formacie <text:span text:style-name="KodTekst">groupId:artifactId:version</text:span> lub przekopiować element <text:span text:style-name="XmlTag">&lt;</text:span><text:span text:style-name="XmlElement">dependency</text:span><text:span text:style-name="XmlTag">&gt;</text:span>, jeżeli jest dostępny.</text:p>
            </text:list-item>
          </text:list>
        </text:list-item>
        <text:list-item>
          <text:p text:style-name="P56">Wykonanie testów przesz Maven osiągamy za pomocą komendy <text:span text:style-name="KodTekst">mvn test</text:span></text:p>
        </text:list-item>
        <text:list-item>
          <text:p text:style-name="P56">Aby pominąć wykonanie testów należy ustawić parametr <text:span text:style-name="KodTekst">maven.test.skip</text:span>:</text:p>
        </text:list-item>
      </text:list>
      <text:p text:style-name="Output">mvn install -Dmaven.test.skip=true</text:p>
      <text:p text:style-name="Odstep"/>
      <text:list xml:id="list35672450" text:continue-numbering="true" text:style-name="L10">
        <text:list-item>
          <text:p text:style-name="P56">Aby wyczyścić pliki wygenerowane przez Maven w ramach budowania projektu korzystamy z komendy <text:span text:style-name="KodTekst">mvn clean</text:span></text:p>
        </text:list-item>
        <text:list-item>
          <text:p text:style-name="P56">Aby wywołać więcej niż jedną komendę w Maven możemy zapisać je jedna po drugiej: <text:span text:style-name="KodTekst">mvn clean install</text:span></text:p>
        </text:list-item>
        <text:list-item>
          <text:p text:style-name="P56">Generator archetypów to plugin w Maven pozwalający na wygenerowanie szkieletu projekt. Do wyboru jest wiele różnych archetypów. Archetypy można generować w trybie interaktywnym lub podać wszystkie wartości od razu.</text:p>
        </text:list-item>
        <text:list-item>
          <text:p text:style-name="P56">Przykład wygenerowanie prostego archetypu w trybie nieinteraktywnym:</text:p>
        </text:list-item>
      </text:list>
      <text:p text:style-name="P21">mvn archetype:generate -B -DarchetypeGroupId=org.apache.maven.archetypes -DarchetypeArtifactId=maven-archetype-quickstart -DgroupId=com.kursjava.maven -DartifactId=wygenerowany-projekt -Dversion=1.0-SNAPSHOT -Dpackage=com.kursjava.maven</text:p>
      <text:h text:style-name="P41" text:outline-level="2"><text:bookmark-start text:name="__RefHeading__2959_721412941"/>Zadania<text:bookmark-end text:name="__RefHeading__2959_721412941"/></text:h>
      <text:p text:style-name="P8">Wygeneruj za pomocą generatora archetypów prosty projekt Mavenowy, a nastepnie:</text:p>
      <text:list xml:id="list1360105334415320434" text:style-name="L11">
        <text:list-item>
          <text:p text:style-name="P57">w głównej klasie dodaj metodę <text:span text:style-name="KodTekst">kwadrat</text:span>, która będzie zwracała kwadrat liczby podanej jako argument; nie usuwaj metody <text:span text:style-name="KodTekst">main</text:span>,</text:p>
        </text:list-item>
        <text:list-item>
          <text:p text:style-name="P57">w klasie z testami jednostkowymi dodaj kilka testów metody <text:span text:style-name="KodTekst">kwadrat</text:span>,</text:p>
        </text:list-item>
        <text:list-item>
          <text:p text:style-name="P57">zbuduj projekt za pomocą <text:span text:style-name="KodTekst">mvn install</text:span> i sprawdź, czy wszystkie testy wykonały się bez błędów,</text:p>
        </text:list-item>
        <text:list-item>
          <text:p text:style-name="P57">sprawdź, czy plik JAR wygenerowany przez Maven został przeniesiony do Twojego lokalnego repozytorium <text:span text:style-name="KodTekst">.m2</text:span>,</text:p>
        </text:list-item>
        <text:list-item>
          <text:p text:style-name="P57">usuń pliki wygenerowane podczas budowania projektu za pomocą komendy <text:span text:style-name="KodTekst">mvn clean</text:span>,</text:p>
        </text:list-item>
        <text:list-item>
          <text:p text:style-name="P57">ponownie zbuduj projekt, tym razem pomijając fazę testów,</text:p>
        </text:list-item>
        <text:list-item>
          <text:p text:style-name="P57">uruchom swój program:</text:p>
          <text:list>
            <text:list-item>
              <text:p text:style-name="P57">przy pomocy pluginu Exec Maven,</text:p>
            </text:list-item>
            <text:list-item>
              <text:p text:style-name="P57">w klasyczny sposób korzystając z <text:span text:style-name="KodTekst">java</text:span> w linii komend.</text:p>
            </text:list-item>
          </text:list>
        </text:list-item>
      </text:list>
      <text:p text:style-name="P8"/>
      <text:h text:style-name="P42" text:outline-level="1"><text:bookmark-start text:name="__RefHeading__1917_2139334056"/>Fazy, pluginy, zadania i testy<text:bookmark-end text:name="__RefHeading__1917_2139334056"/></text:h>
      <text:p text:style-name="P8">W tym rozdziale:</text:p>
      <text:list xml:id="list8763499091771056591" text:style-name="L12">
        <text:list-item>
          <text:p text:style-name="P58">dowiemy się więcej o fazach budowy projektów Mavenowych,</text:p>
        </text:list-item>
        <text:list-item>
          <text:p text:style-name="P58">zobaczymy jak konfigurować pluginy i korzystać z ich zadań,</text:p>
        </text:list-item>
        <text:list-item>
          <text:p text:style-name="P58">użyjemy pluginu Assembly do wygenerowania pliku JAR zawierającego wszystkie zależności,</text:p>
        </text:list-item>
        <text:list-item>
          <text:p text:style-name="P58">nauczymy się jak konfigurować plugin do wykonywania testów,</text:p>
        </text:list-item>
        <text:list-item>
          <text:p text:style-name="P58">dodamy do projektu możliwość uruchamiania testów integracyjnych.</text:p>
        </text:list-item>
      </text:list>
      <text:p text:style-name="P8"/>
      <text:h text:style-name="P41" text:outline-level="2"><text:bookmark-start text:name="__RefHeading__3391_865814078"/>Fazy budowy projektu i pluginy<text:bookmark-end text:name="__RefHeading__3391_865814078"/></text:h>
      <text:p text:style-name="P8">Maven buduje nasze projekty poprzez wykonanie szeregu zależnych od siebie faz (<text:span text:style-name="T2">lifecycle phases</text:span>). Każda faza odpowiedzialna jest za wykonanie określonego zadania.</text:p>
      <text:p text:style-name="P8">Kilka z tych fazy widzieliśmy w poprzednim rozdziale – były to m. in. fazy:</text:p>
      <text:list xml:id="list6786198283706127040" text:style-name="L13">
        <text:list-item>
          <text:p text:style-name="P59"><text:span text:style-name="KodTekst">compile</text:span>, podczas której źródła projektu są kompilowane,</text:p>
        </text:list-item>
        <text:list-item>
          <text:p text:style-name="P59"><text:span text:style-name="KodTekst">test</text:span>, w której wykonywane są testy,</text:p>
        </text:list-item>
        <text:list-item>
          <text:p text:style-name="P59"><text:span text:style-name="KodTekst">package</text:span>, której wynikiem jest np. plik JAR lub WAR,</text:p>
        </text:list-item>
        <text:list-item>
          <text:p text:style-name="P59"><text:span text:style-name="KodTekst">install</text:span>, dzięki której plik wygenerowany w fazie <text:span text:style-name="KodTekst">package</text:span> jest przenoszony do lokalnego repozytorium <text:span text:style-name="KodTekst">.m2</text:span>, i staje się dostępny z poziomu innych naszych projektów.</text:p>
        </text:list-item>
      </text:list>
      <text:p text:style-name="P8">Ponieważ fazy są od siebie zależne, uruchomienie np. fazy <text:span text:style-name="KodTekst">test</text:span> w Maven za pomocą komendy:</text:p>
      <text:p text:style-name="Output">mvn test</text:p>
      <text:p text:style-name="Odstep"/>
      <text:p text:style-name="P8">powoduje wykonanie przez Maven wszystkich poprzednich w kolejności faz. Jeżeli zakończą się one sukcesem, na końcu zostanie wykonana zlecona przez nas faza <text:span text:style-name="KodTekst">test</text:span>.</text:p>
      <text:p text:style-name="P8">Listę wszystkich faz możemy otrzymać korzystając z pluginu Help Mavena:</text:p>
      <text:p text:style-name="Output">&gt; mvn help:describe -Dcmd=install</text:p>
      <text:p text:style-name="Output"/>
      <text:p text:style-name="Output">[INFO] 'install' is a phase corresponding to this plugin:</text:p>
      <text:p text:style-name="Output">org.apache.maven.plugins:maven-install-plugin:2.4:install</text:p>
      <text:p text:style-name="Output"/>
      <text:p text:style-name="Output">It is a part of the lifecycle for the POM packaging 'jar'. This lifecycle includ</text:p>
      <text:p text:style-name="Output">es the following phases:</text:p>
      <text:p text:style-name="Output">* validate: Not defined</text:p>
      <text:p text:style-name="Output">* initialize: Not defined</text:p>
      <text:p text:style-name="Output">* generate-sources: Not defined</text:p>
      <text:p text:style-name="Output">* process-sources: Not defined</text:p>
      <text:p text:style-name="Output">* generate-resources: Not defined</text:p>
      <text:p text:style-name="Output">* process-resources: org.apache.maven.plugins:maven-resources-plugin:2.6:resources</text:p>
      <text:p text:style-name="Output">* compile: org.apache.maven.plugins:maven-compiler-plugin:3.1:compile</text:p>
      <text:p text:style-name="Output">* process-classes: Not defined</text:p>
      <text:p text:style-name="Output">* generate-test-sources: Not defined</text:p>
      <text:p text:style-name="Output">* process-test-sources: Not defined</text:p>
      <text:p text:style-name="Output">* generate-test-resources: Not defined</text:p>
      <text:p text:style-name="Output">* process-test-resources: org.apache.maven.plugins:maven-resources-plugin:2.6:testResources</text:p>
      <text:p text:style-name="Output">* test-compile: org.apache.maven.plugins:maven-compiler-plugin:3.1:testCompile</text:p>
      <text:p text:style-name="Output">* process-test-classes: Not defined</text:p>
      <text:p text:style-name="Output">* test: org.apache.maven.plugins:maven-surefire-plugin:2.12.4:test</text:p>
      <text:p text:style-name="Output">* prepare-package: Not defined</text:p>
      <text:p text:style-name="Output">* package: org.apache.maven.plugins:maven-jar-plugin:2.4:jar</text:p>
      <text:p text:style-name="Output">* pre-integration-test: Not defined</text:p>
      <text:p text:style-name="Output">* integration-test: Not defined</text:p>
      <text:p text:style-name="Output">* post-integration-test: Not defined</text:p>
      <text:p text:style-name="Output">* verify: Not defined</text:p>
      <text:p text:style-name="Output">* install: org.apache.maven.plugins:maven-install-plugin:2.4:install</text:p>
      <text:p text:style-name="Output">* deploy: org.apache.maven.plugins:maven-deploy-plugin:2.7:deploy</text:p>
      <text:p text:style-name="Odstep"/>
      <text:p text:style-name="P8">Każda faza zależna jest od faz poprzednich, więc aby wykonać fazę <text:span text:style-name="KodTekst">deploy</text:span> Maven musi najpierw <text:soft-page-break/>przejść przez ponad 20 wcześniejszych faz.</text:p>
      <text:p text:style-name="P8">Jak widać na powyższym listingu, niektóre z faz mają przyporządkowane informacje o pluginach. Dla przykładu, do fazy <text:span text:style-name="KodTekst">test</text:span> przypisany jest plugin Surefire:</text:p>
      <text:p text:style-name="Kod">org.apache.maven.plugins:maven-surefire-plugin:2.12.4:test</text:p>
      <text:p text:style-name="Odstep"/>
      <text:p text:style-name="P8">Pierwsze trzy człony informacji o tym pluginie to poznane już <text:span text:style-name="KodTekst">groupId</text:span>, <text:span text:style-name="KodTekst">artifactId</text:span>, oraz <text:span text:style-name="KodTekst">version</text:span> – pluginy to także projekty Mavenowe. Na samym końcu opisu tego pluginu znajduje się <text:span text:style-name="T2">zadanie</text:span> tego pluginu (<text:span text:style-name="T2">plugin goal</text:span>), które ma zostać wykonane przez Maven w trakcie fazy <text:span text:style-name="KodTekst">test</text:span>. W tym przypadku zadanie pluginu, jak i faza budowania projektu, z którą to zadanie jest skojarzone, mają taką samą nazwę – <text:span text:style-name="KodTekst">test</text:span>.</text:p>
      <text:p text:style-name="Informacja">Pluginy to po prostu projekty Maven mające do wykonania konkretną pracę jak generowanie pliku JAR czy kompilacja klas Java. Pobierane są z oficjalnego repozytorium Maven w postaci plików JAR i umieszczane w lokalnym repozytorium <text:span text:style-name="KodTekst">.m2</text:span>. Niektóre pluginy są od razu dostępne do wykorzystania w Mavenie, np. plugin Compile lub Surefire. Inne, jak plugin Assembly, z którego będziemy korzystać w nastepnym rozdziale, trzeba najpierw skonfigurować w <text:span text:style-name="KodTekst">pom.xml</text:span>. Możemy także pisać własne pluginy do Mavena wedle naszych potrzeb. Więcej informacji o własnych pluginach znajdziesz w <text:a xlink:type="simple" xlink:href="http://maven.apache.org/plugin-developers/index.html" text:style-name="Internet_20_link" text:visited-style-name="Visited_20_Internet_20_Link">oficjalnej dokumentacji</text:a>.</text:p>
      <text:p text:style-name="Odstep"/>
      <text:p text:style-name="P8">To, jakie zadania udostępniają pluginy, zależy od twórców tych pluginów. Dla przykładu, do tej pory korzystaliśmy z zadań <text:span text:style-name="KodTekst">describe</text:span> (w tym rozdziale) oraz <text:span text:style-name="KodTekst">evaluate</text:span> (w poprzednim rozdziale) pluginu Help Mavena:</text:p>
      <text:p text:style-name="P20">mvn help:describe -Dcmd=install</text:p>
      <text:p text:style-name="P20">mvn help:evaluate -Dexpression=settings.localRepository</text:p>
      <text:p text:style-name="Odstep"/>
      <text:p text:style-name="P8">Listę zadań danego pluginu możemy sprawdzić zaglądając do oficjalnej dokumentacji. Innym sposobem, aby zapoznać się z możliwościami pewnego pluginu, jest użycie pluginu Help Mavena.</text:p>
      <text:p text:style-name="P8">Plugin Help ma zadanie <text:span text:style-name="KodTekst">describe</text:span>, któremu możemy przekazywać różne parametry. Jednym z nich jest <text:span text:style-name="KodTekst">plugin</text:span>. Jeżeli z niego skorzystamy, Help zwróci informację o podanym przez nas pluginie:</text:p>
      <text:p text:style-name="Output">&gt; mvn help:describe -Dplugin=org.apache.maven.plugins:maven-surefire-plugin</text:p>
      <text:p text:style-name="Output"/>
      <text:p text:style-name="Output">[INFO] org.apache.maven.plugins:maven-surefire-plugin:2.12.4</text:p>
      <text:p text:style-name="Output"/>
      <text:p text:style-name="Output">Name: Maven Surefire Plugin</text:p>
      <text:p text:style-name="Output">Description: Surefire is a test framework project.</text:p>
      <text:p text:style-name="Output">Group Id: org.apache.maven.plugins</text:p>
      <text:p text:style-name="Output">Artifact Id: maven-surefire-plugin</text:p>
      <text:p text:style-name="Output">Version: 2.12.4</text:p>
      <text:p text:style-name="Output">Goal Prefix: surefire</text:p>
      <text:p text:style-name="Output"/>
      <text:p text:style-name="Output">This plugin has 2 goals:</text:p>
      <text:p text:style-name="Output"/>
      <text:p text:style-name="Output">surefire:help</text:p>
      <text:p text:style-name="Output"><text:s text:c="2"/>Description: Display help information on maven-surefire-plugin.</text:p>
      <text:p text:style-name="Output"><text:s text:c="4"/>Call mvn surefire:help -Ddetail=true -Dgoal=&lt;goal-name&gt; to display</text:p>
      <text:p text:style-name="Output"><text:s text:c="4"/>parameter details.</text:p>
      <text:p text:style-name="Output"/>
      <text:p text:style-name="Output">surefire:test</text:p>
      <text:p text:style-name="Output"><text:s text:c="2"/>Description: Run tests using Surefire.</text:p>
      <text:p text:style-name="P25"/>
      <text:p text:style-name="Output">For more information, run 'mvn help:describe [...] -Ddetail'</text:p>
      <text:p text:style-name="P8"><text:soft-page-break/>Powyżej kazaliśmy pluginowi <text:span text:style-name="KodTekst">help</text:span> wykonać zadanie <text:span text:style-name="KodTekst">describe</text:span> (<text:span text:style-name="KodTekst">help:describe</text:span>), przekazując parametr <text:span text:style-name="KodTekst">plugin</text:span> o wartości <text:span text:style-name="KodTekst">org.apache.maven.plugins:maven-surefire-plugin</text:span></text:p>
      <text:p text:style-name="P8">W zwróconych informacjach widzimy szczegółowe dane pluginu, o który zapytaliśmy, czyli pluginu Surefire. Widzimy, że udostępnia on ma dwa zadania: <text:span text:style-name="KodTekst">test</text:span> oraz <text:span text:style-name="KodTekst">help</text:span>.</text:p>
      <text:p text:style-name="Informacja">W poprzednim rozdziale korzystaliśmy kilka razy z pluginów uruchamiając je wraz z informacją, które z udostępnianych zadań miały wykonać. Przykładowo, pluginowi Archetype kazaliśmy wykonać zadanie <text:span text:style-name="KodTekst">generate</text:span>, a pluginowi Exec – zadanie <text:span text:style-name="KodTekst">java</text:span>.</text:p>
      <text:p text:style-name="Text_20_body"/>
      <text:h text:style-name="P41" text:outline-level="2"><text:bookmark-start text:name="__RefHeading__3393_865814078"/>Generowanie pliku JAR z zależnościami<text:bookmark-end text:name="__RefHeading__3393_865814078"/></text:h>
      <text:p text:style-name="P8">Nasze projekty zazwyczaj będą miały wiele zależności do innych projektów. Aby uruchomić nasz program będziemy musieli ustawić w <text:span text:style-name="KodTekst">classpath</text:span> ścieżki do wymaganych JARów. Możemy zamiast <text:s/>tego tak skonfigurować Maven, aby był w stanie wygenerować jeden duży JAR, który będzie zawierał klasy naszego projektu oraz wszystkie jego zależności. W tym celu skorzystamy z pluginu Maven o nazwie <text:span text:style-name="T2">Assembly</text:span>.</text:p>
      <text:p text:style-name="P8">W tym rozdziale utworzymy nowy projekt za pomocą generatora archetypów Maven – ponownie będzie to archetyp <text:span text:style-name="KodTekst">maven-archetype-quickstart</text:span>. Użyjemy trybu nieinteraktywnego, przekazując wszystkie potrzebne wartości jako argumenty:</text:p>
      <text:p text:style-name="P21">mvn archetype:generate -B -DarchetypeGroupId=org.apache.maven.archetypes -DarchetypeArtifactId=maven-archetype-quickstart -DgroupId=com.kursjava.maven -DartifactId=policz-silnie -Dversion=1.0-SNAPSHOT -Dpackage=com.kursjava.maven</text:p>
      <text:p text:style-name="Odstep"/>
      <text:p text:style-name="P8">Po wygenerowaniu projektu dodamy do pliku <text:span text:style-name="KodTekst">pom.xml</text:span> zależność do Log4j, aby później przetestować, czy plik JAR wygenerowany przez plugin Assembly będzie zawierał zależność do tej biblioteki. Poniższe wpisy dodajemy do elementu <text:span text:style-name="XmlTag">&lt;</text:span><text:span text:style-name="XmlElement">dependencies</text:span><text:span text:style-name="XmlTag">&gt;</text:span>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Odstep"/>
      <text:p text:style-name="P8">Wygenerowaną w katalogu <text:span text:style-name="KodTekst">src/main/java/com/kursjava/maven</text:span> klasę <text:span text:style-name="KodTekst">App.java</text:span> zastąpimy plikiem <text:span text:style-name="KodTekst">FactorialCounter.java</text:span> o następującej treści:</text:p>
      <text:p text:style-name="NazwaPliku">policz-silnie/src/main/java/com/kursjava/maven/FactorialCounter.java</text:p>
      <text:p text:style-name="Kod"><text:span text:style-name="T6">package </text:span>com.kursjava.maven;</text:p>
      <text:p text:style-name="Kod"/>
      <text:p text:style-name="Kod"><text:span text:style-name="T6">import </text:span>org.apache.logging.log4j.LogManager;</text:p>
      <text:p text:style-name="Kod"><text:span text:style-name="T6">import </text:span>org.apache.logging.log4j.Logger;</text:p>
      <text:p text:style-name="P12"/>
      <text:p text:style-name="Kod"><text:span text:style-name="T6">public class </text:span>FactorialCounter {</text:p>
      <text:p text:style-name="Kod"><text:s text:c="2"/><text:span text:style-name="T7">private static final </text:span><text:span text:style-name="T8">Logger </text:span><text:span text:style-name="T11">log </text:span><text:span text:style-name="T8">=</text:span></text:p>
      <text:p text:style-name="Kod"><text:s text:c="6"/><text:span text:style-name="T8">LogManager.getLogger(FactorialCounter.</text:span><text:span text:style-name="T7">class</text:span><text:span text:style-name="T8">);</text:span></text:p>
      <text:p text:style-name="Kod"/>
      <text:p text:style-name="Kod"><text:s text:c="2"/><text:span text:style-name="T7">public static void </text:span><text:span text:style-name="T8">main(String[] args) {</text:span></text:p>
      <text:p text:style-name="Kod"><text:span text:style-name="T8"><text:s text:c="4"/></text:span>System.<text:span text:style-name="T14">out</text:span>.println(<text:span text:style-name="T18">"Przyklad liczenia silni."</text:span>);</text:p>
      <text:p text:style-name="Kod"><text:s text:c="4"/>System.<text:span text:style-name="T14">out</text:span>.println(<text:span text:style-name="T18">"Silnia 5 = " </text:span>+ <text:span text:style-name="T1">factorial</text:span>(<text:span text:style-name="T21">5</text:span>));</text:p>
      <text:p text:style-name="Kod"><text:s text:c="2"/><text:span text:style-name="T8">}</text:span></text:p>
      <text:p text:style-name="Kod"/>
      <text:p text:style-name="Kod"><text:s text:c="2"/><text:span text:style-name="T7">public static int </text:span><text:span text:style-name="T8">factorial(</text:span><text:span text:style-name="T7">int </text:span><text:span text:style-name="T8">n) {</text:span></text:p>
      <text:p text:style-name="Kod"><text:s text:c="4"/><text:span text:style-name="T7">if </text:span><text:span text:style-name="T8">(n &lt; </text:span><text:span text:style-name="T23">0</text:span><text:span text:style-name="T8">) {</text:span></text:p>
      <text:p text:style-name="Kod"><text:s text:c="6"/><text:span text:style-name="T11">log</text:span><text:span text:style-name="T8">.error(</text:span><text:span text:style-name="T17">"Nieprawidlowa wartosc n: {}"</text:span><text:span text:style-name="T8">, n);</text:span></text:p>
      <text:p text:style-name="Kod"><text:s text:c="6"/><text:span text:style-name="T7">throw new </text:span><text:span text:style-name="T8">IllegalArgumentException(</text:span></text:p>
      <text:p text:style-name="Kod"><text:s text:c="10"/><text:span text:style-name="T17">"Silnia moze byc liczona tylko dla n &gt;= 0"</text:span></text:p>
      <text:p text:style-name="Kod"><text:span text:style-name="T16"><text:s text:c="6"/></text:span><text:span text:style-name="T8">);</text:span></text:p>
      <text:p text:style-name="Kod"><text:s text:c="4"/><text:span text:style-name="T8">}</text:span></text:p>
      <text:p text:style-name="Kod"><text:soft-page-break/></text:p>
      <text:p text:style-name="Kod"><text:s text:c="4"/><text:span text:style-name="T7">int </text:span><text:span text:style-name="T8">result = </text:span><text:span text:style-name="T23">1</text:span><text:span text:style-name="T8">;</text:span></text:p>
      <text:p text:style-name="Kod"/>
      <text:p text:style-name="Kod"><text:s text:c="4"/><text:span text:style-name="T7">for </text:span><text:span text:style-name="T8">(</text:span><text:span text:style-name="T7">int </text:span><text:span text:style-name="T8">i = </text:span><text:span text:style-name="T23">2</text:span><text:span text:style-name="T8">; i &lt;= n; i++) {</text:span></text:p>
      <text:p text:style-name="Kod"><text:s text:c="6"/><text:span text:style-name="T8">result *= i;</text:span></text:p>
      <text:p text:style-name="Kod"><text:s text:c="4"/><text:span text:style-name="T8">}</text:span></text:p>
      <text:p text:style-name="Kod"/>
      <text:p text:style-name="Kod"><text:s text:c="4"/><text:span text:style-name="T7">return </text:span><text:span text:style-name="T8">result;</text:span></text:p>
      <text:p text:style-name="Kod"><text:s text:c="2"/><text:span text:style-name="T8">}</text:span></text:p>
      <text:p text:style-name="Kod">}</text:p>
      <text:p text:style-name="Odstep"/>
      <text:p text:style-name="P8">Ta prosta klasa zawiera metodę liczącą silnię podanej liczby. Korzysta ona z Log4j do ewentualnego zalogowania błędnego argumentu.</text:p>
      <text:p text:style-name="P8">Do projektu dodamy jeszcze jeden zasób – konfigurację Log4j. Nie musimy tego robić, ponieważ Log4j mógłby użyć swojej domyślnej konfiguracji, ale jest to dobry przykład, by zobaczyć gdzie w projektach Mavenowych umieszcza się tego rodzaju zasoby.</text:p>
      <text:p text:style-name="P8">Poniższy plik <text:span text:style-name="KodTekst">log4j2.xml</text:span> umieszczamy w katalogu <text:span text:style-name="KodTekst">src/main/resources</text:span> projektu:</text:p>
      <text:p text:style-name="NazwaPliku">policz-silnie/src/main/resources/log4j2.xml</text:p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P10"/>
      <text:p text:style-name="Kod">&lt;<text:span text:style-name="T6">Configuration </text:span><text:span text:style-name="T22">status</text:span><text:span text:style-name="T18">="WARN"</text:span>&gt;</text:p>
      <text:p text:style-name="Kod"><text:s text:c="2"/><text:span text:style-name="T8">&lt;</text:span><text:span text:style-name="T7">Appenders</text:span><text:span text:style-name="T8">&gt;</text:span></text:p>
      <text:p text:style-name="Kod"><text:s text:c="4"/><text:span text:style-name="T8">&lt;</text:span><text:span text:style-name="T7">Console </text:span><text:span text:style-name="T24">name</text:span><text:span text:style-name="T17">="Console" </text:span><text:span text:style-name="T24">target</text:span><text:span text:style-name="T17">="SYSTEM_OUT"</text:span><text:span text:style-name="T8">&gt;</text:span></text:p>
      <text:p text:style-name="Kod"><text:s text:c="6"/><text:span text:style-name="T8">&lt;</text:span><text:span text:style-name="T7">PatternLayout </text:span><text:span text:style-name="T24">pattern</text:span><text:span text:style-name="T17">="%d{HH:mm:ss} %-5level %logger{36} - %msg%n"</text:span><text:span text:style-name="T8">/&gt;</text:span></text:p>
      <text:p text:style-name="Kod"><text:s text:c="4"/><text:span text:style-name="T8">&lt;/</text:span><text:span text:style-name="T7">Console</text:span><text:span text:style-name="T8">&gt;</text:span></text:p>
      <text:p text:style-name="Kod"><text:s text:c="2"/><text:span text:style-name="T8">&lt;/</text:span><text:span text:style-name="T7">Appenders</text:span><text:span text:style-name="T8">&gt;</text:span></text:p>
      <text:p text:style-name="Kod"><text:s text:c="2"/><text:span text:style-name="T8">&lt;</text:span><text:span text:style-name="T7">Loggers</text:span><text:span text:style-name="T8">&gt;</text:span></text:p>
      <text:p text:style-name="Kod"><text:s text:c="4"/><text:span text:style-name="T8">&lt;</text:span><text:span text:style-name="T7">Root </text:span><text:span text:style-name="T24">level</text:span><text:span text:style-name="T17">="error"</text:span><text:span text:style-name="T8">&gt;</text:span></text:p>
      <text:p text:style-name="Kod"><text:s text:c="6"/><text:span text:style-name="T8">&lt;</text:span><text:span text:style-name="T7">AppenderRef </text:span><text:span text:style-name="T24">ref</text:span><text:span text:style-name="T17">="Console"</text:span><text:span text:style-name="T8">/&gt;</text:span></text:p>
      <text:p text:style-name="Kod"><text:s text:c="4"/><text:span text:style-name="T8">&lt;/</text:span><text:span text:style-name="T7">Root</text:span><text:span text:style-name="T8">&gt;</text:span></text:p>
      <text:p text:style-name="Kod"><text:s text:c="2"/><text:span text:style-name="T8">&lt;/</text:span><text:span text:style-name="T7">Loggers</text:span><text:span text:style-name="T8">&gt;</text:span></text:p>
      <text:p text:style-name="Kod">&lt;/<text:span text:style-name="T6">Configuration</text:span>&gt;</text:p>
      <text:p text:style-name="Odstep"/>
      <text:p text:style-name="P8">Jeżeli zbudujemy teraz nasz projekt i spróbujemy uruchomić go korzystając ze standardowo wygenerowanego pliku JAR w katalogu <text:span text:style-name="KodTekst">target</text:span>, to zobaczymy następujący komunikat błędu:</text:p>
      <text:p text:style-name="P23">&gt; java -cp target/policz-silnie-1.0-SNAPSHOT.jar com.kursjava.maven.FactorialCounter</text:p>
      <text:p text:style-name="P23"/>
      <text:p text:style-name="P23">Exception in thread "main" java.lang.NoClassDefFoundError: org/apache/logging/log4j/LogManager</text:p>
      <text:p text:style-name="P23"><text:s text:c="8"/>at com.kursjava.maven.FactorialCounter.&lt;clinit&gt;(FactorialCounter.java:8)</text:p>
      <text:p text:style-name="P23">Caused by: java.lang.ClassNotFoundException: org.apache.logging.log4j.LogManager</text:p>
      <text:p text:style-name="Odstep"/>
      <text:p text:style-name="P8">Powodem komunikatu jest brak biblioteki Log4j w <text:span text:style-name="KodTekst">classpath</text:span>, od której zależna jest nasza klasa <text:span text:style-name="KodTekst">FactorialCounter.java</text:span>.</text:p>
      <text:p text:style-name="P8">Moglibyśmy JAR z Log4j umieścić w <text:span text:style-name="KodTekst">classpath</text:span>, ale zamiast tego skorzystamy z pluginu Assembly do wygenerowania JARa zawierającego naszą klasę wraz ze wszystkimi zależnościami.</text:p>
      <text:p text:style-name="P8">Zanim będziemy mogli skorzystać z pluginu Assembly, musimy skonfigurować go w pliku <text:span text:style-name="KodTekst">pom.xml</text:span> projektu. Konfigurację pluginów umieszcza się w elementach <text:span text:style-name="XmlTag">&lt;</text:span><text:span text:style-name="XmlElement">plugin</text:span><text:span text:style-name="XmlTag">&gt;</text:span>, dla których elementami nadrzędnymi są elementy <text:span text:style-name="XmlTag">&lt;</text:span><text:span text:style-name="XmlElement">plugins</text:span><text:span text:style-name="XmlTag">&gt;</text:span> i <text:span text:style-name="XmlTag">&lt;</text:span><text:span text:style-name="XmlElement">build</text:span><text:span text:style-name="XmlTag">&gt;</text:span>.</text:p>
      <text:p text:style-name="P8">Aby móc korzystać z pluginu Assembly, wystarczy dodać poniższy element do pliku <text:span text:style-name="KodTekst">pom.xml</text:span>:</text:p>
      <text:p text:style-name="P29">&lt;<text:span text:style-name="T6">build</text:span>&gt;</text:p>
      <text:p text:style-name="Kod"><text:s text:c="2"/><text:span text:style-name="T8">&lt;</text:span><text:span text:style-name="T7">plugins</text:span><text:span text:style-name="T8">&gt;</text:span></text:p>
      <text:p text:style-name="Kod"><text:s text:c="4"/><text:span text:style-name="T8">&lt;</text:span><text:span text:style-name="T7">plugin</text:span><text:span text:style-name="T8">&gt;</text:span></text:p>
      <text:p text:style-name="Kod"><text:s text:c="6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"><text:span text:style-name="T8"><text:s text:c="6"/>&lt;</text:span><text:span text:style-name="T7">version</text:span><text:span text:style-name="T8">&gt;3.2.0&lt;/</text:span><text:span text:style-name="T7">version</text:span><text:span text:style-name="T8">&gt;</text:span></text:p>
      <text:p text:style-name="Kod"><text:s text:c="6"/><text:span text:style-name="T8">&lt;</text:span><text:span text:style-name="T7">configuration</text:span><text:span text:style-name="T8">&gt;</text:span>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<text:span text:style-name="T8">&lt;/</text:span><text:span text:style-name="T7">configuration</text:span><text:span text:style-name="T8">&gt;</text:span></text:p>
      <text:p text:style-name="Kod"><text:s text:c="4"/><text:span text:style-name="T8">&lt;/</text:span><text:span text:style-name="T7">plugin</text:span><text:span text:style-name="T8">&gt;</text:span></text:p>
      <text:p text:style-name="Kod"><text:s text:c="2"/><text:span text:style-name="T8">&lt;/</text:span><text:span text:style-name="T7">plugins</text:span><text:span text:style-name="T8">&gt;</text:span></text:p>
      <text:p text:style-name="Kod">&lt;/<text:span text:style-name="T6">build</text:span>&gt;</text:p>
      <text:p text:style-name="P35"/>
      <text:p text:style-name="P16">Plik <text:span text:style-name="KodTekst">pom.xml</text:span> projektu wygenerowanego za pomocą archetypu <text:span text:style-name="KodTekst">maven-archetype-quickstart</text:span> zawiera już kilka konfiguracji pluginów, na przykład <text:span text:style-name="KodTekst">maven-compiler-plugin</text:span>. W tej konfiguracji ustawiane są konkretne wersje tych pluginów, by nie były używane ich domyślne wersje zdefiniowane w Mavenie, ponieważ te domyślne wersje mogłyby się zmienić z czasem. Dodatkowo, konfiguracja tych pluginów zawarta jest w jeszcze jednym elemencie – <text:span text:style-name="XmlTag">&lt;</text:span><text:span text:style-name="XmlElement">pluginManagement</text:span><text:span text:style-name="XmlTag">&gt;</text:span>, o którym opowiemy sobie w rozdziale o projektach wielomodułowych.</text:p>
      <text:p text:style-name="P35"/>
      <text:p text:style-name="P8">Możemy teraz skorzystać z zadania <text:span text:style-name="KodTekst">single</text:span> pluginu Assembly, którego celem jest wygenerowanie jednego JARa zawierającego klasy naszego projektu i ich zależności. W pierwszej kolejności musimy skompilować nasz projekt. Możemy połączyć obie komendy rozdzialając je spacją:</text:p>
      <text:p text:style-name="Output">&gt; mvn compile assembly:single</text:p>
      <text:p text:style-name="Output"/>
      <text:p text:style-name="Output">[INFO] Scanning for projects...</text:p>
      <text:p text:style-name="Output">[INFO]</text:p>
      <text:p text:style-name="Output">[INFO] ---------------&lt; com.kursjava.maven:policz-silnie &gt;---------------</text:p>
      <text:p text:style-name="Output">[INFO] Building policz-silnie 1.0-SNAPSHOT</text:p>
      <text:p text:style-name="Output">(...)</text:p>
      <text:p text:style-name="Output">[INFO] --- maven-compiler-plugin:3.8.0:compile (default-compile) @ policz-silnie</text:p>
      <text:p text:style-name="Output">(...)</text:p>
      <text:p text:style-name="Output">[INFO] --- maven-assembly-plugin:3.2.0:single (default-cli) @ policz-silnie ---</text:p>
      <text:p text:style-name="Output">[INFO] Building jar: D:\kurs_maven\przyklady\policz</text:p>
      <text:p text:style-name="Output">-silnie\target\policz-silnie-1.0-SNAPSHOT-jar-with-dependencies.jar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149 s</text:p>
      <text:p text:style-name="Output">[INFO] Finished at: 2020-03-12T19:53:18+01:00</text:p>
      <text:p text:style-name="Output">[INFO] ------------------------------------------------------------------------</text:p>
      <text:p text:style-name="Odstep"/>
      <text:p text:style-name="P8">W wyniku działania pluginu Assembly wygenerowany został następujący plik w katalogu <text:span text:style-name="KodTekst">target</text:span>:</text:p>
      <text:p text:style-name="P8"><text:span text:style-name="KodTekst">policz-silnie-1.0-SNAPSHOT-jar-with-dependencies.jar</text:span></text:p>
      <text:p text:style-name="P8">Ten plik zawiera zarówno skompilowaną klasę naszego projektu, jak i wszystkie zależności wymagane w trakcie jego działania – w naszym przykładzie jest to biblioteka Log4j.</text:p>
      <text:p text:style-name="P8">Jeżeli otworzymy ten plik JAR, to zobaczymy następujace pliki i katalogi:</text:p>
      <text:p text:style-name="P8"><draw:frame draw:style-name="fr1" draw:name="grafika5" text:anchor-type="paragraph" svg:width="9.313cm" svg:height="4.207cm" draw:z-index="3"><draw:image xlink:href="Pictures/10000000000001600000009F8F5F9ED4.png" xlink:type="simple" xlink:show="embed" xlink:actuate="onLoad"/></draw:frame><text:soft-page-break/>W katalogu <text:span text:style-name="KodTekst">com</text:span> znajduje się skompilowana klasa naszego projektu, a wszystkie pozostałe katalogi i pliki należą do Log4j.</text:p>
      <text:p text:style-name="P8">Możemy ponownie spróbować uruchomić główną klasę naszego projektu, tym razem korzystając jednak z nowego pliku JAR:</text:p>
      <text:p text:style-name="Output">&gt; java -cp target/policz-silnie-1.0-SNAPSHOT-jar-with-dependencies.jar com.kursjava.maven.FactorialCounter</text:p>
      <text:p text:style-name="Output"/>
      <text:p text:style-name="Output">Przyklad liczenia silni.</text:p>
      <text:p text:style-name="Output">Silnia 5 = 120</text:p>
      <text:p text:style-name="Odstep"/>
      <text:p text:style-name="P8">Tym razem udało nam się uruchomić naszą klasę. Wszystkie zależności naszego projektu (aż jedna – Log4j) zawarte są w pliku JAR <text:span text:style-name="KodTekst">policz-silnie-1.0-SNAPSHOT-jar-with-dependencies.jar</text:span> wygenerowanym przez plugin Assembly.</text:p>
      <text:h text:style-name="P41" text:outline-level="2"><text:bookmark-start text:name="__RefHeading__5422_236710337"/>Korzystanie ze zmiennych w pliku pom.xml<text:bookmark-end text:name="__RefHeading__5422_236710337"/></text:h>
      <text:p text:style-name="P8">W plikach <text:span text:style-name="KodTekst">pom.xml</text:span> możemy definiować nazwane wartości, z których możemy potem korzystać w pliku <text:span text:style-name="KodTekst">pom.xml</text:span>. Dla przykładu, w poprzednim rozdziale dodaliśmy zależność do biblioteki Log4j – wymagało to użycia dwóch następujących wpisów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P9">&lt;/<text:span text:style-name="T6">dependency</text:span>&gt;</text:p>
      <text:p text:style-name="Odstep"/>
      <text:p text:style-name="P8">Wersja obu zależności jest taka sama – zamiast wpisywać ją na sztywno w obu elementach <text:span text:style-name="XmlTag">&lt;</text:span><text:span text:style-name="XmlElement">version</text:span><text:span text:style-name="XmlTag">&gt;</text:span>, możemy utworzyć <text:span text:style-name="T2">property</text:span> z tą wartością i użyć jej w elementach <text:span text:style-name="XmlTag">&lt;</text:span><text:span text:style-name="XmlElement">dependency</text:span><text:span text:style-name="XmlTag">&gt;</text:span>.</text:p>
      <text:p text:style-name="P8">W plik <text:span text:style-name="KodTekst">pom.xml</text:span> wygenerowanego projektu jest już kilka nazwanych wartości:</text:p>
      <text:p text:style-name="Kod">&lt;<text:span text:style-name="T6">properties</text:span>&gt;</text:p>
      <text:p text:style-name="Kod"><text:s text:c="2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2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"><text:span text:style-name="T8">&lt;/</text:span><text:span text:style-name="T7">properties</text:span><text:span text:style-name="T8">&gt;</text:span></text:p>
      <text:p text:style-name="Odstep"/>
      <text:p text:style-name="P8">Dodamy do nich nową wartość o nazwie <text:span text:style-name="KodTekst">log4j.version</text:span>:</text:p>
      <text:p text:style-name="Kod">&lt;<text:span text:style-name="T6">properties</text:span>&gt;</text:p>
      <text:p text:style-name="Kod"><text:s text:c="2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2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Podswietlony"><text:s text:c="2"/><text:span text:style-name="T8">&lt;</text:span><text:span text:style-name="T7">log4j.version</text:span><text:span text:style-name="T8">&gt;2.13.1&lt;/</text:span><text:span text:style-name="T7">log4j.version</text:span><text:span text:style-name="T8">&gt;</text:span></text:p>
      <text:p text:style-name="Kod">&lt;/<text:span text:style-name="T6">properties</text:span>&gt;</text:p>
      <text:p text:style-name="Odstep"/>
      <text:p text:style-name="P8">Aby wskazać Mavenowi, że ma skorzystać z pewnej nazwanej wartości, stosujemy składnię<text:line-break/><text:span text:style-name="KodTekst">${nazwa}</text:span> (<text:span text:style-name="T2">znak dolara, klamra, nazwa, klamra</text:span>), co widać na poniższym listingu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">&lt;/<text:span text:style-name="T6">dependency</text:span>&gt;</text:p>
      <text:p text:style-name="Odstep"/>
      <text:p text:style-name="P8">Dzięki zastąpieniu wpisanych na sztywno wersji tych zależności możemy w łatwy sposób zmienić wymaganą wersję zmieniając ją tylko w jednym miejscu naszego pliku <text:span text:style-name="KodTekst">pom.xml</text:span> – w elemencie <text:span text:style-name="XmlTag">&lt;</text:span><text:span text:style-name="XmlElement">log4j.version</text:span><text:span text:style-name="XmlTag">&gt;</text:span> zdefiniowanym w <text:span text:style-name="XmlTag">&lt;</text:span><text:span text:style-name="XmlElement">properties</text:span><text:span text:style-name="XmlTag">&gt;</text:span>.</text:p>
      <text:h text:style-name="P41" text:outline-level="2"><text:bookmark-start text:name="__RefHeading__3395_865814078"/>Podłączanie zadania pluginu do fazy budowy projektu<text:bookmark-end text:name="__RefHeading__3395_865814078"/></text:h>
      <text:p text:style-name="P8">Na początku rozdziału o pluginach zobaczyliśmy, że budowa projektu skłąda się z wielu faz, ale tylko niektóre z nich mają domyślnie przypisane zadanie pewnego pluginu, które ma zostać przez ten plugin wykonane.</text:p>
      <text:p text:style-name="P8">Dla przypomnienia, spójrzmy na fragment listy faz budowy projektu i przypisanych do nich zadań pluginów:</text:p>
      <text:p text:style-name="P20">(...)</text:p>
      <text:p text:style-name="P20">* package: org.apache.maven.plugins:maven-jar-plugin:2.4:jar</text:p>
      <text:p text:style-name="Output">* pre-integration-test: Not defined</text:p>
      <text:p text:style-name="Output">* integration-test: Not defined</text:p>
      <text:p text:style-name="Output">* post-integration-test: Not defined</text:p>
      <text:p text:style-name="Output">* verify: Not defined</text:p>
      <text:p text:style-name="Output">* install: org.apache.maven.plugins:maven-install-plugin:2.4:install</text:p>
      <text:p text:style-name="P20">* deploy: org.apache.maven.plugins:maven-deploy-plugin:2.7:deploy</text:p>
      <text:p text:style-name="Odstep"/>
      <text:p text:style-name="P8">Faza <text:span text:style-name="KodTekst">verify</text:span> nie ma powiązanego zadania żadnego pluginu, a podczas fazy <text:span text:style-name="KodTekst">package</text:span> wykonywane jest zadanie <text:span text:style-name="KodTekst">jar</text:span> pluginu <text:span text:style-name="KodTekst">maven-jar-plugin</text:span>.</text:p>
      <text:p text:style-name="P8">W pliku <text:span text:style-name="KodTekst">pom.xml</text:span> możemy skonfigurować pluginy w taki sposób, by jedno z ich dostępnych zadań zostało wykonane automatycznie, gdy Maven będzie wykonywał pewną fazę budowy projektu.</text:p>
      <text:p text:style-name="P8">Wcześniej w tym rozdziale skorzystaliśmy z pluginu Assembly do zbudowania jednego, dużego pliku JAR naszego projektu, zawierającego wszystkie zależności. Możemy dodać do naszego pliku <text:span text:style-name="KodTekst">pom.xml</text:span> konfigurację, dzięki której plugin Assembly będzie wykonywał swoje zadanie zawsze podczas np. fazy <text:span text:style-name="KodTekst">package</text:span>. Dzięki temu zawsze budując nasz projekt będziemy dodatkowo otrzymywali w katalogu <text:span text:style-name="KodTekst">target</text:span> plik JAR z zależnościami, bez potrzeby ręcznego wywoływania pluginu Assembly z lini poleceń.</text:p>
      <text:p text:style-name="P8">Aby dodać użycie Assembly do fazy <text:span text:style-name="KodTekst">package</text:span>, uzupełniamy konfigurację tego pluginu o element <text:span text:style-name="XmlTag">&lt;</text:span><text:span text:style-name="XmlElement">executions</text:span><text:span text:style-name="XmlTag">&gt;</text:span>, w którym definiujemy fazę, podczas której plugin ma zostać użyty, oraz które z jego zadań ma wtedy zostać wykonane. Konfiguracja pluginu Assembly będzie więc w naszym projekcie wyglądać następująco:</text:p>
      <text:p text:style-name="Kod">&lt;<text:span text:style-name="T6">build</text:span>&gt;</text:p>
      <text:p text:style-name="Kod"><text:s text:c="2"/>&lt;<text:span text:style-name="T6">plugins</text:span>&gt;</text:p>
      <text:p text:style-name="Kod"><text:s text:c="4"/>&lt;<text:span text:style-name="T6">plugin</text:span>&gt;</text:p>
      <text:p text:style-name="Kod"><text:s text:c="6"/>&lt;<text:span text:style-name="T6">artifactId</text:span>&gt;maven-assembly-plugin&lt;/<text:span text:style-name="T6">artifactId</text:span>&gt;</text:p>
      <text:p text:style-name="Kod"><text:s text:c="6"/>&lt;<text:span text:style-name="T6">version</text:span>&gt;3.2.0&lt;/<text:span text:style-name="T6">version</text:span>&gt;</text:p>
      <text:p text:style-name="Kod"><text:s text:c="6"/>&lt;<text:span text:style-name="T6">configuration</text:span>&gt;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&lt;/<text:span text:style-name="T6">configuration</text:span>&gt;</text:p>
      <text:p text:style-name="KodPodswietlony"><text:s text:c="6"/>&lt;<text:span text:style-name="T6">executions</text:span>&gt;</text:p>
      <text:p text:style-name="KodPodswietlony"><text:s text:c="8"/><text:span text:style-name="T8">&lt;</text:span><text:span text:style-name="T7">execution</text:span><text:span text:style-name="T8">&gt;</text:span></text:p>
      <text:p text:style-name="KodPodswietlony"><text:s text:c="10"/><text:span text:style-name="T8">&lt;</text:span><text:span text:style-name="T7">phase</text:span><text:span text:style-name="T8">&gt;package&lt;/</text:span><text:span text:style-name="T7">phase</text:span><text:span text:style-name="T8">&gt;</text:span></text:p>
      <text:p text:style-name="KodPodswietlony"><text:s text:c="10"/><text:span text:style-name="T8">&lt;</text:span><text:span text:style-name="T7">goals</text:span><text:span text:style-name="T8">&gt;</text:span></text:p>
      <text:p text:style-name="KodPodswietlony"><text:s text:c="12"/><text:span text:style-name="T8">&lt;</text:span><text:span text:style-name="T7">goal</text:span><text:span text:style-name="T8">&gt;single&lt;/</text:span><text:span text:style-name="T7">goal</text:span><text:span text:style-name="T8">&gt;</text:span></text:p>
      <text:p text:style-name="KodPodswietlony"><text:s text:c="10"/><text:span text:style-name="T8">&lt;/</text:span><text:span text:style-name="T7">goals</text:span><text:span text:style-name="T8">&gt;</text:span></text:p>
      <text:p text:style-name="KodPodswietlony"><text:s text:c="8"/><text:span text:style-name="T8">&lt;/</text:span><text:span text:style-name="T7">execution</text:span><text:span text:style-name="T8">&gt;</text:span></text:p>
      <text:p text:style-name="KodPodswietlony"><text:s text:c="6"/>&lt;/<text:span text:style-name="T6">executions</text:span>&gt;</text:p>
      <text:p text:style-name="Kod"><text:s text:c="4"/>&lt;/<text:span text:style-name="T6">plugin</text:span>&gt;</text:p>
      <text:p text:style-name="Kod"><text:span text:style-name="T8"><text:s text:c="2"/>&lt;/</text:span><text:span text:style-name="T7">plugins</text:span><text:span text:style-name="T8">&gt;</text:span></text:p>
      <text:p text:style-name="Kod"><text:span text:style-name="T8">&lt;/</text:span><text:span text:style-name="T7">build</text:span><text:span text:style-name="T8">&gt;</text:span></text:p>
      <text:p text:style-name="Odstep"/>
      <text:p text:style-name="P8"><text:soft-page-break/>W elemencie <text:span text:style-name="XmlTag">&lt;</text:span><text:span text:style-name="XmlElement">phase</text:span><text:span text:style-name="XmlTag">&gt;</text:span> podajemy nazwę fazy, podczas której plugin ma zostać użyty, a w elemencie <text:span text:style-name="XmlTag">&lt;</text:span><text:span text:style-name="XmlElement">goal</text:span><text:span text:style-name="XmlTag">&gt;</text:span> – zadanie, które plugin ma wtedy wykonać.</text:p>
      <text:p text:style-name="P8">Jeżeli zbudujemy teraz od nowa projekt, to zobaczymy, że w katalogu <text:span text:style-name="KodTekst">target</text:span>, poza plikiem JAR standardowo generowanym w fazie <text:span text:style-name="KodTekst">package</text:span>, znajduje się także drugi plik JAR – ten wygenerowany przez podłączony przez nas do fazy <text:span text:style-name="KodTekst">package</text:span> plugin Assembly:</text:p>
      <text:p text:style-name="Output">&gt; mvn clean install</text:p>
      <text:p text:style-name="Output"/>
      <text:p text:style-name="Output">[INFO] Building policz-silnie 1.0-SNAPSHOT</text:p>
      <text:p text:style-name="Output">(...)</text:p>
      <text:p text:style-name="Output">[INFO] --- maven-compiler-plugin:3.8.0:compile (default-compile) @ policz-silnie ---</text:p>
      <text:p text:style-name="Output">[INFO] Changes detected - recompiling the module!</text:p>
      <text:p text:style-name="Output">[INFO] Compiling 1 source file to D:\kurs_maven\przyklady\policz-silnie\target\classes</text:p>
      <text:p text:style-name="Output">[INFO]</text:p>
      <text:p text:style-name="Output">(...)</text:p>
      <text:p text:style-name="Output">[INFO]</text:p>
      <text:p text:style-name="Output">[INFO] --- maven-jar-plugin:3.0.2:jar (default-jar) @ policz-silnie ---</text:p>
      <text:p text:style-name="Output">[INFO] Building jar: D:\kurs_maven\przyklady\policz-silnie\target\policz-silnie-1.0-SNAPSHOT.jar</text:p>
      <text:p text:style-name="Output">[INFO]</text:p>
      <text:p text:style-name="P24">[INFO] --- maven-assembly-plugin:3.2.0:single (assemble-jar-with-depen<text:span text:style-name="OutputHighlight">de</text:span>ncies) @ policz-silnie ---</text:p>
      <text:p text:style-name="P24">[INFO] Building jar: D:\kurs_maven\przyklady\policz-silnie\target\policz-silnie-1.0-SNAPSHOT-jar-with-dependencies.jar</text:p>
      <text:p text:style-name="Output">[INFO]</text:p>
      <text:p text:style-name="Output">[INFO] --- maven-install-plugin:2.5.2:install (default-install) @ policz-silnie ---</text:p>
      <text:p text:style-name="Output">(...)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5.086 s</text:p>
      <text:p text:style-name="Output">[INFO] Finished at: 2020-03-14T13:46:49+01:00</text:p>
      <text:p text:style-name="Output">[INFO] -----------------------------------------------------------------------</text:p>
      <text:p text:style-name="Odstep"/>
      <text:p text:style-name="P8">Maven w fazie <text:span text:style-name="KodTekst">package</text:span> poza standardowym wykonaniem zadania <text:span text:style-name="KodTekst">jar </text:span>pluginu <text:span text:style-name="KodTekst">maven-jar-plugin</text:span>, wykonał także zadanie <text:span text:style-name="KodTekst">single</text:span> pluginu <text:span text:style-name="KodTekst">maven-assembly-plugin</text:span>, co zostało zaznaczone na powyższym listingu.</text:p>
      <text:p text:style-name="Informacja">Zauważ, że powyżej skorzystaliśmy z <text:span text:style-name="KodTekst">mvn install</text:span>, a plugin Assembly podpięliśmy do fazy <text:span text:style-name="KodTekst">package</text:span>. Plugin i tak został użyty, ponieważ wykonanie fazy <text:span text:style-name="KodTekst">package</text:span> jest jedną z czynności poprzedzających wykonanie fazy <text:span text:style-name="KodTekst">install</text:span>.</text:p>
      <text:h text:style-name="P41" text:outline-level="2"><text:bookmark-start text:name="__RefHeading__3397_865814078"/>Konfiguracja i uruchamianie testów jednostkowych<text:bookmark-end text:name="__RefHeading__3397_865814078"/></text:h>
      <text:p text:style-name="P8">W fazie <text:span text:style-name="KodTekst">test</text:span>, Maven domyślnie wykonuje testy zawarte w plikach projektu, których nazwa pasuje do któregoś z poniższych wzorców (** oznacza dowolny katalog projektu):</text:p>
      <text:list xml:id="list1825733163328975015" text:style-name="L14">
        <text:list-item>
          <text:p text:style-name="P60"><text:span text:style-name="KodTekst">**/Test*.java</text:span></text:p>
        </text:list-item>
        <text:list-item>
          <text:p text:style-name="P60"><text:span text:style-name="KodTekst">**/*Test.java</text:span></text:p>
        </text:list-item>
        <text:list-item>
          <text:p text:style-name="P60"><text:span text:style-name="KodTekst">**/*Tests.java</text:span></text:p>
        </text:list-item>
        <text:list-item>
          <text:p text:style-name="P60"><text:span text:style-name="KodTekst">**/*TestCase.java</text:span></text:p>
        </text:list-item>
      </text:list>
      <text:p text:style-name="P8">Testy powinniśmy umieszczać w katalogu <text:span text:style-name="KodTekst">src/test/java</text:span>. Jeżeli mamy potrzebę korzystać z pliku z testami, który nie pasuje po powyższych wzorców, to możemy skonfigurować plugin Surfire, którego Maven używa do uruchamiania testów, aby brał pod uwagę pliki z testami o innych nazwach.</text:p>
      <text:p text:style-name="P8">Dla przykładu, dodajmy do katalogu <text:span text:style-name="KodTekst">src/test/java</text:span> plik o nazwie <text:span text:style-name="KodTekst">CheckFactorial.java</text:span>, w którym dodamy dwa testy jednostkowe klasy <text:span text:style-name="KodTekst">FactorialCounter</text:span>, którą dodaliśmy do projektu w jednym z poprzednich rozdziałów:</text:p>
      <text:p text:style-name="NazwaPliku">policz-silnie/src/test/java/com/kursjava/maven/CheckFactorial.java</text:p>
      <text:p text:style-name="Kod"><text:span text:style-name="T6">package </text:span>com.kursjava.maven;</text:p>
      <text:p text:style-name="Kod"/>
      <text:p text:style-name="Kod"><text:span text:style-name="T6">import static </text:span>org.junit.Assert.<text:span text:style-name="T1">assertEquals</text:span>;</text:p>
      <text:p text:style-name="Kod"><text:span text:style-name="T6">import </text:span>org.junit.<text:span text:style-name="T29">Test</text:span>;</text:p>
      <text:p text:style-name="Kod"/>
      <text:p text:style-name="Kod"><text:span text:style-name="T6">public class </text:span>CheckFactorial {</text:p>
      <text:p text:style-name="Kod"><text:s text:c="2"/><text:span text:style-name="T30">@Test</text:span></text:p>
      <text:p text:style-name="Kod"><text:span text:style-name="T29"><text:s text:c="2"/></text:span><text:span text:style-name="T7">public void </text:span><text:span text:style-name="T8">shouldReturnFactorial() {</text:span></text:p>
      <text:p text:style-name="Kod"><text:s text:c="4"/><text:span text:style-name="T8">assertEquals(</text:span><text:span text:style-name="T23">120</text:span><text:span text:style-name="T8">, FactorialCounter.factorial(</text:span><text:span text:style-name="T23">5</text:span><text:span text:style-name="T8">));</text:span></text:p>
      <text:p text:style-name="Kod"><text:s text:c="2"/><text:span text:style-name="T8">}</text:span></text:p>
      <text:p text:style-name="P11"/>
      <text:p text:style-name="Kod"><text:s text:c="2"/><text:span text:style-name="T30">@Test</text:span><text:span text:style-name="T8">(expected = IllegalArgumentException.</text:span><text:span text:style-name="T7">class</text:span><text:span text:style-name="T8">)</text:span></text:p>
      <text:p text:style-name="Kod"><text:s text:c="2"/><text:span text:style-name="T7">public void </text:span><text:span text:style-name="T8">shouldThrowExceptionForInvalidArgument() {</text:span></text:p>
      <text:p text:style-name="Kod"><text:s text:c="4"/><text:span text:style-name="T8">FactorialCounter.factorial(-</text:span><text:span text:style-name="T23">1</text:span><text:span text:style-name="T8">);</text:span></text:p>
      <text:p text:style-name="Kod"><text:s text:c="2"/><text:span text:style-name="T8">}</text:span></text:p>
      <text:p text:style-name="Kod">}</text:p>
      <text:p text:style-name="Odstep"/>
      <text:p text:style-name="P8">Jeżeli teraz zlecimy Mavenowi wykonanie testów, to testy z naszego pliku <text:span text:style-name="KodTekst">CheckFactorial</text:span> nie zostaną wykonane. Jedyny test, jaki się wykona, to ten zawarty w pliku <text:span text:style-name="KodTekst">AppTest.java</text:span>, który został utworzony podczas generowania projektu za pomocą generatora archetypów:</text:p>
      <text:p text:style-name="Output">&gt; mvn test</text:p>
      <text:p text:style-name="Output"/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AppTest</text:p>
      <text:p text:style-name="Output">[INFO] Tests run: 1, Failures: 0, Errors: 0, Skipped: 0, Time elapsed: 0.033 s - in com.kursjava.maven.AppTest</text:p>
      <text:p text:style-name="Output">[INFO]</text:p>
      <text:p text:style-name="Output">[INFO] Results:</text:p>
      <text:p text:style-name="Output"><text:soft-page-break/>[INFO]</text:p>
      <text:p text:style-name="Output">[INFO] Tests run: 1, Failures: 0, Errors: 0, Skipped: 0</text:p>
      <text:p text:style-name="Output">[INFO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725 s</text:p>
      <text:p text:style-name="Output">[INFO] Finished at: 2020-03-15T11:47:31+01:00</text:p>
      <text:p text:style-name="Output">[INFO] ------------------------------------------------------------------------</text:p>
      <text:p text:style-name="Odstep"/>
      <text:p text:style-name="P8">Aby plugin Surefire brał pod uwagę testy zawarte w naszym pliku <text:span text:style-name="KodTekst">CheckFactorial.java</text:span>, musimy skonfigurować go w pliku <text:span text:style-name="KodTekst">pom.xml</text:span>:</text:p>
      <text:p text:style-name="Kod">&lt;<text:span text:style-name="T6">plugin</text:span>&gt;</text:p>
      <text:p text:style-name="Kod"><text:s text:c="2"/><text:span text:style-name="T8">&lt;</text:span><text:span text:style-name="T7">artifactId</text:span><text:span text:style-name="T8">&gt;maven-surefir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22.1&lt;/</text:span><text:span text:style-name="T7">version</text:span><text:span text:style-name="T8">&gt;</text:span></text:p>
      <text:p text:style-name="Kod"><text:s text:c="2"/><text:span text:style-name="T8">&lt;</text:span><text:span text:style-name="T7">configuration</text:span><text:span text:style-name="T8">&gt;</text:span></text:p>
      <text:p text:style-name="Kod"><text:s text:c="4"/><text:span text:style-name="T8">&lt;</text:span><text:span text:style-name="T7">includes</text:span><text:span text:style-name="T8">&gt;</text:span></text:p>
      <text:p text:style-name="Kod"><text:s text:c="6"/><text:span text:style-name="T8">&lt;</text:span><text:span text:style-name="T7">include</text:span><text:span text:style-name="T8">&gt;**/*Test.java&lt;/</text:span><text:span text:style-name="T7">include</text:span><text:span text:style-name="T8">&gt;</text:span></text:p>
      <text:p text:style-name="Kod"><text:s text:c="6"/><text:span text:style-name="T8">&lt;</text:span><text:span text:style-name="T7">include</text:span><text:span text:style-name="T8">&gt;CheckFactorial.java&lt;/</text:span><text:span text:style-name="T7">include</text:span><text:span text:style-name="T8">&gt;</text:span></text:p>
      <text:p text:style-name="Kod"><text:s text:c="4"/><text:span text:style-name="T8">&lt;/</text:span><text:span text:style-name="T7">includes</text:span><text:span text:style-name="T8">&gt;</text:span></text:p>
      <text:p text:style-name="Kod"><text:s text:c="2"/><text:span text:style-name="T8">&lt;/</text:span><text:span text:style-name="T7">configuration</text:span><text:span text:style-name="T8">&gt;</text:span></text:p>
      <text:p text:style-name="Kod">&lt;/<text:span text:style-name="T6">plugin</text:span>&gt;</text:p>
      <text:p text:style-name="Odstep"/>
      <text:p text:style-name="P8">Pliki z testami, które ma brać pod uwagę plugin Surefire, umieszczamy w elementach <text:span text:style-name="XmlTag">&lt;</text:span><text:span text:style-name="XmlElement">include</text:span><text:span text:style-name="XmlTag">&gt;</text:span>. Zauważ, że dodaliśmy także <text:span text:style-name="XmlTag">&lt;</text:span><text:span text:style-name="XmlElement">include</text:span><text:span text:style-name="XmlTag">&gt;</text:span> z <text:span text:style-name="KodTekst">**/*Test.java</text:span>, ponieważ ręczna konfiguracja nazw plików testowych powoduje, że domyślne wzorce, które przedstawiłem na początku rozdziału, przestają być używane. Gdybym pominął ten <text:span text:style-name="XmlTag">&lt;</text:span><text:span text:style-name="XmlElement">include</text:span><text:span text:style-name="XmlTag">&gt;</text:span>, to jedynie testy z pliku <text:span text:style-name="KodTekst">CheckFactorial.java</text:span> byłyby wykonywane.</text:p>
      <text:p text:style-name="P8">Jeżeli teraz wykonamy testy, to zobaczymy, że wykonane zostały testy z obu plików:</text:p>
      <text:p text:style-name="Output">&gt; mvn test</text:p>
      <text:p text:style-name="Output"/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<text:span text:style-name="OutputHighlight">[INFO] Running com.kursjava.maven.AppTest</text:span></text:p>
      <text:p text:style-name="Output"><text:span text:style-name="OutputHighlight">[INFO] Tests run: 1, Failures: 0, Errors: 0, Skipped: 0, Time elapsed: 0.046 s - in com.kursjava.maven.AppTest</text:span></text:p>
      <text:p text:style-name="Output"><text:span text:style-name="OutputHighlight">[INFO] Running com.kursjava.maven.CheckFactorial</text:span></text:p>
      <text:p text:style-name="Output">12:09:59 ERROR com.kursjava.maven.FactorialCounter - Nieprawidlowa wartosc n: -1</text:p>
      <text:p text:style-name="Output"><text:span text:style-name="OutputHighlight">[INFO] Tests run: 2, Failures: 0, Errors: 0, Skipped: 0, Time elapsed: 0.384 s - in com.kursjava.maven.CheckFactorial</text:span></text:p>
      <text:p text:style-name="Output">[INFO]</text:p>
      <text:p text:style-name="Output">[INFO] Results:</text:p>
      <text:p text:style-name="Output">[INFO]</text:p>
      <text:p text:style-name="Output"><text:span text:style-name="OutputHighlight">[INFO] Tests run: 3, Failures: 0, Errors: 0, Skipped: 0</text:span></text:p>
      <text:p text:style-name="Output">[INFO]</text:p>
      <text:p text:style-name="Output">[INFO] ------------------------------------------------------------------------</text:p>
      <text:p text:style-name="Output"><text:soft-page-break/>[INFO] BUILD SUCCESS</text:p>
      <text:p text:style-name="Output">[INFO] ------------------------------------------------------------------------</text:p>
      <text:p text:style-name="Output">[INFO] Total time: <text:s/>3.161 s</text:p>
      <text:p text:style-name="Output">[INFO] Finished at: 2020-03-15T12:10:00+01:00</text:p>
      <text:p text:style-name="Output">[INFO] ------------------------------------------------------------------------</text:p>
      <text:p text:style-name="Odstep"/>
      <text:p text:style-name="Informacja">Pliki z testami możemy także wykluczać korzystając z elementu <text:span text:style-name="XmlTag">&lt;</text:span><text:span text:style-name="XmlElement">exclude</text:span><text:span text:style-name="XmlTag">&gt;</text:span>, którego elementem nadrzędnym powinien być element <text:span text:style-name="XmlTag">&lt;</text:span><text:span text:style-name="XmlElement">excludes</text:span><text:span text:style-name="XmlTag">&gt;</text:span> zawarty z kolei w elemencie <text:span text:style-name="XmlTag">&lt;</text:span><text:span text:style-name="XmlElement">configuration</text:span><text:span text:style-name="XmlTag">&gt;</text:span>, widocznym powyżej.</text:p>
      <text:p text:style-name="Odstep"/>
      <text:p text:style-name="P8">Czasami możemy mieć potrzebę wykonać testy jednostkowe z jednego, konkretnego pliku. Aby wskazać ten plik, korzystamy z parametru <text:span text:style-name="KodTekst">test</text:span>, którego wartością powinna być nazwa klasy (bez rozszerzenia):</text:p>
      <text:p text:style-name="Output">&gt; mvn -Dtest=CheckFactorial test</text:p>
      <text:p text:style-name="Output"/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CheckFactorial</text:p>
      <text:p text:style-name="Output">12:13:41 ERROR com.kursjava.maven.FactorialCounter - Nieprawidlowa wartosc n: -1</text:p>
      <text:p text:style-name="Output">[INFO] Tests run: 2, Failures: 0, Errors: 0, Skipped: 0, Time elapsed: 0.415 s - in com.kursjava.maven.CheckFactorial</text:p>
      <text:p text:style-name="Output">[INFO]</text:p>
      <text:p text:style-name="Output">[INFO] Results:</text:p>
      <text:p text:style-name="Output">[INFO]</text:p>
      <text:p text:style-name="Output">[INFO] Tests run: 2, Failures: 0, Errors: 0, Skipped: 0</text:p>
      <text:p text:style-name="Output">[INFO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453 s</text:p>
      <text:p text:style-name="Output">[INFO] Finished at: 2020-03-15T12:13:42+01:00</text:p>
      <text:p text:style-name="Output">[INFO] ------------------------------------------------------------------------</text:p>
      <text:p text:style-name="Odstep"/>
      <text:p text:style-name="P8">Za pomocą <text:span text:style-name="KodTekst">mvn -Dtest=CheckFactorial test</text:span> zleciliśmy Mavenowi wykonanie testów w klasie <text:span text:style-name="KodTekst">CheckFactorial</text:span> – nazwę tej klasy ustawiliśmy jako parametr o nazwie <text:span text:style-name="KodTekst">test</text:span> (parametr określający plik z testami do wykonania i faza testów nazywają się w tym przypadku tak samo – <text:span text:style-name="KodTekst">test</text:span>).</text:p>
      <text:p text:style-name="Informacja">Więcej informacji o uruchamianiu i konfiguracji testów znajdziesz w oficjalnej dokumentacji Maven:</text:p>
      <text:p text:style-name="Informacja"/>
      <text:p text:style-name="Informacja"><text:a xlink:type="simple" xlink:href="https://maven.apache.org/surefire/maven-surefire-plugin/examples/inclusion-exclusion.html" text:style-name="Internet_20_link" text:visited-style-name="Visited_20_Internet_20_Link">https://maven.apache.org/surefire/maven-surefire-plugin/examples/inclusion-exclusion.html</text:a></text:p>
      <text:p text:style-name="Informacja"><text:a xlink:type="simple" xlink:href="https://maven.apache.org/surefire/maven-surefire-plugin/examples/single-test.html" text:style-name="Internet_20_link" text:visited-style-name="Visited_20_Internet_20_Link">https://maven.apache.org/surefire/maven-surefire-plugin/examples/single-test.html</text:a></text:p>
      <text:h text:style-name="Heading_20_2" text:outline-level="2"><text:bookmark-start text:name="__RefHeading__3399_865814078"/><text:soft-page-break/>Dodawanie testów integracyjnych do fazy verify<text:bookmark-end text:name="__RefHeading__3399_865814078"/></text:h>
      <text:p text:style-name="P8">Poza testami jednostkowymi, Maven może także uruchamiać dla nas testy integracyjne w fazie <text:span text:style-name="KodTekst">verify</text:span>.</text:p>
      <text:p text:style-name="P8">Domyślnie jednak funkcjonalność ta nie jest włączona. Aby Maven wykonał testy integracyjne, musimy do pliku <text:span text:style-name="KodTekst">pom.xml</text:span> dodać konfigurację pluginu o nazwie <text:span text:style-name="T2">Failsafe</text:span>, którego zadaniem jest właśnie uruchamianie testów integracyjnych.</text:p>
      <text:p text:style-name="P8">Plugin Failsafe domyślnie wykonuje testy w plikach, które pasują do któregoś z poniższych wzorców (** oznacza dowolny katalog w projekcie):</text:p>
      <text:list xml:id="list4432937020118005418" text:style-name="L15">
        <text:list-item>
          <text:p text:style-name="P61"><text:span text:style-name="KodTekst">**/IT*.java</text:span></text:p>
        </text:list-item>
        <text:list-item>
          <text:p text:style-name="P61"><text:span text:style-name="KodTekst">**/*IT.java</text:span></text:p>
        </text:list-item>
        <text:list-item>
          <text:p text:style-name="P61"><text:span text:style-name="KodTekst">**/*ITCase.java</text:span></text:p>
        </text:list-item>
      </text:list>
      <text:p text:style-name="P8">Poniżej znajduje się przykładowa konfiguracja tego pluginu dodana do pliku <text:span text:style-name="KodTekst">pom.xml</text:span> naszego projektu:</text:p>
      <text:p text:style-name="Kod">&lt;<text:span text:style-name="T6">plugin</text:span>&gt;</text:p>
      <text:p text:style-name="Kod"><text:s text:c="2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2"/><text:span text:style-name="T8">&lt;</text:span><text:span text:style-name="T7">executions</text:span><text:span text:style-name="T8">&gt;</text:span></text:p>
      <text:p text:style-name="Kod"><text:s text:c="4"/><text:span text:style-name="T8">&lt;</text:span><text:span text:style-name="T7">execution</text:span><text:span text:style-name="T8">&gt;</text:span></text:p>
      <text:p text:style-name="Kod"><text:s text:c="6"/><text:span text:style-name="T8">&lt;</text:span><text:span text:style-name="T7">goals</text:span><text:span text:style-name="T8">&gt;</text:span></text:p>
      <text:p text:style-name="Kod"><text:s text:c="8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8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6"/><text:span text:style-name="T8">&lt;/</text:span><text:span text:style-name="T7">goals</text:span><text:span text:style-name="T8">&gt;</text:span></text:p>
      <text:p text:style-name="Kod"><text:s text:c="4"/><text:span text:style-name="T8">&lt;/</text:span><text:span text:style-name="T7">execution</text:span><text:span text:style-name="T8">&gt;</text:span></text:p>
      <text:p text:style-name="Kod"><text:s text:c="2"/><text:span text:style-name="T8">&lt;/</text:span><text:span text:style-name="T7">executions</text:span><text:span text:style-name="T8">&gt;</text:span></text:p>
      <text:p text:style-name="Kod">&lt;/<text:span text:style-name="T6">plugin</text:span>&gt;</text:p>
      <text:p text:style-name="Odstep"/>
      <text:p text:style-name="P8">Do katalogu <text:span text:style-name="KodTekst">src/test/java/com/kursjava/maven</text:span> dodamy plik <text:span text:style-name="KodTekst">ITFactorialCounter.java</text:span> z przykładowym testem:</text:p>
      <text:p text:style-name="NazwaPliku">src/test/java/com/kursjava/maven/ITFactorialCounter.java</text:p>
      <text:p text:style-name="Kod"><text:span text:style-name="T6">package </text:span>com.kursjava.maven;</text:p>
      <text:p text:style-name="Kod"/>
      <text:p text:style-name="Kod"><text:span text:style-name="T6">import static </text:span>org.junit.Assert.assertEquals;</text:p>
      <text:p text:style-name="Kod"><text:span text:style-name="T7">import </text:span><text:span text:style-name="T8">org.junit.Test;</text:span></text:p>
      <text:p text:style-name="P11"/>
      <text:p text:style-name="Kod"><text:span text:style-name="T6">public class </text:span>ITCheckFactorial {</text:p>
      <text:p text:style-name="Kod"><text:s text:c="2"/><text:span text:style-name="T30">@Test</text:span></text:p>
      <text:p text:style-name="Kod"><text:span text:style-name="T29"><text:s text:c="2"/></text:span><text:span text:style-name="T7">public void </text:span><text:span text:style-name="T8">shouldReturnFactorial() {</text:span></text:p>
      <text:p text:style-name="Kod"><text:s text:c="4"/><text:span text:style-name="T8">assertEquals(</text:span><text:span text:style-name="T23">24</text:span><text:span text:style-name="T8">, FactorialCounter.factorial(</text:span><text:span text:style-name="T23">4</text:span><text:span text:style-name="T8">));</text:span></text:p>
      <text:p text:style-name="Kod"><text:s text:c="2"/><text:span text:style-name="T8">}</text:span></text:p>
      <text:p text:style-name="Kod">}</text:p>
      <text:p text:style-name="Odstep"/>
      <text:p text:style-name="P8">Możemy teraz zlecić Mavenowi zbudowanie projektu wraz z wykonaniem testów integracyjnych przy użyciu <text:span text:style-name="KodTekst">mvn verify</text:span>:</text:p>
      <text:p text:style-name="P31">&gt; mvn verify</text:p>
      <text:p text:style-name="Output"/>
      <text:p text:style-name="Output">(...)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AppTest</text:p>
      <text:p text:style-name="Output">[INFO] Tests run: 1, Failures: 0, Errors: 0, Skipped: 0, Time elapsed: 0.046 s - in com.kursjava.maven.AppTest</text:p>
      <text:p text:style-name="Output">[INFO] Running com.kursjava.maven.CheckFactorial</text:p>
      <text:p text:style-name="Output">18:18:49 ERROR com.kursjava.maven.FactorialCounter - Nieprawidlowa wartosc n: -1</text:p>
      <text:p text:style-name="Output">[INFO] Tests run: 2, Failures: 0, Errors: 0, Skipped: 0, Time elapsed: 0.381 s - in com.kursjava.maven.CheckFactorial</text:p>
      <text:p text:style-name="Output">[INFO]</text:p>
      <text:p text:style-name="Output">[INFO] Results:</text:p>
      <text:p text:style-name="Output">[INFO]</text:p>
      <text:p text:style-name="Output">[INFO] Tests run: 3, Failures: 0, Errors: 0, Skipped: 0</text:p>
      <text:p text:style-name="Output">[INFO]</text:p>
      <text:p text:style-name="Output">[INFO]</text:p>
      <text:p text:style-name="Output">(...)</text:p>
      <text:p text:style-name="Output"><text:span text:style-name="OutputHighlight">[INFO] --- maven-failsafe-plugin:3.0.0-M4:integration-test (default) @ policz-silnie ---</text:span></text:p>
      <text:p text:style-name="Output"><text:span text:style-name="OutputHighlight">[INFO]</text:span></text:p>
      <text:p text:style-name="Output"><text:span text:style-name="OutputHighlight">[INFO] -------------------------------------------------------</text:span></text:p>
      <text:p text:style-name="Output"><text:span text:style-name="OutputHighlight">[INFO] <text:s/>T E S T S</text:span></text:p>
      <text:p text:style-name="Output"><text:span text:style-name="OutputHighlight">[INFO] -------------------------------------------------------</text:span></text:p>
      <text:p text:style-name="Output"><text:span text:style-name="OutputHighlight">[INFO] Running com.kursjava.maven.ITCheckFactorial</text:span></text:p>
      <text:p text:style-name="Output"><text:span text:style-name="OutputHighlight">[INFO] Tests run: 1, Failures: 0, Errors: 0, Skipped: 0, Time elapsed: 0.412 s - in com.kursjava.maven.ITCheckFactorial</text:span></text:p>
      <text:p text:style-name="Output"><text:span text:style-name="OutputHighlight">[INFO]</text:span></text:p>
      <text:p text:style-name="Output"><text:span text:style-name="OutputHighlight">[INFO] Results:</text:span></text:p>
      <text:p text:style-name="Output"><text:span text:style-name="OutputHighlight">[INFO]</text:span></text:p>
      <text:p text:style-name="Output"><text:span text:style-name="OutputHighlight">[INFO] Tests run: 1, Failures: 0, Errors: 0, Skipped: 0</text:span></text:p>
      <text:p text:style-name="Output"><text:span text:style-name="OutputHighlight">[INFO]</text:span></text:p>
      <text:p text:style-name="Output"><text:span text:style-name="OutputHighlight">[INFO]</text:span></text:p>
      <text:p text:style-name="Output"><text:span text:style-name="OutputHighlight">[INFO] --- maven-failsafe-plugin:3.0.0-M4:verify (default) @ policz-silnie ---</text:span>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6.994 s</text:p>
      <text:p text:style-name="Output">[INFO] Finished at: 2020-03-15T18:18:53+01:00</text:p>
      <text:p text:style-name="Output">[INFO] ------------------------------------------------------------------------</text:p>
      <text:p text:style-name="Odstep"/>
      <text:p text:style-name="P8">Jak widzimy powyżej, najpierw wykonane zostały testy jednostkowe przez plugin Surefire, a dopiero potem plugin Failsafe wykonał test integracyjny.</text:p>
      <text:p text:style-name="P8">Plugin ten możemy konfigurować podobnie jak plugin Surefire. Możemy zmienić konfigurację pluginu, by szukał testów integracyjnych w innym podkatalogu czy też zmienić wzorce dopasowania plików z testami itp.</text:p>
      <text:p text:style-name="Informacja">Więcej informacji o pluginie Failsafe znajdziesz w oficjalnej dokumentacji Maven:</text:p>
      <text:p text:style-name="Informacja"/>
      <text:p text:style-name="Informacja"><text:a xlink:type="simple" xlink:href="https://maven.apache.org/surefire/maven-failsafe-plugin/plugin-info.html" text:style-name="Internet_20_link" text:visited-style-name="Visited_20_Internet_20_Link">https://maven.apache.org/surefire/maven-failsafe-plugin/plugin-info.html</text:a></text:p>
      <text:p text:style-name="Informacja"><text:a xlink:type="simple" xlink:href="https://maven.apache.org/surefire/maven-failsafe-plugin/examples/inclusion-exclusion.html" text:style-name="Internet_20_link" text:visited-style-name="Visited_20_Internet_20_Link">https://maven.apache.org/surefire/maven-failsafe-plugin/examples/inclusion-exclusion.html</text:a></text:p>
      <text:h text:style-name="P41" text:outline-level="2"><text:bookmark-start text:name="__RefHeading__9122_1386204621"/>Podsumowanie<text:bookmark-end text:name="__RefHeading__9122_1386204621"/></text:h>
      <text:list xml:id="list7103112495294886718" text:style-name="L16">
        <text:list-item>
          <text:p text:style-name="P62">Aby zbudować nasz projekt, Maven wykonuje ponad 20 zależnych od siebie faz (<text:span text:style-name="T2">lifecycle phases</text:span>), w skład których wchodzą m. in. fazy: <text:span text:style-name="KodTekst">compile</text:span>, <text:span text:style-name="KodTekst">test</text:span>, <text:span text:style-name="KodTekst">package</text:span>, oraz <text:span text:style-name="KodTekst">install</text:span>.</text:p>
        </text:list-item>
        <text:list-item>
          <text:p text:style-name="P62">Pluginy Mavena to po prostu projekty Mavenowe, które udostępniają pewną funkcjonalność, z której możemy korzystać używając Mavena.</text:p>
        </text:list-item>
        <text:list-item>
          <text:p text:style-name="P62">Część z pluginów jest od razu używana przez Maven, jak na przykład plugin Maven Compiler, a inne musimy wpierw skonfigurować w pliku <text:span text:style-name="KodTekst">pom.xml</text:span>.</text:p>
        </text:list-item>
        <text:list-item>
          <text:p text:style-name="P62">Z pluginów korzysta się podając nazwę pluginu oraz jedno z zadań (<text:span text:style-name="T2">plugin goal</text:span>), które może on wykonać, np. komenda <text:span text:style-name="KodTekst">mvn exec:java</text:span> zleca wykonanie zadania <text:span text:style-name="KodTekst">java</text:span> pluginu Exec.</text:p>
        </text:list-item>
        <text:list-item>
          <text:p text:style-name="P62">Fazy budowy projektu mogą mieć przypisane zadania pluginów. Gdy Maven wykonuje daną fazą, to uruchomi wszystkie zadania pluginów skojarzone z tą fazą. Dla przykładu, faza <text:span text:style-name="KodTekst">package</text:span> uruchamia zadanie <text:span text:style-name="KodTekst">jar</text:span> pluginu Maven Jar.</text:p>
        </text:list-item>
        <text:list-item>
          <text:p text:style-name="P62">Aby sprawdzić, jakie fazy budowy projektu są dostępne i zobaczyć ich domyślnie przypiasne zadania pluginów, skorzystaj z komendy:</text:p>
        </text:list-item>
      </text:list>
      <text:p text:style-name="Output">mvn help:describe -Dcmd=install</text:p>
      <text:p text:style-name="Odstep"/>
      <text:list xml:id="list35652474" text:continue-numbering="true" text:style-name="L16">
        <text:list-item>
          <text:p text:style-name="P62">Aby zobaczyć informacje o pluginie i jego zadania, skorzystaj z poniższej komendy (wartość dla parametru <text:span text:style-name="KodTekst">plugin</text:span> to złączenie <text:span text:style-name="KodTekst">groupId</text:span> i <text:span text:style-name="KodTekst">artifactId</text:span> pluginu):</text:p>
        </text:list-item>
      </text:list>
      <text:p text:style-name="Output">mvn help:describe -Dplugin=org.apache.maven.plugins:maven-surefire-plugin</text:p>
      <text:p text:style-name="Odstep"/>
      <text:list xml:id="list35653235" text:continue-numbering="true" text:style-name="L16">
        <text:list-item>
          <text:p text:style-name="P62">Domyślnie generowany przez Maven plik JAR w katalogu <text:span text:style-name="KodTekst">target</text:span> zawiera jedynie klasy naszego projektu. Możemy skorzystać z pluginu <text:span text:style-name="T2">Assembly</text:span>, aby wygenerować jeden duży JAR zawierający wszystkie zależności.</text:p>
        </text:list-item>
        <text:list-item>
          <text:p text:style-name="P62">Plugin Assembly przed użyciem należy skonfigurować w pliku <text:span text:style-name="KodTekst">pom.xml</text:span>:</text:p>
        </text:list-item>
      </text:list>
      <text:p text:style-name="Kod">&lt;<text:span text:style-name="T6">build</text:span>&gt;</text:p>
      <text:p text:style-name="Kod"><text:s text:c="2"/><text:span text:style-name="T8">&lt;</text:span><text:span text:style-name="T7">plugins</text:span><text:span text:style-name="T8">&gt;</text:span></text:p>
      <text:p text:style-name="Kod"><text:s text:c="4"/><text:span text:style-name="T8">&lt;</text:span><text:span text:style-name="T7">plugin</text:span><text:span text:style-name="T8">&gt;</text:span></text:p>
      <text:p text:style-name="Kod"><text:s text:c="6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"><text:span text:style-name="T8"><text:s text:c="6"/>&lt;</text:span><text:span text:style-name="T7">version</text:span><text:span text:style-name="T8">&gt;3.2.0&lt;/</text:span><text:span text:style-name="T7">version</text:span><text:span text:style-name="T8">&gt;</text:span></text:p>
      <text:p text:style-name="Kod"><text:s text:c="6"/><text:span text:style-name="T8">&lt;</text:span><text:span text:style-name="T7">configuration</text:span><text:span text:style-name="T8">&gt;</text:span>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<text:span text:style-name="T8">&lt;/</text:span><text:span text:style-name="T7">configuration</text:span><text:span text:style-name="T8">&gt;</text:span></text:p>
      <text:p text:style-name="Kod"><text:s text:c="4"/><text:span text:style-name="T8">&lt;/</text:span><text:span text:style-name="T7">plugin</text:span><text:span text:style-name="T8">&gt;</text:span></text:p>
      <text:p text:style-name="Kod"><text:s text:c="2"/><text:span text:style-name="T8">&lt;/</text:span><text:span text:style-name="T7">plugins</text:span><text:span text:style-name="T8">&gt;</text:span></text:p>
      <text:p text:style-name="P9">&lt;/<text:span text:style-name="T6">build</text:span>&gt;</text:p>
      <text:p text:style-name="Odstep"/>
      <text:list xml:id="list35649597" text:continue-numbering="true" text:style-name="L16">
        <text:list-item>
          <text:p text:style-name="P62">Aby skorzystać z pluginu, korzystamy z komendy:</text:p>
        </text:list-item>
      </text:list>
      <text:p text:style-name="Output">mvn compile assembly:single</text:p>
      <text:p text:style-name="Odstep"/>
      <text:list xml:id="list35660986" text:continue-numbering="true" text:style-name="L16">
        <text:list-item>
          <text:p text:style-name="P62">Wynikiem działania pluginu Assembly jest plik JAR w katalogu <text:span text:style-name="KodTekst">target</text:span> o przykładowej nazwie <text:span text:style-name="KodTekst">policz-silnie-1.0-SNAPSHOT-jar-with-dependencies.jar</text:span>.</text:p>
        </text:list-item>
        <text:list-item>
          <text:p text:style-name="P62">W pliku <text:span text:style-name="KodTekst">pom.xml</text:span> możemy podłączyć zadania pluginów pod fazy budowy projektu. Dla <text:soft-page-break/>przykładu, plugin Assembly mógłby zostać przypisany do fazy <text:span text:style-name="KodTekst">package</text:span>:</text:p>
        </text:list-item>
      </text:list>
      <text:p text:style-name="Kod">&lt;<text:span text:style-name="T6">build</text:span>&gt;</text:p>
      <text:p text:style-name="Kod"><text:s text:c="2"/>&lt;<text:span text:style-name="T6">plugins</text:span>&gt;</text:p>
      <text:p text:style-name="Kod"><text:s text:c="4"/>&lt;<text:span text:style-name="T6">plugin</text:span>&gt;</text:p>
      <text:p text:style-name="Kod"><text:s text:c="6"/>&lt;<text:span text:style-name="T6">artifactId</text:span>&gt;maven-assembly-plugin&lt;/<text:span text:style-name="T6">artifactId</text:span>&gt;</text:p>
      <text:p text:style-name="Kod"><text:s text:c="6"/>&lt;<text:span text:style-name="T6">version</text:span>&gt;3.2.0&lt;/<text:span text:style-name="T6">version</text:span>&gt;</text:p>
      <text:p text:style-name="Kod"><text:s text:c="6"/>&lt;<text:span text:style-name="T6">configuration</text:span>&gt;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&lt;/<text:span text:style-name="T6">configuration</text:span>&gt;</text:p>
      <text:p text:style-name="KodPodswietlony"><text:s text:c="6"/>&lt;<text:span text:style-name="T6">executions</text:span>&gt;</text:p>
      <text:p text:style-name="KodPodswietlony"><text:s text:c="8"/><text:span text:style-name="T8">&lt;</text:span><text:span text:style-name="T7">execution</text:span><text:span text:style-name="T8">&gt;</text:span></text:p>
      <text:p text:style-name="KodPodswietlony"><text:s text:c="10"/><text:span text:style-name="T8">&lt;</text:span><text:span text:style-name="T7">phase</text:span><text:span text:style-name="T8">&gt;package&lt;/</text:span><text:span text:style-name="T7">phase</text:span><text:span text:style-name="T8">&gt;</text:span></text:p>
      <text:p text:style-name="KodPodswietlony"><text:s text:c="10"/><text:span text:style-name="T8">&lt;</text:span><text:span text:style-name="T7">goals</text:span><text:span text:style-name="T8">&gt;</text:span></text:p>
      <text:p text:style-name="KodPodswietlony"><text:s text:c="12"/><text:span text:style-name="T8">&lt;</text:span><text:span text:style-name="T7">goal</text:span><text:span text:style-name="T8">&gt;single&lt;/</text:span><text:span text:style-name="T7">goal</text:span><text:span text:style-name="T8">&gt;</text:span></text:p>
      <text:p text:style-name="KodPodswietlony"><text:s text:c="10"/><text:span text:style-name="T8">&lt;/</text:span><text:span text:style-name="T7">goals</text:span><text:span text:style-name="T8">&gt;</text:span></text:p>
      <text:p text:style-name="KodPodswietlony"><text:s text:c="8"/><text:span text:style-name="T8">&lt;/</text:span><text:span text:style-name="T7">execution</text:span><text:span text:style-name="T8">&gt;</text:span></text:p>
      <text:p text:style-name="KodPodswietlony"><text:s text:c="6"/>&lt;/<text:span text:style-name="T6">executions</text:span>&gt;</text:p>
      <text:p text:style-name="Kod"><text:s text:c="4"/>&lt;/<text:span text:style-name="T6">plugin</text:span>&gt;</text:p>
      <text:p text:style-name="Kod"><text:span text:style-name="T8"><text:s text:c="2"/>&lt;/</text:span><text:span text:style-name="T7">plugins</text:span><text:span text:style-name="T8">&gt;</text:span></text:p>
      <text:p text:style-name="P9"><text:span text:style-name="T8">&lt;/</text:span><text:span text:style-name="T7">build</text:span><text:span text:style-name="T8">&gt;</text:span></text:p>
      <text:p text:style-name="P34"/>
      <text:list xml:id="list35652597" text:continue-numbering="true" text:style-name="L16">
        <text:list-item>
          <text:p text:style-name="P62">W fazie <text:span text:style-name="KodTekst">test</text:span>, Maven domyślnie wykonuje testy zawarte w plikach projektu, których nazwa pasuje do któregoś z poniższych wzorców (** oznacza dowolny katalog projektu):</text:p>
          <text:list>
            <text:list-item>
              <text:p text:style-name="P62"><text:span text:style-name="KodTekst">**/Test*.java</text:span></text:p>
            </text:list-item>
            <text:list-item>
              <text:p text:style-name="P62"><text:span text:style-name="KodTekst">**/*Test.java</text:span></text:p>
            </text:list-item>
            <text:list-item>
              <text:p text:style-name="P62"><text:span text:style-name="KodTekst">**/*Tests.java</text:span></text:p>
            </text:list-item>
            <text:list-item>
              <text:p text:style-name="P62"><text:span text:style-name="KodTekst">**/*TestCase.java</text:span></text:p>
            </text:list-item>
          </text:list>
        </text:list-item>
        <text:list-item>
          <text:p text:style-name="P62">Testy powinniśmy umieszczać w katalogu <text:span text:style-name="KodTekst">src/test/java</text:span>.</text:p>
        </text:list-item>
        <text:list-item>
          <text:p text:style-name="P62">Jeżeli mamy potrzebę korzystać z pliku z testami, który nie pasuje po powyższych wzorców, to możemy skonfigurować plugin Surfire, którego Maven używa do uruchamiania testów, aby brał pod uwagę pliki z testami o innych nazwach:</text:p>
        </text:list-item>
      </text:list>
      <text:p text:style-name="Kod">&lt;<text:span text:style-name="T6">plugin</text:span>&gt;</text:p>
      <text:p text:style-name="Kod"><text:s text:c="2"/><text:span text:style-name="T8">&lt;</text:span><text:span text:style-name="T7">artifactId</text:span><text:span text:style-name="T8">&gt;maven-surefir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22.1&lt;/</text:span><text:span text:style-name="T7">version</text:span><text:span text:style-name="T8">&gt;</text:span></text:p>
      <text:p text:style-name="Kod"><text:s text:c="2"/><text:span text:style-name="T8">&lt;</text:span><text:span text:style-name="T7">configuration</text:span><text:span text:style-name="T8">&gt;</text:span></text:p>
      <text:p text:style-name="Kod"><text:s text:c="4"/><text:span text:style-name="T8">&lt;</text:span><text:span text:style-name="T7">includes</text:span><text:span text:style-name="T8">&gt;</text:span></text:p>
      <text:p text:style-name="Kod"><text:s text:c="6"/><text:span text:style-name="T8">&lt;</text:span><text:span text:style-name="T7">include</text:span><text:span text:style-name="T8">&gt;**/*Test.java&lt;/</text:span><text:span text:style-name="T7">include</text:span><text:span text:style-name="T8">&gt;</text:span></text:p>
      <text:p text:style-name="Kod"><text:s text:c="6"/><text:span text:style-name="T8">&lt;</text:span><text:span text:style-name="T7">include</text:span><text:span text:style-name="T8">&gt;CheckFactorial.java&lt;/</text:span><text:span text:style-name="T7">include</text:span><text:span text:style-name="T8">&gt;</text:span></text:p>
      <text:p text:style-name="Kod"><text:s text:c="4"/><text:span text:style-name="T8">&lt;/</text:span><text:span text:style-name="T7">includes</text:span><text:span text:style-name="T8">&gt;</text:span></text:p>
      <text:p text:style-name="Kod"><text:s text:c="2"/><text:span text:style-name="T8">&lt;/</text:span><text:span text:style-name="T7">configuration</text:span><text:span text:style-name="T8">&gt;</text:span></text:p>
      <text:p text:style-name="P9">&lt;/<text:span text:style-name="T6">plugin</text:span>&gt;</text:p>
      <text:p text:style-name="Odstep"/>
      <text:list xml:id="list35666335" text:continue-numbering="true" text:style-name="L16">
        <text:list-item>
          <text:p text:style-name="P62">Zauważmy, że dodaliśmy także <text:span text:style-name="KodTekst">&lt;include&gt;</text:span> z <text:span text:style-name="KodTekst">**/*Test.java</text:span>, ponieważ ręczna konfiguracja nazw plików testowych powoduje, że domyślne wzorce, które są wylistowane powyżej, przestają być używane.</text:p>
        </text:list-item>
        <text:list-item>
          <text:p text:style-name="P62">Pliki z testami możemy także wykluczać korzystając z elementu <text:span text:style-name="XmlTag">&lt;</text:span><text:span text:style-name="XmlElement">exclude</text:span><text:span text:style-name="XmlTag">&gt;</text:span>.</text:p>
        </text:list-item>
        <text:list-item>
          <text:p text:style-name="P62">Możemy zlecić wykonanie testów z konkretnej klasy, przekazując jej nazwę jako wartość parametru <text:span text:style-name="KodTekst">test</text:span> w trakcie wykonywania fazy o tej samej nazwie:</text:p>
        </text:list-item>
      </text:list>
      <text:p text:style-name="Output"><text:soft-page-break/>mvn -Dtest=CheckFactorial test</text:p>
      <text:p text:style-name="Odstep"/>
      <text:list xml:id="list35674687" text:continue-numbering="true" text:style-name="L16">
        <text:list-item>
          <text:p text:style-name="P62">Aby pominąć wykonanie testów należy ustawić parametr <text:span text:style-name="KodTekst">maven.test.skip</text:span>:</text:p>
        </text:list-item>
      </text:list>
      <text:p text:style-name="Output">mvn install -Dmaven.test.skip=true</text:p>
      <text:p text:style-name="Odstep"/>
      <text:list xml:id="list35668087" text:continue-numbering="true" text:style-name="L16">
        <text:list-item>
          <text:p text:style-name="P62">Poza testami jednostkowymi, Maven może także uruchamiać dla nas testy integracyjne w fazie <text:span text:style-name="KodTekst">verify</text:span>. Domyślnie ta funkcjonalność nie jest włączona.</text:p>
        </text:list-item>
        <text:list-item>
          <text:p text:style-name="P62">Aby Maven wykonał testy integracyjne, musimy do pliku <text:span text:style-name="KodTekst">pom.xml</text:span> dodać konfigurację pluginu o nazwie <text:span text:style-name="T2">Failsafe</text:span>. Plugin Failsafe domyślnie wykonuje testy w plikach, które pasują do któregoś z poniższych wzorców (** oznacza dowolny katalog w projekcie):</text:p>
          <text:list>
            <text:list-item>
              <text:p text:style-name="P62"><text:span text:style-name="KodTekst">**/IT*.java</text:span></text:p>
            </text:list-item>
            <text:list-item>
              <text:p text:style-name="P62"><text:span text:style-name="KodTekst">**/*IT.java</text:span></text:p>
            </text:list-item>
            <text:list-item>
              <text:p text:style-name="P62"><text:span text:style-name="KodTekst">**/*ITCase.java</text:span></text:p>
            </text:list-item>
          </text:list>
        </text:list-item>
        <text:list-item>
          <text:p text:style-name="P62">Poniżej znajduje się przykładowa konfiguracja tego pluginu dodana do pliku <text:span text:style-name="KodTekst">pom.xml</text:span> naszego projektu:</text:p>
        </text:list-item>
      </text:list>
      <text:p text:style-name="Kod">&lt;<text:span text:style-name="T6">plugin</text:span>&gt;</text:p>
      <text:p text:style-name="Kod"><text:s text:c="2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2"/><text:span text:style-name="T8">&lt;</text:span><text:span text:style-name="T7">executions</text:span><text:span text:style-name="T8">&gt;</text:span></text:p>
      <text:p text:style-name="Kod"><text:s text:c="4"/><text:span text:style-name="T8">&lt;</text:span><text:span text:style-name="T7">execution</text:span><text:span text:style-name="T8">&gt;</text:span></text:p>
      <text:p text:style-name="Kod"><text:s text:c="6"/><text:span text:style-name="T8">&lt;</text:span><text:span text:style-name="T7">goals</text:span><text:span text:style-name="T8">&gt;</text:span></text:p>
      <text:p text:style-name="Kod"><text:s text:c="8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8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6"/><text:span text:style-name="T8">&lt;/</text:span><text:span text:style-name="T7">goals</text:span><text:span text:style-name="T8">&gt;</text:span></text:p>
      <text:p text:style-name="Kod"><text:s text:c="4"/><text:span text:style-name="T8">&lt;/</text:span><text:span text:style-name="T7">execution</text:span><text:span text:style-name="T8">&gt;</text:span></text:p>
      <text:p text:style-name="Kod"><text:s text:c="2"/><text:span text:style-name="T8">&lt;/</text:span><text:span text:style-name="T7">executions</text:span><text:span text:style-name="T8">&gt;</text:span></text:p>
      <text:p text:style-name="P9">&lt;/<text:span text:style-name="T6">plugin</text:span>&gt;</text:p>
      <text:p text:style-name="Odstep"/>
      <text:list xml:id="list35671747" text:continue-numbering="true" text:style-name="L16">
        <text:list-item>
          <text:p text:style-name="P62">W plikach <text:span text:style-name="KodTekst">pom.xml</text:span> możemy używać nazwanych wartości, umieszając je w elemencie <text:span text:style-name="XmlTag">&lt;</text:span><text:span text:style-name="XmlElement">properties</text:span><text:span text:style-name="XmlTag">&gt;</text:span>:</text:p>
        </text:list-item>
      </text:list>
      <text:p text:style-name="Kod">&lt;<text:span text:style-name="T6">properties</text:span>&gt;</text:p>
      <text:p text:style-name="Kod"><text:s text:c="2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2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Podswietlony"><text:s text:c="2"/><text:span text:style-name="T8">&lt;</text:span><text:span text:style-name="T7">log4j.version</text:span><text:span text:style-name="T8">&gt;2.13.1&lt;/</text:span><text:span text:style-name="T7">log4j.version</text:span><text:span text:style-name="T8">&gt;</text:span></text:p>
      <text:p text:style-name="Kod">&lt;/<text:span text:style-name="T6">properties</text:span>&gt;</text:p>
      <text:p text:style-name="Odstep"/>
      <text:list xml:id="list35673464" text:continue-numbering="true" text:style-name="L16">
        <text:list-item>
          <text:p text:style-name="P62">Aby odnieść się do nazwanej wartości, korzystamy ze składni <text:span text:style-name="KodTekst">${nazwa}</text:span>, na przykład:</text:p>
        </text:list-item>
      </text:list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P9">&lt;/<text:span text:style-name="T6">dependency</text:span>&gt;</text:p>
      <text:h text:style-name="Heading_20_2" text:outline-level="2"><text:bookmark-start text:name="__RefHeading__9124_1386204621"/><text:soft-page-break/>Zadania<text:bookmark-end text:name="__RefHeading__9124_1386204621"/></text:h>
      <text:p text:style-name="P8">Dodaj do swojego projektu klasę z testami, która będzie miała nazwę pasującą do jednego ze wzorców klas testowych używanych w Maven (np. niech klasa ta kończy się na słowo <text:span text:style-name="KodTekst">Test</text:span>).</text:p>
      <text:p text:style-name="P8">Skonfiguruj plugin Surefire tak, by klasa ta była wykluczana podczas uruchamiania testów w fazie <text:span text:style-name="KodTekst">test</text:span>. Zajrzyj do oficjalnej dokumentacji po więcej informacji:</text:p>
      <text:p text:style-name="P8"><text:a xlink:type="simple" xlink:href="https://maven.apache.org/surefire/maven-surefire-plugin/examples/inclusion-exclusion.html" text:style-name="Internet_20_link" text:visited-style-name="Visited_20_Internet_20_Link">https://maven.apache.org/surefire/maven-surefire-plugin/examples/inclusion-exclusion.html</text:a></text:p>
      <text:p text:style-name="P8"/>
      <text:p text:style-name="Text_20_body"/>
      <text:h text:style-name="P42" text:outline-level="1"><text:bookmark-start text:name="__RefHeading__1919_2139334056"/>Zależności i projekty wielomodułowe<text:bookmark-end text:name="__RefHeading__1919_2139334056"/></text:h>
      <text:p text:style-name="P8">W tym rozdziale:</text:p>
      <text:list xml:id="list4853875573861681308" text:style-name="L17">
        <text:list-item>
          <text:p text:style-name="P63">dowiemy się więcej o parametrze <text:span text:style-name="KodTekst">scope</text:span> zależności,</text:p>
        </text:list-item>
        <text:list-item>
          <text:p text:style-name="P63">wykorzystamy lokalny projekt jako zależność,</text:p>
        </text:list-item>
        <text:list-item>
          <text:p text:style-name="P63">dowiemy się, co to jest efektywny POM i zależności przechodnie,</text:p>
        </text:list-item>
        <text:list-item>
          <text:p text:style-name="P63">zobaczymy, jak skonfigurować prosty projekt wielomodułowy.</text:p>
        </text:list-item>
      </text:list>
      <text:p text:style-name="P8"/>
      <text:h text:style-name="P41" text:outline-level="2"><text:bookmark-start text:name="__RefHeading__9126_1386204621"/>Parametr scope zależności<text:bookmark-end text:name="__RefHeading__9126_1386204621"/></text:h>
      <text:p text:style-name="P8">Gdy konfigurujemy zależność w pliku <text:span text:style-name="KodTekst">pom.xml</text:span> w elemencie <text:span text:style-name="XmlTag">&lt;</text:span><text:span text:style-name="XmlElement">dependency</text:span><text:span text:style-name="XmlTag">&gt;</text:span>, możemy ustawić wartość opcjonalnego parametru o nazwie <text:span text:style-name="KodTekst">scope</text:span>.</text:p>
      <text:p text:style-name="P8">Domyślnie <text:span text:style-name="KodTekst">scope</text:span> ma wartość <text:span text:style-name="KodTekst">compile</text:span>, co powoduje, że zależność jest wymagana zarówno podczas kompilacji, testów, a także wykonywania naszego programu. Gdy w jednym z poprzednich rozdziałów dodawaliśmy zależność do Log4j, nie ustawiliśmy <text:span text:style-name="KodTekst">scope</text:span>, więc parametrowi temu nadana została wartość domyślna <text:span text:style-name="KodTekst">compile</text:span>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P9">&lt;/<text:span text:style-name="T6">dependency</text:span>&gt;</text:p>
      <text:p text:style-name="Odstep"/>
      <text:p text:style-name="P8"><text:span text:style-name="T2">Scope</text:span> może przyjmować kilka wartości – spójrzmy na trzy z nich:</text:p>
      <text:list xml:id="list20165521916800392" text:style-name="L18">
        <text:list-item>
          <text:p text:style-name="P64"><text:span text:style-name="KodTekst">compile</text:span> – wartość domyślna, zależność wymagana podczas kompilacji, testów, oraz wykonywania programu,</text:p>
        </text:list-item>
        <text:list-item>
          <text:p text:style-name="P64"><text:span text:style-name="KodTekst">test</text:span> – zależność potrzebna tylko w fazie testów – taką wartość ustawiamy dla np. JUnit, ponieważ JUnit potrzebujemy w naszych aplikacjach tylko, gdy je testujemy – w wersji produkcyjnej naszego kodu JUnit nie jest potrzebne:</text:p>
        </text:list-item>
      </text:list>
      <text:p text:style-name="Kod">&lt;<text:span text:style-name="T6">dependency</text:span>&gt;</text:p>
      <text:p text:style-name="Kod"><text:s text:c="2"/>&lt;<text:span text:style-name="T6">groupId</text:span>&gt;junit&lt;/<text:span text:style-name="T6">groupId</text:span>&gt;</text:p>
      <text:p text:style-name="Kod"><text:s text:c="2"/>&lt;<text:span text:style-name="T6">artifactId</text:span>&gt;junit&lt;/<text:span text:style-name="T6">artifactId</text:span>&gt;</text:p>
      <text:p text:style-name="Kod"><text:s text:c="2"/>&lt;<text:span text:style-name="T6">version</text:span>&gt;4.11&lt;/<text:span text:style-name="T6">version</text:span>&gt;</text:p>
      <text:p text:style-name="Kod"><text:s text:c="2"/>&lt;<text:span text:style-name="T6">scope</text:span>&gt;test&lt;/<text:span text:style-name="T6">scope</text:span>&gt;</text:p>
      <text:p text:style-name="P9"><text:span text:style-name="T20">&lt;/</text:span><text:span text:style-name="T7">dependency</text:span><text:span text:style-name="T20">&gt;</text:span></text:p>
      <text:p text:style-name="P33"/>
      <text:list xml:id="list35655487" text:continue-numbering="true" text:style-name="L18">
        <text:list-item>
          <text:p text:style-name="P64"><text:span text:style-name="KodTekst">runtime</text:span> – zależność potrzebna dopiero na etapie działania programu – nie jest wymagana ani podczas kompilacji, ani testów – przykładem może być np. sterownik do obsługi bazy danych takiej jak Oracle.</text:p>
        </text:list-item>
      </text:list>
      <text:p text:style-name="P8">Więcej informacji o <text:span text:style-name="KodTekst">scope</text:span> i opis pozostałych wartości, jakie może przyjmować, znajdziesz w <text:a xlink:type="simple" xlink:href="https://maven.apache.org/guides/introduction/introduction-to-dependency-mechanism.html#Dependency_Scope" text:style-name="Internet_20_link" text:visited-style-name="Visited_20_Internet_20_Link">oficjalnej dokumentacji</text:a>.</text:p>
      <text:h text:style-name="P41" text:outline-level="2"><text:bookmark-start text:name="__RefHeading__9128_1386204621"/>Zależności przechodnie (transitive dependencies)<text:bookmark-end text:name="__RefHeading__9128_1386204621"/></text:h>
      <text:p text:style-name="P8">Gdy w pliku <text:span text:style-name="KodTekst">pom.xml</text:span> dodajemy pewną zależność, Maven pobiera ją z centralnego repozytorium. Poza plikiem JAR, pobiera także plik <text:span text:style-name="KodTekst">pom.xml</text:span>, dzięki czemu może sprawdzić, <text:span text:style-name="T2">jakie zależności mają nasze zależności</text:span>.</text:p>
      <text:p text:style-name="P8">Zależności takie nazywami <text:span text:style-name="T2">przechodnimi</text:span> (<text:span text:style-name="T2">transitive dependencies</text:span>) i w większych projektach może ich być bardzo wiele – dodanie do projektu jednej biblioteki może pociągnąć za sobą kilkanaście zależności przechodnich.</text:p>
      <text:p text:style-name="P8">Spójrzmy na poniższy przykład – wygenerowałem prosty szkielet aplikacji Spring Boot za pomocą <text:span text:style-name="T2">Spring Initializr</text:span>. Aby otrzymać listę wszystkich zależności tego projektu (bezpośrednich oraz przechodnich), korzystamy z komendy <text:span text:style-name="KodTekst">mvn dependency:tree</text:span>, która zwraca informację o zależnościach w formie drzewa:</text:p>
      <text:p text:style-name="Output">&gt; mvn dependency:tree</text:p>
      <text:p text:style-name="Output"/>
      <text:p text:style-name="P23"><text:s/>--- maven-dependency-plugin:3.1.1:tree (default-cli) @ spring-przyklad ---</text:p>
      <text:p text:style-name="P23"><text:s/>com.kursjava.maven:spring-przyklad:jar:0.0.1-SNAPSHOT</text:p>
      <text:p text:style-name="P23"><text:s/>+- org.springframework.boot:spring-boot-starter:jar:2.2.5.RELEASE:compile</text:p>
      <text:p text:style-name="P23"><text:s/>| <text:s/>+- org.springframework.boot:spring-boot:jar:2.2.5.RELEASE:compile</text:p>
      <text:p text:style-name="P23"><text:s/>| <text:s/>| <text:s/>\- org.springframework:spring-context:jar:5.2.4.RELEASE:compile</text:p>
      <text:p text:style-name="P23"><text:s/>| <text:s/>| <text:s text:c="4"/>+- org.springframework:spring-aop:jar:5.2.4.RELEASE:compile</text:p>
      <text:p text:style-name="P23"><text:s/>| <text:s/>| <text:s text:c="4"/>+- org.springframework:spring-beans:jar:5.2.4.RELEASE:compile</text:p>
      <text:p text:style-name="P23"><text:s/>| <text:s/>| <text:s text:c="4"/>\- org.springframework:spring-expression:jar:5.2.4.RELEASE:compile</text:p>
      <text:p text:style-name="P23"><text:s/>| <text:s/>+- org.springframework.boot:spring-boot-autoconfigure:jar:2.2.5.RELEASE:compile</text:p>
      <text:p text:style-name="P23"><text:s/>| <text:s/>+- org.springframework.boot:spring-boot-starter-logging:jar:2.2.5.RELEASE:compile</text:p>
      <text:p text:style-name="P23"><text:s/>| <text:s/>| <text:s/>+- ch.qos.logback:logback-classic:jar:1.2.3:compile</text:p>
      <text:p text:style-name="P23"><text:s/>| <text:s/>| <text:s/>| <text:s/>\- ch.qos.logback:logback-core:jar:1.2.3:compile</text:p>
      <text:p text:style-name="P23"><text:s/>| <text:s/>| <text:s/>+- org.apache.logging.log4j:log4j-to-slf4j:jar:2.12.1:compile</text:p>
      <text:p text:style-name="P23"><text:s/>| <text:s/>| <text:s/>| <text:s/>\- org.apache.logging.log4j:log4j-api:jar:2.12.1:compile</text:p>
      <text:p text:style-name="P23"><text:s/>| <text:s/>| <text:s/>\- org.slf4j:jul-to-slf4j:jar:1.7.30:compile</text:p>
      <text:p text:style-name="P23"><text:s/>| <text:s/>+- jakarta.annotation:jakarta.annotation-api:jar:1.3.5:compile</text:p>
      <text:p text:style-name="P23"><text:s/>| <text:s/>+- org.springframework:spring-core:jar:5.2.4.RELEASE:compile</text:p>
      <text:p text:style-name="P23"><text:s/>| <text:s/>| <text:s/>\- org.springframework:spring-jcl:jar:5.2.4.RELEASE:compile</text:p>
      <text:p text:style-name="P23"><text:s/>| <text:s/>\- org.yaml:snakeyaml:jar:1.25:runtime</text:p>
      <text:p text:style-name="P23"><text:s/>\- org.springframework.boot:spring-boot-starter-test:jar:2.2.5.RELEASE:test</text:p>
      <text:p text:style-name="P23"><text:s text:c="4"/>+- org.springframework.boot:spring-boot-test:jar:2.2.5.RELEASE:test</text:p>
      <text:p text:style-name="P23"><text:s text:c="4"/>+- org.springframework.boot:spring-boot-test-autoconfigure:jar:2.2.5.RELEASE:test</text:p>
      <text:p text:style-name="P23"><text:s text:c="4"/>+- com.jayway.jsonpath:json-path:jar:2.4.0:test</text:p>
      <text:p text:style-name="P23"><text:s text:c="4"/>| <text:s/>+- net.minidev:json-smart:jar:2.3:test</text:p>
      <text:p text:style-name="P23"><text:s text:c="4"/>| <text:s/>| <text:s/>\- net.minidev:accessors-smart:jar:1.2:test</text:p>
      <text:p text:style-name="P23"><text:s text:c="4"/>| <text:s/>| <text:s text:c="4"/>\- org.ow2.asm:asm:jar:5.0.4:test</text:p>
      <text:p text:style-name="P23"><text:s text:c="4"/>| <text:s/>\- org.slf4j:slf4j-api:jar:1.7.30:compile</text:p>
      <text:p text:style-name="P23"><text:s text:c="4"/>+- jakarta.xml.bind:jakarta.xml.bind-api:jar:2.3.2:test</text:p>
      <text:p text:style-name="P23"><text:s text:c="4"/>| <text:s/>\- jakarta.activation:jakarta.activation-api:jar:1.2.2:test</text:p>
      <text:p text:style-name="P23"><text:s text:c="4"/>+- org.junit.jupiter:junit-jupiter:jar:5.5.2:test</text:p>
      <text:p text:style-name="P23"><text:s text:c="4"/>| <text:s/>+- org.junit.jupiter:junit-jupiter-api:jar:5.5.2:test</text:p>
      <text:p text:style-name="P23"><text:s text:c="4"/>| <text:s/>| <text:s/>+- org.apiguardian:apiguardian-api:jar:1.1.0:test</text:p>
      <text:p text:style-name="P23"><text:s text:c="4"/>| <text:s/>| <text:s/>+- org.opentest4j:opentest4j:jar:1.2.0:test</text:p>
      <text:p text:style-name="P23"><text:s text:c="4"/>| <text:s/>| <text:s/>\- org.junit.platform:junit-platform-commons:jar:1.5.2:test</text:p>
      <text:p text:style-name="P23"><text:s text:c="4"/>| <text:s/>+- org.junit.jupiter:junit-jupiter-params:jar:5.5.2:test</text:p>
      <text:p text:style-name="P23"><text:s text:c="4"/>| <text:s/>\- org.junit.jupiter:junit-jupiter-engine:jar:5.5.2:test</text:p>
      <text:p text:style-name="P23"><text:s text:c="4"/>| <text:s text:c="4"/>\- org.junit.platform:junit-platform-engine:jar:1.5.2:test</text:p>
      <text:p text:style-name="P23"><text:s text:c="4"/>+- org.mockito:mockito-junit-jupiter:jar:3.1.0:test</text:p>
      <text:p text:style-name="P23"><text:s text:c="4"/>+- org.assertj:assertj-core:jar:3.13.2:test</text:p>
      <text:p text:style-name="P23"><text:s text:c="4"/>+- org.hamcrest:hamcrest:jar:2.1:test</text:p>
      <text:p text:style-name="P23"><text:s text:c="4"/>+- org.mockito:mockito-core:jar:3.1.0:test</text:p>
      <text:p text:style-name="P23"><text:s text:c="4"/>| <text:s/>+- net.bytebuddy:byte-buddy:jar:1.10.8:test</text:p>
      <text:p text:style-name="P23"><text:s text:c="4"/>| <text:s/>+- net.bytebuddy:byte-buddy-agent:jar:1.10.8:test</text:p>
      <text:p text:style-name="P23"><text:s text:c="4"/>| <text:s/>\- org.objenesis:objenesis:jar:2.6:test</text:p>
      <text:p text:style-name="P23"><text:s text:c="4"/>+- org.skyscreamer:jsonassert:jar:1.5.0:test</text:p>
      <text:p text:style-name="P23"><text:soft-page-break/><text:s text:c="4"/>| <text:s/>\- com.vaadin.external.google:android-json:jar:0.0.20131108.vaadin1:test</text:p>
      <text:p text:style-name="P23"><text:s text:c="4"/>+- org.springframework:spring-test:jar:5.2.4.RELEASE:test</text:p>
      <text:p text:style-name="P23"><text:s text:c="4"/>\- org.xmlunit:xmlunit-core:jar:2.6.3:test</text:p>
      <text:p text:style-name="Odstep"/>
      <text:p text:style-name="Informacja">Spring Initializr to generator aplikacji Springowych, dostępny przez przeglądarkę na stronie <text:a xlink:type="simple" xlink:href="https://start.spring.io/" text:style-name="Internet_20_link" text:visited-style-name="Visited_20_Internet_20_Link">https://start.spring.io</text:a>. Pozwala on na łatwe "wyklikanie" szkieletu aplikacji korzystającej ze Springa z możliwością ustawienia wymaganych modułów Springa, ich wersji itp.</text:p>
      <text:p text:style-name="Odstep"/>
      <text:p text:style-name="P8">Powyższa aplikacja to prosty szkielet aplikacji korzystającej ze Spring Boota – pomimo tego, liczba zależności przechodnich jest bardzo duża, co widać na powyższym listingu.</text:p>
      <text:h text:style-name="P41" text:outline-level="2"><text:bookmark-start text:name="__RefHeading__9130_1386204621"/>Zależność do lokalnego projektu<text:bookmark-end text:name="__RefHeading__9130_1386204621"/></text:h>
      <text:p text:style-name="P8">Zaletą Mavena jest nie tylko to, że możemy wskazać zależności do pewnych bibliotek, które Maven pobierze z centralnego repozytorium, ale także możliwość korzystania z naszych własnych projektów jako zależności.</text:p>
      <text:p text:style-name="P8">Na początku tego kursu widzieliśmy, że Maven w fazie <text:span text:style-name="KodTekst">install</text:span> kopiuje wygenerowany plik JAR z naszym projektem do lokalnego repozytorium artefaktów <text:span text:style-name="KodTekst">.m2/repository</text:span> – od tej pory możemy w innych naszych projektach dodawać elementy <text:span text:style-name="XmlTag">&lt;</text:span><text:span text:style-name="XmlElement">dependency</text:span><text:span text:style-name="XmlTag">&gt;</text:span> wskazujące na nasz projekt.</text:p>
      <text:p text:style-name="P8">W projekcie z poprzedniego rozdziału zawarliśmy klasę, która liczyła silnię. W innym projekcie moglibyśmy dodać następujący wpis do pliku <text:span text:style-name="KodTekst">pom.xml</text:span>, aby móc wykorzystać funkcjonalności z tamtego projektu:</text:p>
      <text:p text:style-name="NazwaPliku">wykorzystanie-innego-projektu/pom.xml</text:p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Kod">&lt;<text:span text:style-name="T6">project </text:span><text:span text:style-name="T22">xmlns</text:span><text:span text:style-name="T18">="http://maven.apache.org/POM/4.0.0" </text:span><text:span text:style-name="T22">xmlns:</text:span><text:span text:style-name="T13">xsi</text:span><text:span text:style-name="T18">="http://www.w3.org/2001/XMLSchema-instance"</text:span></text:p>
      <text:p text:style-name="Kod"><text:span text:style-name="T16"><text:s text:c="9"/></text:span><text:span text:style-name="T12">xsi</text:span><text:span text:style-name="T24">:schemaLocation</text:span><text:span text:style-name="T17">="http://maven.apache.org/POM/4.0.0 http://maven.apache.org/xsd/maven-4.0.0.xsd"</text:span><text:span text:style-name="T8">&gt;</text:span></text:p>
      <text:p text:style-name="Kod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wykorzystanie-innego-projektu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4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policz-silnie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W klasach Java tego projektu możemy teraz korzystać z klasy <text:span text:style-name="KodTekst">FactorialCounter</text:span>, którą zaimportowaliśmy za pomocą elementu <text:span text:style-name="XmlTag">&lt;</text:span><text:span text:style-name="XmlElement">dependency</text:span><text:span text:style-name="XmlTag">&gt;</text:span>:</text:p>
      <text:p text:style-name="NazwaPliku">wykorzystanie-innego-projektu/src/main/java/com/kursjava/maven/Main.java</text:p>
      <text:p text:style-name="Kod"><text:span text:style-name="T6">package </text:span>com.kursjava.maven;</text:p>
      <text:p text:style-name="Kod"/>
      <text:p text:style-name="KodPodswietlony"><text:span text:style-name="T6">import </text:span>com.kursjava.maven.FactorialCounter;</text:p>
      <text:p text:style-name="Kod"/>
      <text:p text:style-name="Kod"><text:span text:style-name="T6">public class </text:span>Main {</text:p>
      <text:p text:style-name="Kod"><text:s text:c="2"/><text:span text:style-name="T7">public static void </text:span><text:span text:style-name="T8">main(String[] args) {</text:span></text:p>
      <text:p text:style-name="KodPodswietlony"><text:s text:c="4"/><text:span text:style-name="T8">System.out.println(</text:span><text:span text:style-name="T17">"Silnia 10 = " </text:span><text:span text:style-name="T8">+ FactorialCounter.factorial(</text:span><text:span text:style-name="T23">10</text:span><text:span text:style-name="T8">));</text:span></text:p>
      <text:p text:style-name="Kod"><text:s text:c="2"/><text:span text:style-name="T8">}</text:span></text:p>
      <text:p text:style-name="P13">}</text:p>
      <text:h text:style-name="Heading_20_2" text:outline-level="2"><text:bookmark-start text:name="__RefHeading__9132_1386204621"/><text:soft-page-break/>Projekty wielomodułowe<text:bookmark-end text:name="__RefHeading__9132_1386204621"/></text:h>
      <text:p text:style-name="P8">Często projekty, nad którymi pracujemy, dzielimy na różne moduły – jeden może być odpowiedzialny za persystencje danych, inny będzie zawierał model danych, a kolejny – webowy interfejs. Różne elementy takich projektów są zależne od siebie, a dodatkowo wszystkie razem tworzą pewien system. Możemy takie moduły powiązać w Mavenie w jeden projekt wielomodułowy.</text:p>
      <text:p text:style-name="P8">Projekty wielomodułowe zawierają w katalogu głównym plik <text:span text:style-name="KodTekst">pom.xml</text:span>, który jest "rodzicem" dla wszystkich podmodułów, które są w nim zdefiniowane. Podmoduły to także projekty Mavenowe, które w swoich plikach <text:span text:style-name="KodTekst">pom.xml</text:span> odnoszą się do pliku-rodzica <text:span text:style-name="KodTekst">pom.xml</text:span>. W tym nadrzędnym pliku <text:span text:style-name="KodTekst">pom.xml</text:span> możemy zdefiniować konfigurację pluginów oraz zależności, z których będą mogły korzystać podprojekty. Zaoszczędzi nam to czas i skróci konfigurację plików <text:span text:style-name="KodTekst">pom.xml</text:span> w podmodułach.</text:p>
      <text:p text:style-name="P8">Spójrzmy na przykładowy plik <text:span text:style-name="KodTekst">pom.xml</text:span> będący "rodzicem" w projekcie składającym się z dwóch podmodułów:</text:p>
      <text:p text:style-name="Kod"><text:span text:style-name="T8">&lt;</text:span><text:span text:style-name="T7">project</text:span><text:span text:style-name="T8">&gt;</text:span></text:p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2"/><text:span text:style-name="T8">&lt;</text:span><text:span text:style-name="T7">packaging</text:span><text:span text:style-name="T8">&gt;pom&lt;/</text:span><text:span text:style-name="T7">packaging</text:span><text:span text:style-name="T8">&gt;</text:span></text:p>
      <text:p text:style-name="Kod"><text:s text:c="2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Podswietlony"><text:s text:c="2"/><text:span text:style-name="T8">&lt;</text:span><text:span text:style-name="T7">modules</text:span><text:span text:style-name="T8">&gt;</text:span></text:p>
      <text:p text:style-name="KodPodswietlony"><text:s text:c="4"/><text:span text:style-name="T8">&lt;</text:span><text:span text:style-name="T7">module</text:span><text:span text:style-name="T8">&gt;podprojekt1&lt;/</text:span><text:span text:style-name="T7">module</text:span><text:span text:style-name="T8">&gt;</text:span></text:p>
      <text:p text:style-name="KodPodswietlony"><text:s text:c="4"/><text:span text:style-name="T8">&lt;</text:span><text:span text:style-name="T7">module</text:span><text:span text:style-name="T8">&gt;podprojekt2&lt;/</text:span><text:span text:style-name="T7">module</text:span><text:span text:style-name="T8">&gt;</text:span></text:p>
      <text:p text:style-name="KodPodswietlony"><text:s text:c="2"/><text:span text:style-name="T8">&lt;/</text:span><text:span text:style-name="T7">modules</text:span><text:span text:style-name="T8">&gt;</text:span></text:p>
      <text:p text:style-name="P11"/>
      <text:p text:style-name="Kod"><text:s text:c="2"/><text:span text:style-name="T8">&lt;</text:span><text:span text:style-name="T7">build</text:span><text:span text:style-name="T8">&gt;</text:span></text:p>
      <text:p text:style-name="Kod"><text:s text:c="4"/><text:span text:style-name="T8">&lt;</text:span><text:span text:style-name="T7">plugins</text:span><text:span text:style-name="T8">&gt;</text:span></text:p>
      <text:p text:style-name="Kod"><text:s text:c="6"/><text:span text:style-name="T8">&lt;</text:span><text:span text:style-name="T7">plugin</text:span><text:span text:style-name="T8">&gt;</text:span></text:p>
      <text:p text:style-name="Kod"><text:s text:c="8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8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8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8"/><text:span text:style-name="T8">&lt;</text:span><text:span text:style-name="T7">executions</text:span><text:span text:style-name="T8">&gt;</text:span></text:p>
      <text:p text:style-name="Kod"><text:s text:c="10"/><text:span text:style-name="T8">&lt;</text:span><text:span text:style-name="T7">execution</text:span><text:span text:style-name="T8">&gt;</text:span></text:p>
      <text:p text:style-name="Kod"><text:s text:c="12"/><text:span text:style-name="T8">&lt;</text:span><text:span text:style-name="T7">goals</text:span><text:span text:style-name="T8">&gt;</text:span></text:p>
      <text:p text:style-name="Kod"><text:s text:c="14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14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12"/><text:span text:style-name="T8">&lt;/</text:span><text:span text:style-name="T7">goals</text:span><text:span text:style-name="T8">&gt;</text:span></text:p>
      <text:p text:style-name="Kod"><text:s text:c="10"/><text:span text:style-name="T8">&lt;/</text:span><text:span text:style-name="T7">execution</text:span><text:span text:style-name="T8">&gt;</text:span></text:p>
      <text:p text:style-name="Kod"><text:s text:c="8"/><text:span text:style-name="T8">&lt;/</text:span><text:span text:style-name="T7">executions</text:span><text:span text:style-name="T8">&gt;</text:span></text:p>
      <text:p text:style-name="Kod"><text:s text:c="6"/><text:span text:style-name="T8">&lt;/</text:span><text:span text:style-name="T7">plugin</text:span><text:span text:style-name="T8">&gt;</text:span></text:p>
      <text:p text:style-name="Kod"><text:s text:c="4"/><text:span text:style-name="T8">&lt;/</text:span><text:span text:style-name="T7">plugins</text:span><text:span text:style-name="T8">&gt;</text:span></text:p>
      <text:p text:style-name="Kod"><text:span text:style-name="T28"><text:s text:c="2"/></text:span><text:span text:style-name="T8">&lt;/</text:span><text:span text:style-name="T7">build</text:span><text:span text:style-name="T8">&gt;</text:span></text:p>
      <text:p text:style-name="P11"/>
      <text:p text:style-name="Kod"><text:s text:c="2"/><text:span text:style-name="T8">&lt;</text:span><text:span text:style-name="T7">dependencies</text:span><text:span text:style-name="T8">&gt;</text:span></text:p>
      <text:p text:style-name="Kod"><text:s text:c="4"/><text:span text:style-name="T8">&lt;</text:span><text:span text:style-name="T7">dependency</text:span><text:span text:style-name="T8">&gt;</text:span></text:p>
      <text:p text:style-name="Kod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oft-page-break/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"><text:s text:c="4"/><text:span text:style-name="T8">&lt;/</text:span><text:span text:style-name="T7">dependency</text:span><text:span text:style-name="T8">&gt;</text:span></text:p>
      <text:p text:style-name="Kod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Element <text:span text:style-name="XmlTag">&lt;</text:span><text:span text:style-name="XmlElement">packaging</text:span><text:span text:style-name="XmlTag">&gt;</text:span> określa, co jest wynikiem zbudowania projektu – do tej pory go nie ustawialiśmy, ponieważ jego domyślna wartość to <text:span text:style-name="KodTekst">jar</text:span>. W przypadku pliku <text:span text:style-name="KodTekst">pom.xml</text:span>, który jest nadrzędnym plikiem konfiguracyjnym w projekcie wielomodułowym, ten element należy ustawić na <text:span text:style-name="KodTekst">pom</text:span>.</text:p>
      <text:p text:style-name="P8">Ponadto, powyższy plik zawiera element <text:span text:style-name="XmlTag">&lt;</text:span><text:span text:style-name="XmlElement">modules</text:span><text:span text:style-name="XmlTag">&gt;</text:span>, w którym wylistowane są wszystkie podmoduły tego projektu – w tym przypadku są to <text:span text:style-name="KodTekst">podprojekt1</text:span> oraz <text:span text:style-name="KodTekst">podprojekt2</text:span>.</text:p>
      <text:p text:style-name="P8">Zauważmy, że w tym pliku skonfigurowany jest także jeden plugin oraz jedna zależność. Dzięki temu, wszystkie podmoduły w tym projekcie będą od razu mogły korzystać z uruchamiania testów integracyjnych (dzięki konfiguracji pluginu Failsafe) oraz będą mogły stosować JUnit w testach jednostkowych. Podprojekty odziedziczą także konfigurację z elementu <text:span text:style-name="XmlTag">&lt;</text:span><text:span text:style-name="XmlElement">properties</text:span><text:span text:style-name="XmlTag">&gt;</text:span>.</text:p>
      <text:p text:style-name="P8">Pierwszy z podmodułów, który powinien znaleźć się w podkatalogu o nazwie <text:span text:style-name="KodTekst">podprojekt1</text:span>, skonfigurowany jest następująco:</text:p>
      <text:p text:style-name="Kod"><text:span text:style-name="T8">&lt;</text:span><text:span text:style-name="T7">project</text:span><text:span text:style-name="T8">&gt;</text:span></text:p>
      <text:p text:style-name="KodPodswietlony"><text:s text:c="2"/><text:span text:style-name="T8">&lt;</text:span><text:span text:style-name="T7">parent</text:span><text:span text:style-name="T8">&gt;</text:span></text:p>
      <text:p text:style-name="KodPodswietlony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Podswietlony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Podswietlony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">&lt;/<text:span text:style-name="T6">project</text:span>&gt;</text:p>
      <text:p text:style-name="Odstep"/>
      <text:p text:style-name="P8">W pliku <text:span text:style-name="KodTekst">pom.xml</text:span> tego podmodułu odnosimy się do projektu-rodzica za pomocą elementu <text:span text:style-name="XmlTag">&lt;</text:span><text:span text:style-name="XmlElement">parent</text:span><text:span text:style-name="XmlTag">&gt;</text:span>, który zawiera <text:span text:style-name="KodTekst">groupId</text:span>, <text:span text:style-name="KodTekst">artifactId</text:span>, oraz <text:span text:style-name="KodTekst">version</text:span>, nadrzędnego projektu. W ten sposób ten podprojekt dziedziczy konfigurację z nadrzędnego projektu. Pomimo, że ten moduł nie definiuje bezpośrednio zależności do JUnit, to możemy w nim od razu z tej biblioteki korzystać, ponieważ zależność do niej dziedziczymy po projekcie-rodzicu.</text:p>
      <text:p text:style-name="P8">Konfiguracja drugiego podprojektu zostanie pominięta – także zawierałaby ona element <text:s/><text:span text:style-name="XmlTag">&lt;</text:span><text:span text:style-name="XmlElement">parent</text:span><text:span text:style-name="XmlTag">&gt;</text:span>.</text:p>
      <text:p text:style-name="P8">Struktura powyższego projektu powinna wyglądać następująco:</text:p>
      <text:p text:style-name="P30">wielomodulowy-projekt</text:p>
      <text:p text:style-name="Kod">|</text:p>
      <text:p text:style-name="Kod">|-- pom.xml</text:p>
      <text:p text:style-name="Kod">|</text:p>
      <text:p text:style-name="Kod">|-- podprojekt1</text:p>
      <text:p text:style-name="Kod">| <text:s text:c="2"/>|</text:p>
      <text:p text:style-name="Kod">| <text:s text:c="2"/>|-- pom.xml</text:p>
      <text:p text:style-name="Kod">| <text:s text:c="2"/>|</text:p>
      <text:p text:style-name="Kod">| <text:s text:c="2"/>`-- src</text:p>
      <text:p text:style-name="Kod">| <text:s text:c="6"/>|</text:p>
      <text:p text:style-name="Kod">| <text:s text:c="6"/>`-- (pozostałe katalogi podprojektu)</text:p>
      <text:p text:style-name="Kod">|</text:p>
      <text:p text:style-name="Kod">`-- podprojekt2</text:p>
      <text:p text:style-name="Kod"><text:s text:c="4"/>|</text:p>
      <text:p text:style-name="Kod"><text:s text:c="4"/>|--pom.xml</text:p>
      <text:p text:style-name="Kod"><text:s text:c="4"/>|</text:p>
      <text:p text:style-name="Kod"><text:s text:c="4"/>`-- src</text:p>
      <text:p text:style-name="Kod"><text:s text:c="8"/>|</text:p>
      <text:p text:style-name="P9"><text:s text:c="8"/>`-- (pozostałe katalogi podprojektu)</text:p>
      <text:p text:style-name="Odstep"/>
      <text:p text:style-name="P8">W tym wielomodułowym projekcie istnieją trzy pliki <text:span text:style-name="KodTekst">pom.xml</text:span> – jeden "rodzic" w katalogu głównym projeku, oraz po jednym pliku <text:span text:style-name="KodTekst">pom.xml</text:span> na każdy z podprojektów.</text:p>
      <text:p text:style-name="P8">Podprojekty można normalnie budować i uruchamiać na ich rzecz różne fazy Mavena i pluginy, ale możemy także zbiorczo zbudować wszystkie z poziomu projektu nadrzędnego:</text:p>
      <text:p text:style-name="Output">wielomodulowy-projekt&gt; mvn install</text:p>
      <text:p text:style-name="Output"/>
      <text:p text:style-name="Output">[INFO] Scanning for projects...</text:p>
      <text:p text:style-name="Output">[INFO] --------------------------------------------------------------------</text:p>
      <text:p text:style-name="Output">[INFO] Reactor Build Order:</text:p>
      <text:p text:style-name="Output">[INFO]</text:p>
      <text:p text:style-name="Output">[INFO] wielomodulowy-projekt-parent <text:s text:c="34"/>[pom]</text:p>
      <text:p text:style-name="Output">[INFO] podprojekt1 <text:s text:c="51"/>[jar]</text:p>
      <text:p text:style-name="Output">[INFO] podprojekt2 <text:s text:c="51"/>[jar]</text:p>
      <text:p text:style-name="Output">[INFO]</text:p>
      <text:p text:style-name="Output">[INFO] ----&lt; com.kursjava.maven.multimod:wielomodulowy-projekt-parent &gt;----</text:p>
      <text:p text:style-name="Output">[INFO] Building wielomodulowy-projekt-parent 1.0 <text:s text:c="25"/>[1/3]</text:p>
      <text:p text:style-name="Output">[INFO] ----------------------------[ pom ]-------------------------------</text:p>
      <text:p text:style-name="Output">[INFO]</text:p>
      <text:p text:style-name="Output">[INFO] --- maven-failsafe-plugin:3.0.0-M4:integration-test (default) @ wielomodulowy-projekt-parent ---</text:p>
      <text:p text:style-name="Output">[INFO] No tests to run.</text:p>
      <text:p text:style-name="Output">[INFO]</text:p>
      <text:p text:style-name="Output">[INFO] --- maven-failsafe-plugin:3.0.0-M4:verify (default) @ wielomodulowy-projekt-parent ---</text:p>
      <text:p text:style-name="Output">[INFO]</text:p>
      <text:p text:style-name="Output">[INFO] --- maven-install-plugin:2.4:install (default-install) @ wielomodulowy-projekt-parent ---</text:p>
      <text:p text:style-name="Output">[INFO] Installing D:\kurs_maven\przyklady\wielomodulowy-projekt\pom.xml to C:\Users\Przemek\.m2\repository\com\kursjava\maven\multimod\wielomodulowy-projekt-parent\1.0\wielomodulowy-projekt-parent-1.0.pom</text:p>
      <text:p text:style-name="Output">[INFO]</text:p>
      <text:p text:style-name="Output">[INFO] ------------&lt; com.kursjava.maven.multimod:podprojekt1 &gt;-------------</text:p>
      <text:p text:style-name="Output">[INFO] Building podprojekt1 1.0-SNAPSHOT <text:s text:c="33"/>[2/3]</text:p>
      <text:p text:style-name="Output">[INFO] ----------------------------[ jar ]-------------------------------</text:p>
      <text:p text:style-name="Output">[INFO]</text:p>
      <text:p text:style-name="Output"/>
      <text:p text:style-name="Output"><text:soft-page-break/>(...budowa pierwszego podprojektu...)</text:p>
      <text:p text:style-name="Output"/>
      <text:p text:style-name="Output">[INFO]</text:p>
      <text:p text:style-name="Output">[INFO] ------------&lt; com.kursjava.maven.multimod:podprojekt2 &gt;-------------</text:p>
      <text:p text:style-name="Output">[INFO] Building podprojekt2 1.0-SNAPSHOT <text:s text:c="33"/>[3/3]</text:p>
      <text:p text:style-name="Output">[INFO] ----------------------------[ jar ]-------------------------------</text:p>
      <text:p text:style-name="Output"/>
      <text:p text:style-name="Output">(...budowa drugiego podprojektu...)</text:p>
      <text:p text:style-name="Output"/>
      <text:p text:style-name="Output">[INFO] ------------------------------------------------------------------------</text:p>
      <text:p text:style-name="Output">[INFO] Reactor Summary:</text:p>
      <text:p text:style-name="Output">[INFO]</text:p>
      <text:p text:style-name="Output">[INFO] wielomodulowy-projekt-parent 1.0 ............. SUCCESS [ <text:s/>0.698 s]</text:p>
      <text:p text:style-name="Output">[INFO] podprojekt1 1.0-SNAPSHOT ..................... SUCCESS [ <text:s/>1.938 s]</text:p>
      <text:p text:style-name="Output">[INFO] podprojekt2 1.0-SNAPSHOT ..................... SUCCESS [ <text:s/>0.595 s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3.364 s</text:p>
      <text:p text:style-name="Output">[INFO] Finished at: 2020-03-19T19:52:20+01:00</text:p>
      <text:p text:style-name="Output">[INFO] ------------------------------------------------------------------------</text:p>
      <text:p text:style-name="Odstep"/>
      <text:p text:style-name="P8">Logi z budowy podmodułów zostały pominięte – byłyby to znane nam już informacje o kolejnych fazach <text:span text:style-name="KodTekst">compile</text:span>, <text:span text:style-name="KodTekst">test</text:span> (wraz z wykonaniem i podsumowaniem testów wykonanych na rzecz każdego z podmodułówy), <text:span text:style-name="KodTekst">package</text:span> itd. Na końcu Maven wypisał podsumowanie o projektach zbudowanych w ramach budowy całego wielomodułowego projektu.</text:p>
      <text:h text:style-name="Heading_20_3" text:outline-level="3"><text:bookmark-start text:name="__RefHeading__9134_1386204621"/>Plugin management i dependency management<text:bookmark-end text:name="__RefHeading__9134_1386204621"/></text:h>
      <text:p text:style-name="P8">Konfigurując pluginy i zależności w nadrzędnym pliku <text:span text:style-name="KodTekst">pom.xml</text:span> mamy dwie możliwości:</text:p>
      <text:list xml:id="list4382934763364341437" text:style-name="L19">
        <text:list-item>
          <text:p text:style-name="P65">możemy tak skonfigurować pluginy i/lub zależności, aby zawsze były dziedziczone przez podmoduły,</text:p>
        </text:list-item>
        <text:list-item>
          <text:p text:style-name="P65">możemy skonfigurować pluginy i/lub zależności, ale nie będą one automatycznie dziedziczone przez podprojekty – każdy podprojekt, który będzie chciał tą konfigurację odziedziczyć z pliku <text:span text:style-name="KodTekst">pom.xml</text:span>-rodzica, będzie musiał ten plugin/zależność umieścić w swoim pliku <text:span text:style-name="KodTekst">pom.xml</text:span>. Taki rodzaj konfiguracji zawarty jest w dodatkowym elemencie w pliku <text:span text:style-name="KodTekst">pom.xml</text:span>: dla pluginów jest to element <text:span text:style-name="XmlTag">&lt;</text:span><text:span text:style-name="XmlElement">pluginManagement</text:span><text:span text:style-name="XmlTag">&gt;</text:span>, a dla zależności – <text:span text:style-name="XmlTag">&lt;</text:span><text:span text:style-name="XmlElement">dependencyManagement</text:span><text:span text:style-name="XmlTag">&gt;</text:span>.</text:p>
        </text:list-item>
      </text:list>
      <text:p text:style-name="P8">To rozróżnienie wynika z faktu, że czasem możemy chcieć skonfigurować pewne pluginy i zależności dla wszystkich podmodułów, a inne wstępnie skonfigurować tylko dla tych podmodułów, które faktycznie będą z nich korzystały. Dzięki temu nie wszystkie podmoduły muszą dziedziczyć od razu wszystkie zależności (od pluginów i bibliotek).</text:p>
      <text:p text:style-name="P8">Spójrzmy najpierw na na przykład użycia elementu <text:span text:style-name="XmlTag">&lt;</text:span><text:span text:style-name="XmlElement">pluginManagement</text:span><text:span text:style-name="XmlTag">&gt;</text:span> w pliku <text:span text:style-name="KodTekst">pom.xml</text:span>-rodzicu:</text:p>
      <text:p text:style-name="P32">fragment pliku wielomodulowy-projekt/pom.xml</text:p>
      <text:p text:style-name="Kod">&lt;<text:span text:style-name="T6">build</text:span>&gt;</text:p>
      <text:p text:style-name="Kod"><text:s text:c="2"/><text:span text:style-name="T8">&lt;</text:span><text:span text:style-name="T7">plugins</text:span><text:span text:style-name="T8">&gt;</text:span></text:p>
      <text:p text:style-name="Kod"><text:s text:c="4"/><text:span text:style-name="T8">&lt;</text:span><text:span text:style-name="T7">plugin</text:span><text:span text:style-name="T8">&gt;</text:span></text:p>
      <text:p text:style-name="Kod"><text:s text:c="6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6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6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6"/><text:span text:style-name="T8">&lt;</text:span><text:span text:style-name="T7">executions</text:span><text:span text:style-name="T8">&gt;</text:span></text:p>
      <text:p text:style-name="Kod"><text:s text:c="8"/><text:span text:style-name="T8">&lt;</text:span><text:span text:style-name="T7">execution</text:span><text:span text:style-name="T8">&gt;</text:span></text:p>
      <text:p text:style-name="Kod"><text:s text:c="10"/><text:span text:style-name="T8">&lt;</text:span><text:span text:style-name="T7">goals</text:span><text:span text:style-name="T8">&gt;</text:span></text:p>
      <text:p text:style-name="Kod"><text:s text:c="12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12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10"/><text:span text:style-name="T8">&lt;/</text:span><text:span text:style-name="T7">goals</text:span><text:span text:style-name="T8">&gt;</text:span></text:p>
      <text:p text:style-name="Kod"><text:s text:c="8"/><text:span text:style-name="T8">&lt;/</text:span><text:span text:style-name="T7">execution</text:span><text:span text:style-name="T8">&gt;</text:span></text:p>
      <text:p text:style-name="Kod"><text:s text:c="6"/><text:span text:style-name="T8">&lt;/</text:span><text:span text:style-name="T7">executions</text:span><text:span text:style-name="T8">&gt;</text:span></text:p>
      <text:p text:style-name="Kod"><text:s text:c="4"/><text:span text:style-name="T8">&lt;/</text:span><text:span text:style-name="T7">plugin</text:span><text:span text:style-name="T8">&gt;</text:span></text:p>
      <text:p text:style-name="Kod"><text:s text:c="2"/><text:span text:style-name="T8">&lt;/</text:span><text:span text:style-name="T7">plugins</text:span><text:span text:style-name="T8">&gt;</text:span></text:p>
      <text:p text:style-name="KodPodswietlony"><text:s text:c="2"/><text:span text:style-name="T8">&lt;</text:span><text:span text:style-name="T7">pluginManagement</text:span><text:span text:style-name="T8">&gt;</text:span></text:p>
      <text:p text:style-name="KodPodswietlony"><text:s text:c="4"/><text:span text:style-name="T8">&lt;</text:span><text:span text:style-name="T7">plugins</text:span><text:span text:style-name="T8">&gt;</text:span></text:p>
      <text:p text:style-name="KodPodswietlony"><text:s text:c="6"/><text:span text:style-name="T8">&lt;</text:span><text:span text:style-name="T7">plugin</text:span><text:span text:style-name="T8">&gt;</text:span></text:p>
      <text:p text:style-name="KodPodswietlony"><text:s text:c="8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Podswietlony"><text:s text:c="8"/><text:span text:style-name="T8">&lt;</text:span><text:span text:style-name="T7">version</text:span><text:span text:style-name="T8">&gt;3.2.0&lt;/</text:span><text:span text:style-name="T7">version</text:span><text:span text:style-name="T8">&gt;</text:span></text:p>
      <text:p text:style-name="KodPodswietlony"><text:s text:c="8"/><text:span text:style-name="T8">&lt;</text:span><text:span text:style-name="T7">configuration</text:span><text:span text:style-name="T8">&gt;</text:span></text:p>
      <text:p text:style-name="KodPodswietlony"><text:s text:c="10"/><text:span text:style-name="T8">&lt;</text:span><text:span text:style-name="T7">descriptorRefs</text:span><text:span text:style-name="T8">&gt;</text:span></text:p>
      <text:p text:style-name="KodPodswietlony"><text:s text:c="12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Podswietlony"><text:s text:c="10"/><text:span text:style-name="T8">&lt;/</text:span><text:span text:style-name="T7">descriptorRefs</text:span><text:span text:style-name="T8">&gt;</text:span></text:p>
      <text:p text:style-name="KodPodswietlony"><text:s text:c="8"/><text:span text:style-name="T8">&lt;/</text:span><text:span text:style-name="T7">configuration</text:span><text:span text:style-name="T8">&gt;</text:span></text:p>
      <text:p text:style-name="KodPodswietlony"><text:s text:c="8"/><text:span text:style-name="T8">&lt;</text:span><text:span text:style-name="T7">executions</text:span><text:span text:style-name="T8">&gt;</text:span></text:p>
      <text:p text:style-name="KodPodswietlony"><text:s text:c="10"/><text:span text:style-name="T8">&lt;</text:span><text:span text:style-name="T7">execution</text:span><text:span text:style-name="T8">&gt;</text:span></text:p>
      <text:p text:style-name="KodPodswietlony"><text:s text:c="12"/><text:span text:style-name="T8">&lt;</text:span><text:span text:style-name="T7">id</text:span><text:span text:style-name="T8">&gt;assemble-jar-with-dependencies&lt;/</text:span><text:span text:style-name="T7">id</text:span><text:span text:style-name="T8">&gt;</text:span></text:p>
      <text:p text:style-name="KodPodswietlony"><text:s text:c="12"/><text:span text:style-name="T8">&lt;</text:span><text:span text:style-name="T7">phase</text:span><text:span text:style-name="T8">&gt;package&lt;/</text:span><text:span text:style-name="T7">phase</text:span><text:span text:style-name="T8">&gt;</text:span></text:p>
      <text:p text:style-name="KodPodswietlony"><text:s text:c="12"/><text:span text:style-name="T8">&lt;</text:span><text:span text:style-name="T7">goals</text:span><text:span text:style-name="T8">&gt;</text:span></text:p>
      <text:p text:style-name="KodPodswietlony"><text:s text:c="14"/><text:span text:style-name="T8">&lt;</text:span><text:span text:style-name="T7">goal</text:span><text:span text:style-name="T8">&gt;single&lt;/</text:span><text:span text:style-name="T7">goal</text:span><text:span text:style-name="T8">&gt;</text:span></text:p>
      <text:p text:style-name="KodPodswietlony"><text:s text:c="12"/><text:span text:style-name="T8">&lt;/</text:span><text:span text:style-name="T7">goals</text:span><text:span text:style-name="T8">&gt;</text:span></text:p>
      <text:p text:style-name="KodPodswietlony"><text:s text:c="10"/><text:span text:style-name="T8">&lt;/</text:span><text:span text:style-name="T7">execution</text:span><text:span text:style-name="T8">&gt;</text:span></text:p>
      <text:p text:style-name="KodPodswietlony"><text:s text:c="8"/><text:span text:style-name="T8">&lt;/</text:span><text:span text:style-name="T7">executions</text:span><text:span text:style-name="T8">&gt;</text:span></text:p>
      <text:p text:style-name="KodPodswietlony"><text:s text:c="6"/><text:span text:style-name="T8">&lt;/</text:span><text:span text:style-name="T7">plugin</text:span><text:span text:style-name="T8">&gt;</text:span></text:p>
      <text:p text:style-name="KodPodswietlony"><text:s text:c="4"/><text:span text:style-name="T8">&lt;/</text:span><text:span text:style-name="T7">plugins</text:span><text:span text:style-name="T8">&gt;</text:span></text:p>
      <text:p text:style-name="KodPodswietlony"><text:s text:c="2"/><text:span text:style-name="T8">&lt;/</text:span><text:span text:style-name="T7">pluginManagement</text:span><text:span text:style-name="T8">&gt;</text:span></text:p>
      <text:p text:style-name="Kod">&lt;/<text:span text:style-name="T6">build</text:span>&gt;</text:p>
      <text:p text:style-name="Odstep"/>
      <text:p text:style-name="P8">W powyższym pliku <text:span text:style-name="KodTekst">pom.xml</text:span> znajdują się konfiguracje dwóch pluginów: Failsafe oraz Assembly. Ten drugi zawarty jest w elemencie <text:span text:style-name="XmlTag">&lt;</text:span><text:span text:style-name="XmlElement">pluginManagement</text:span><text:span text:style-name="XmlTag">&gt;</text:span>, więc nie będzie on od razu wykorzystywany w podprojektach – jeżeli zbudowalibyśmy teraz jeden z podprojektów, to plugin Assembly <text:span text:style-name="T3">nie</text:span> zostałby automatycznie użyty w fazie <text:span text:style-name="KodTekst">package</text:span> do wygenerowanie pliku JAR ze wszystkimi zależnościami.</text:p>
      <text:p text:style-name="P8">Aby plugin skonfigurowany w pliku <text:span text:style-name="KodTekst">pom.xml</text:span>-rodzicu był wykorzystywany w podprojekcie, musi on dodać do swojego pliku <text:span text:style-name="KodTekst">pom.xml</text:span> informację, że taki plugin chce używać:</text:p>
      <text:p text:style-name="P32">wielomodulowy-projekt/podprojekt1/pom.xml</text:p>
      <text:p text:style-name="Kod"><text:span text:style-name="T8">&lt;</text:span><text:span text:style-name="T7">project</text:span><text:span text:style-name="T8">&gt;</text:span></text:p>
      <text:p text:style-name="Kod"><text:s text:c="2"/><text:span text:style-name="T8">&lt;</text:span><text:span text:style-name="T7">parent</text:span><text:span text:style-name="T8">&gt;</text:span></text:p>
      <text:p text:style-name="Kod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Podswietlony"><text:s text:c="2"/><text:span text:style-name="T8">&lt;</text:span><text:span text:style-name="T7">build</text:span><text:span text:style-name="T8">&gt;</text:span></text:p>
      <text:p text:style-name="KodPodswietlony"><text:s text:c="4"/><text:span text:style-name="T8">&lt;</text:span><text:span text:style-name="T7">plugins</text:span><text:span text:style-name="T8">&gt;</text:span></text:p>
      <text:p text:style-name="KodPodswietlony"><text:s text:c="6"/><text:span text:style-name="T8">&lt;</text:span><text:span text:style-name="T7">plugin</text:span><text:span text:style-name="T8">&gt;</text:span></text:p>
      <text:p text:style-name="KodPodswietlony"><text:s text:c="8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Podswietlony"><text:s text:c="8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Podswietlony"><text:s text:c="6"/><text:span text:style-name="T8">&lt;/</text:span><text:span text:style-name="T7">plugin</text:span><text:span text:style-name="T8">&gt;</text:span></text:p>
      <text:p text:style-name="KodPodswietlony"><text:s text:c="4"/><text:span text:style-name="T8">&lt;/</text:span><text:span text:style-name="T7">plugins</text:span><text:span text:style-name="T8">&gt;</text:span></text:p>
      <text:p text:style-name="KodPodswietlony"><text:s text:c="2"/><text:span text:style-name="T8">&lt;/</text:span><text:span text:style-name="T7">build</text:span><text:span text:style-name="T8">&gt;</text:span></text:p>
      <text:p text:style-name="Kod"><text:span text:style-name="T8">&lt;/</text:span><text:span text:style-name="T7">project</text:span><text:span text:style-name="T8">&gt;</text:span></text:p>
      <text:p text:style-name="Odstep"/>
      <text:p text:style-name="P8">Zauważ, że konfiguracja tego pluginu w podprojekcie jest minimalna – w zasadzie podajemy tylko jego nazwę. Reszta konfiguracji zostanie wzięta z pliku <text:span text:style-name="KodTekst">pom.xml</text:span>-rodzica. Powyższa konfiguracja spowoduje, że teraz budując projekt, w fazie <text:span text:style-name="KodTekst">package</text:span> będzie dodatkowo używany plugin Assembly (zgodnie z konfiguracją odziedziczoną z nadrzędnego pliku <text:span text:style-name="KodTekst">pom.xml</text:span>).</text:p>
      <text:p text:style-name="P8">Element <text:span text:style-name="XmlTag">&lt;</text:span><text:span text:style-name="XmlElement">dependencyManagement</text:span><text:span text:style-name="XmlTag">&gt;</text:span> działa podobnie. Spójrzmy na przykład:</text:p>
      <text:p text:style-name="NazwaPliku">fragment pliku wielomodulowy-projekt/pom.xml</text:p>
      <text:p text:style-name="Kod">&lt;<text:span text:style-name="T6">dependencies</text:span>&gt;</text:p>
      <text:p text:style-name="Kod"><text:s text:c="2"/><text:span text:style-name="T8">&lt;</text:span><text:span text:style-name="T7">dependency</text:span><text:span text:style-name="T8">&gt;</text:span></text:p>
      <text:p text:style-name="Kod"><text:s text:c="4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4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"><text:s text:c="2"/><text:span text:style-name="T8">&lt;/</text:span><text:span text:style-name="T7">dependency</text:span><text:span text:style-name="T8">&gt;</text:span></text:p>
      <text:p text:style-name="Kod">&lt;/<text:span text:style-name="T6">dependencies</text:span>&gt;</text:p>
      <text:p text:style-name="Kod"/>
      <text:p text:style-name="KodPodswietlony">&lt;<text:span text:style-name="T6">dependencyManagement</text:span>&gt;</text:p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P40">&lt;/<text:span text:style-name="T6">dependencyManagement</text:span>&gt;</text:p>
      <text:p text:style-name="Odstep"/>
      <text:p text:style-name="P8">Jeżeli skonfigurujemy zależność do Log4j w elemencie <text:span text:style-name="XmlTag">&lt;</text:span><text:span text:style-name="XmlElement">dependencyManagement</text:span><text:span text:style-name="XmlTag">&gt;</text:span>, to podprojekty nie będą od razu zależne od Log4j w przeciwieństwie do JUnit, do którego zależność została <text:soft-page-break/>skonfigurowana poza tym elementem.</text:p>
      <text:p text:style-name="P8">Jeżeli któryś z podprojektów chciałby korzystać z Log4j, to musiałby do swojego pliku <text:span text:style-name="KodTekst">pom.xml</text:span> dodać następujący wpis:</text:p>
      <text:p text:style-name="NazwaPliku">wielomodulowy-projekt/podprojekt2/pom.xml</text:p>
      <text:p text:style-name="Kod">&lt;<text:span text:style-name="T6">project</text:span><text:span text:style-name="T8">&gt;</text:span></text:p>
      <text:p text:style-name="Kod"><text:s text:c="2"/><text:span text:style-name="T8">&lt;</text:span><text:span text:style-name="T7">parent</text:span><text:span text:style-name="T8">&gt;</text:span></text:p>
      <text:p text:style-name="Kod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2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Tak jak w przypadku konfiguracji pluginów dziedziczonej z nadrzędnego pliku <text:span text:style-name="KodTekst">pom.xml</text:span>, tak i w przypadku zależności wystarczy podać jej nazwę. Wersja (i ewentualnie inne elementy konfiguracji) zostaną odziedziczone z pliku <text:span text:style-name="KodTekst">pom.xml</text:span>-rodzica. Teraz <text:span text:style-name="KodTekst">podprojekt2</text:span> może korzystać z Log4j.</text:p>
      <text:p text:style-name="P8">Podprojekt ten może także stosować JUnit, ale tej zależności w ogóle nie musi konfigurować, ponieważ została ona skonfigurowana w nadrzędnym pliku <text:span text:style-name="KodTekst">pom.xml</text:span> poza elementem <text:span text:style-name="XmlTag">&lt;</text:span><text:span text:style-name="XmlElement">dependencyManagement</text:span><text:span text:style-name="XmlTag">&gt;</text:span><text:span text:style-name="KodTekst">,</text:span> więc jest od razu automatycznie dziedziczona przez podprojekty.</text:p>
      <text:p text:style-name="Informacja">W podprojektach możesz zmieniać konfigurację pluginów i zależności odziedziczoną z nadrzędnego pliku <text:span text:style-name="KodTekst">pom.xml</text:span>, jeżeli masz taką potrzebę.</text:p>
      <text:p text:style-name="Odstep"/>
      <text:p text:style-name="Informacja">W przykładach w tym rozdziale skróciłem początki plików <text:span text:style-name="KodTekst">pom.xml</text:span> dla zwięzłości – powinny one wyglądać następująco:</text:p>
      <text:p text:style-name="Informacja"/>
      <text:p text:style-name="P17"><text:span text:style-name="T1">&lt;?</text:span><text:span text:style-name="T21">xml version</text:span><text:span text:style-name="T16">="1.0" </text:span><text:span text:style-name="T21">encoding</text:span><text:span text:style-name="T16">="UTF-8"</text:span><text:span text:style-name="T1">?&gt;</text:span></text:p>
      <text:p text:style-name="P18"/>
      <text:p text:style-name="P17">&lt;<text:span text:style-name="T5">project </text:span><text:span text:style-name="T21">xmlns</text:span><text:span text:style-name="T16">="http://maven.apache.org/POM/4.0.0" </text:span><text:span text:style-name="T21">xmlns:</text:span><text:span text:style-name="T10">xsi</text:span><text:span text:style-name="T16">="http://www.w3.org/2001/XMLSchema-instance"</text:span></text:p>
      <text:p text:style-name="P19"><text:span text:style-name="T19"><text:s text:c="9"/></text:span><text:span text:style-name="T15">xsi</text:span><text:span text:style-name="T25">:schemaLocation</text:span><text:span text:style-name="T19">="http://maven.apache.org/POM/4.0.0 http://maven.apache.org/xsd/maven-4.0.0.xsd"</text:span><text:span text:style-name="T32">&gt;</text:span></text:p>
      <text:p text:style-name="Text_20_body"/>
      <text:h text:style-name="P41" text:outline-level="2"><text:bookmark-start text:name="__RefHeading__9136_1386204621"/>Efektywny POM<text:bookmark-end text:name="__RefHeading__9136_1386204621"/></text:h>
      <text:p text:style-name="P8">Czasem możemy mieć potrzebę sprawdzić, jak wygląda <text:span text:style-name="T2">finalny</text:span> plik <text:span text:style-name="KodTekst">pom.xml</text:span> np. w jednym z podprojektów w projekcie wielomodułowym. Możemy wtedy skorzystać z komendy <text:span text:style-name="KodTekst">mvn help:effective-pom</text:span>, która zwróci zawartość pliku <text:span text:style-name="KodTekst">pom.xml</text:span> projektu uwzględniając:</text:p>
      <text:list xml:id="list6958412098013422465" text:style-name="L20">
        <text:list-item>
          <text:p text:style-name="P66">domyślne ustawienia Mavena dla projektów,</text:p>
        </text:list-item>
        <text:list-item>
          <text:p text:style-name="P66">ustawienia odziedziczone z nadrzędnego pliku <text:span text:style-name="KodTekst">pom.xml</text:span>.</text:p>
        </text:list-item>
      </text:list>
      <text:p text:style-name="P8">Efektywny <text:span text:style-name="KodTekst">pom.xml</text:span> jest bardzo długim plikiem – poniżej znajduje się fragment wyniku komendy <text:span text:style-name="KodTekst">mvn help:effective-pom</text:span> wywołanej na rzecz modułu <text:span text:style-name="KodTekst">podprojekt1</text:span>. Zauważ, że w tym efektywnym pliku <text:span text:style-name="KodTekst">pom.xml</text:span> są m.in. elementy <text:span text:style-name="XmlTag">&lt;</text:span><text:span text:style-name="XmlElement">properties</text:span><text:span text:style-name="XmlTag">&gt;</text:span> i <text:span text:style-name="XmlTag">&lt;</text:span><text:span text:style-name="XmlElement">dependency</text:span><text:span text:style-name="XmlTag">&gt;</text:span> z JUnit, odziedziczone z pliku <text:span text:style-name="KodTekst">pom.xml</text:span>-rodzica:</text:p>
      <text:p text:style-name="Output">podprojekt1&gt; mvn help:effective-pom</text:p>
      <text:p text:style-name="Odstep"/>
      <text:p text:style-name="Kod">&lt;<text:span text:style-name="T6">project </text:span><text:span text:style-name="T22">xmlns</text:span><text:span text:style-name="T18">="http://maven.apache.org/POM/4.0.0" </text:span><text:span text:style-name="T22">xmlns:xsi</text:span><text:span text:style-name="T18">="http://www.w3.org/2001/XMLSchema-instance" </text:span><text:span text:style-name="T22">xsi:schemaLocation</text:span><text:span text:style-name="T18">="http://maven.apache.org/POM/4.0.0 https://maven.apache.org/xsd/maven-4.0.0.xsd"</text:span>&gt;</text:p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Kod"><text:s text:c="2"/><text:span text:style-name="T8">&lt;</text:span><text:span text:style-name="T7">parent</text:span><text:span text:style-name="T8">&gt;</text:span></text:p>
      <text:p text:style-name="Kod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"><text:s text:c="2"/><text:span text:style-name="T8">&lt;/</text:span><text:span text:style-name="T7">parent</text:span><text:span text:style-name="T8">&gt;</text:span></text:p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log4j.version</text:span><text:span text:style-name="T8">&gt;2.13.1&lt;/</text:span><text:span text:style-name="T7">log4j.version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Kod"><text:s text:c="2"/><text:span text:style-name="T8">&lt;</text:span><text:span text:style-name="T7">dependencyManagement</text:span><text:span text:style-name="T8">&gt;</text:span></text:p>
      <text:p text:style-name="Kod"><text:s text:c="4"/><text:span text:style-name="T8">&lt;</text:span><text:span text:style-name="T7">dependencies</text:span><text:span text:style-name="T8">&gt;</text:span></text:p>
      <text:p text:style-name="Kod"><text:s text:c="6"/><text:span text:style-name="T8">&lt;</text:span><text:span text:style-name="T7">dependency</text:span><text:span text:style-name="T8">&gt;</text:span></text:p>
      <text:p text:style-name="Kod"><text:s text:c="8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8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8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<text:s text:c="6"/><text:span text:style-name="T8">&lt;/</text:span><text:span text:style-name="T7">dependency</text:span><text:span text:style-name="T8">&gt;</text:span></text:p>
      <text:p text:style-name="Kod"><text:s text:c="6"/><text:span text:style-name="T8">&lt;</text:span><text:span text:style-name="T7">dependency</text:span><text:span text:style-name="T8">&gt;</text:span></text:p>
      <text:p text:style-name="Kod"><text:s text:c="8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8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8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<text:s text:c="6"/><text:span text:style-name="T8">&lt;/</text:span><text:span text:style-name="T7">dependency</text:span><text:span text:style-name="T8">&gt;</text:span></text:p>
      <text:p text:style-name="Kod"><text:s text:c="4"/><text:span text:style-name="T8">&lt;/</text:span><text:span text:style-name="T7">dependencies</text:span><text:span text:style-name="T8">&gt;</text:span></text:p>
      <text:p text:style-name="Kod"><text:s text:c="2"/><text:span text:style-name="T8">&lt;/</text:span><text:span text:style-name="T7">dependencyManagement</text:span><text:span text:style-name="T8">&gt;</text:span></text:p>
      <text:p text:style-name="Kod"><text:s text:c="2"/><text:span text:style-name="T8">&lt;</text:span><text:span text:style-name="T7">dependencies</text:span><text:span text:style-name="T8">&gt;</text:span></text:p>
      <text:p text:style-name="Kod"><text:s text:c="4"/><text:span text:style-name="T8">&lt;</text:span><text:span text:style-name="T7">dependency</text:span><text:span text:style-name="T8">&gt;</text:span></text:p>
      <text:p text:style-name="Kod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"><text:s text:c="4"/><text:span text:style-name="T8">&lt;/</text:span><text:span text:style-name="T7">dependency</text:span><text:span text:style-name="T8">&gt;</text:span></text:p>
      <text:p text:style-name="Kod"><text:s text:c="2"/><text:span text:style-name="T8">&lt;/</text:span><text:span text:style-name="T7">dependencies</text:span><text:span text:style-name="T8">&gt;</text:span></text:p>
      <text:p text:style-name="Kod"><text:s text:c="2"/><text:span text:style-name="T8">&lt;</text:span><text:span text:style-name="T7">repositories</text:span><text:span text:style-name="T8">&gt;</text:span></text:p>
      <text:p text:style-name="Kod"><text:soft-page-break/><text:s text:c="4"/><text:span text:style-name="T8">&lt;</text:span><text:span text:style-name="T7">repository</text:span><text:span text:style-name="T8">&gt;</text:span></text:p>
      <text:p text:style-name="Kod"><text:s text:c="6"/><text:span text:style-name="T8">&lt;</text:span><text:span text:style-name="T7">snapshots</text:span><text:span text:style-name="T8">&gt;</text:span></text:p>
      <text:p text:style-name="Kod"><text:s text:c="8"/><text:span text:style-name="T8">&lt;</text:span><text:span text:style-name="T7">enabled</text:span><text:span text:style-name="T8">&gt;false&lt;/</text:span><text:span text:style-name="T7">enabled</text:span><text:span text:style-name="T8">&gt;</text:span></text:p>
      <text:p text:style-name="Kod"><text:s text:c="6"/><text:span text:style-name="T8">&lt;/</text:span><text:span text:style-name="T7">snapshots</text:span><text:span text:style-name="T8">&gt;</text:span></text:p>
      <text:p text:style-name="Kod"><text:s text:c="6"/><text:span text:style-name="T8">&lt;</text:span><text:span text:style-name="T7">id</text:span><text:span text:style-name="T8">&gt;central&lt;/</text:span><text:span text:style-name="T7">id</text:span><text:span text:style-name="T8">&gt;</text:span></text:p>
      <text:p text:style-name="Kod"><text:s text:c="6"/><text:span text:style-name="T8">&lt;</text:span><text:span text:style-name="T7">name</text:span><text:span text:style-name="T8">&gt;Central Repository&lt;/</text:span><text:span text:style-name="T7">name</text:span><text:span text:style-name="T8">&gt;</text:span></text:p>
      <text:p text:style-name="Kod"><text:s text:c="6"/><text:span text:style-name="T8">&lt;</text:span><text:span text:style-name="T7">url</text:span><text:span text:style-name="T8">&gt;https://repo.maven.apache.org/maven2&lt;/</text:span><text:span text:style-name="T7">url</text:span><text:span text:style-name="T8">&gt;</text:span></text:p>
      <text:p text:style-name="Kod"><text:s text:c="4"/><text:span text:style-name="T8">&lt;/</text:span><text:span text:style-name="T7">repository</text:span><text:span text:style-name="T8">&gt;</text:span></text:p>
      <text:p text:style-name="Kod"><text:s text:c="2"/><text:span text:style-name="T8">&lt;/</text:span><text:span text:style-name="T7">repositories</text:span><text:span text:style-name="T8">&gt;</text:span></text:p>
      <text:p text:style-name="P11"/>
      <text:p text:style-name="P11">(... pozostała część pliku została pominięta ... )</text:p>
      <text:p text:style-name="Kod"><text:span text:style-name="T8"><text:line-break/>&lt;/</text:span><text:span text:style-name="T7">project</text:span><text:span text:style-name="T8">&gt;</text:span></text:p>
      <text:p text:style-name="Odstep"/>
      <text:p text:style-name="Informacja">Komenda <text:span text:style-name="KodTekst">mvn help:effective-pom</text:span> przydaje się nie tylko w projektach wielomodułowych. Dzięki niej możemy zbadać wszystkie wartości ustawiane domyślnie przez Maven w naszym projekcie.</text:p>
      <text:p text:style-name="Text_20_body"/>
      <text:h text:style-name="P41" text:outline-level="2"><text:bookmark-start text:name="__RefHeading__9138_1386204621"/>Podsumowanie<text:bookmark-end text:name="__RefHeading__9138_1386204621"/></text:h>
      <text:list xml:id="list6035793094344489544" text:style-name="L21">
        <text:list-item>
          <text:p text:style-name="P67">Parametr <text:span text:style-name="KodTekst">scope</text:span>, który możemy ustawić w <text:span text:style-name="XmlTag">&lt;</text:span><text:span text:style-name="XmlElement">dependency</text:span><text:span text:style-name="XmlTag">&gt;</text:span>, określa, kiedy zależność jest wymagana przez nasz projekt.</text:p>
        </text:list-item>
        <text:list-item>
          <text:p text:style-name="P67">Domyślnie <text:span text:style-name="KodTekst">scope</text:span> ma wartość <text:span text:style-name="KodTekst">compile</text:span>, co oznacza, że zależność jest wymagana zarówno podczas kompilacji, testów, a także wykonywania naszego programu.</text:p>
        </text:list-item>
        <text:list-item>
          <text:p text:style-name="P67">Inną możliwą wartością <text:span text:style-name="KodTekst">scope</text:span> jest np. <text:span text:style-name="KodTekst">test</text:span>, co powoduje, że zależność wymagana jest jedynie podczas fazy testów. Przykładem jest JUnit:</text:p>
        </text:list-item>
      </text:list>
      <text:p text:style-name="P9"><text:span text:style-name="T8">&lt;</text:span><text:span text:style-name="T7">dependency</text:span><text:span text:style-name="T8">&gt;</text:span></text:p>
      <text:p text:style-name="Kod"><text:span text:style-name="T8"><text:s text:c="2"/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2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P9"><text:span text:style-name="T8">&lt;/</text:span><text:span text:style-name="T7">dependency</text:span><text:span text:style-name="T8">&gt;</text:span></text:p>
      <text:p text:style-name="Odstep"/>
      <text:list xml:id="list35655742" text:continue-numbering="true" text:style-name="L21">
        <text:list-item>
          <text:p text:style-name="P67">Gdy w pliku <text:span text:style-name="KodTekst">pom.xml</text:span> dodajemy pewną zależność, Maven pobiera ją z centralnego repozytorium. Poza plikiem JAR, pobiera także plik <text:span text:style-name="KodTekst">pom.xml</text:span>, dzięki czemu może sprawdzić <text:span text:style-name="T2">jakie zależności mają nasze zależności</text:span>.</text:p>
        </text:list-item>
        <text:list-item>
          <text:p text:style-name="P67">Zależności przechodnie (<text:span text:style-name="T2">transitive dependencies</text:span>) to zależności naszych zależności.</text:p>
        </text:list-item>
        <text:list-item>
          <text:p text:style-name="P67">Dodanie do projektu jednej biblioteki może pociągnąć za sobą kilkanaście zależności przechodnich.</text:p>
        </text:list-item>
        <text:list-item>
          <text:p text:style-name="P67">Aby otrzymać listę wszystkich zależności projektu (bezpośrednich oraz przechodnich), korzystamy z komendy <text:span text:style-name="KodTekst">mvn dependency:tree</text:span></text:p>
        </text:list-item>
        <text:list-item>
          <text:p text:style-name="P67">Zaletą Mavena jest nie tylko to, że możemy wskazać zależności do pewnych bibliotek, które Maven pobierze z centralnego repozytorium, ale także możliwość korzystania z naszych własnych projektów jako zależności:</text:p>
        </text:list-item>
      </text:list>
      <text:p text:style-name="Kod"><text:span text:style-name="T8">&lt;</text:span><text:span text:style-name="T7">dependency</text:span><text:span text:style-name="T8">&gt;</text:span></text:p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licz-silni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"><text:span text:style-name="T8">&lt;/</text:span><text:span text:style-name="T7">dependency</text:span><text:span text:style-name="T8">&gt;</text:span></text:p>
      <text:p text:style-name="Odstep"/>
      <text:list xml:id="list35650266" text:continue-numbering="true" text:style-name="L21">
        <text:list-item>
          <text:p text:style-name="P67">Maven pozwala na tworzenie projektów wielomodułowych.</text:p>
        </text:list-item>
        <text:list-item>
          <text:p text:style-name="P67">Projekty wielomodułowe zawierają w katalogu głównym plik <text:span text:style-name="KodTekst">pom.xml</text:span>, który jest "rodzicem" dla wszystkich podmodułów, które są w nim zdefiniowane.</text:p>
        </text:list-item>
        <text:list-item>
          <text:p text:style-name="P67">W tym "nadrzędnym" pliku <text:span text:style-name="KodTekst">pom.xml</text:span> możemy zdefiniować konfigurację pluginów oraz zależności, z których będą mogły korzystać podprojekty. Zaoszczędzi nam to czas i skróci konfigurację plików <text:span text:style-name="KodTekst">pom.xml</text:span> w podmodułach.</text:p>
        </text:list-item>
        <text:list-item>
          <text:p text:style-name="P67">W nadrzędnym pliku <text:span text:style-name="KodTekst">pom.xml</text:span> listę podmodułów umieszczamy w elemencie <text:span text:style-name="XmlTag">&lt;</text:span><text:span text:style-name="XmlElement">modules</text:span><text:span text:style-name="XmlTag">&gt;</text:span>:</text:p>
        </text:list-item>
      </text:list>
      <text:p text:style-name="Kod"><text:span text:style-name="T8">&lt;</text:span><text:span text:style-name="T7">modules</text:span><text:span text:style-name="T8">&gt;</text:span></text:p>
      <text:p text:style-name="Kod"><text:s text:c="2"/><text:span text:style-name="T8">&lt;</text:span><text:span text:style-name="T7">module</text:span><text:span text:style-name="T8">&gt;podprojekt1&lt;/</text:span><text:span text:style-name="T7">module</text:span><text:span text:style-name="T8">&gt;</text:span></text:p>
      <text:p text:style-name="Kod"><text:s text:c="2"/><text:span text:style-name="T8">&lt;</text:span><text:span text:style-name="T7">module</text:span><text:span text:style-name="T8">&gt;podprojekt2&lt;/</text:span><text:span text:style-name="T7">module</text:span><text:span text:style-name="T8">&gt;</text:span></text:p>
      <text:p text:style-name="Kod"><text:span text:style-name="T8">&lt;/</text:span><text:span text:style-name="T7">modules</text:span><text:span text:style-name="T8">&gt;</text:span></text:p>
      <text:p text:style-name="Odstep"/>
      <text:list xml:id="list35670569" text:continue-numbering="true" text:style-name="L21">
        <text:list-item>
          <text:p text:style-name="P67">Dla projektu-rodzica ustawiamy element <text:span text:style-name="XmlTag">&lt;</text:span><text:span text:style-name="XmlElement">packaging</text:span><text:span text:style-name="XmlTag">&gt;</text:span> na <text:span text:style-name="KodTekst">pom</text:span>. Element ten określa, co jest wynikiem zbudowania projektu – do tej pory nie ustawialiśmy tego elementu, ponieważ <text:soft-page-break/>jego domyślna wartość to jar:</text:p>
        </text:list-item>
      </text:list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2"/><text:span text:style-name="T8">&lt;</text:span><text:span text:style-name="T7">packaging</text:span><text:span text:style-name="T8">&gt;pom&lt;/</text:span><text:span text:style-name="T7">packaging</text:span><text:span text:style-name="T8">&gt;</text:span></text:p>
      <text:p text:style-name="P9"><text:s text:c="2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Odstep"/>
      <text:list xml:id="list35645574" text:continue-numbering="true" text:style-name="L21">
        <text:list-item>
          <text:p text:style-name="P67">Podmoduły to także projekty Mavenowe, które w swoich plikach <text:span text:style-name="KodTekst">pom.xml</text:span> odnoszą się do pliku-rodzica <text:span text:style-name="KodTekst">pom.xml</text:span> w elemencie <text:span text:style-name="XmlTag">&lt;</text:span><text:span text:style-name="XmlElement">parent</text:span><text:span text:style-name="XmlTag">&gt;</text:span>:</text:p>
        </text:list-item>
      </text:list>
      <text:p text:style-name="Kod"><text:span text:style-name="T8">&lt;</text:span><text:span text:style-name="T7">project</text:span><text:span text:style-name="T8">&gt;</text:span></text:p>
      <text:p text:style-name="KodPodswietlony"><text:s text:c="2"/><text:span text:style-name="T8">&lt;</text:span><text:span text:style-name="T7">parent</text:span><text:span text:style-name="T8">&gt;</text:span></text:p>
      <text:p text:style-name="KodPodswietlony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Podswietlony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Podswietlony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9">&lt;/<text:span text:style-name="T6">project</text:span>&gt;</text:p>
      <text:p text:style-name="Odstep"/>
      <text:list xml:id="list35650439" text:continue-numbering="true" text:style-name="L21">
        <text:list-item>
          <text:p text:style-name="P67">Podprojekty można normalnie budować i uruchamiać na ich rzecz różne fazy Mavena i pluginy, ale możemy także zbiorczo zbudować wszystkie z poziomu projektu nadrzędnego.</text:p>
        </text:list-item>
        <text:list-item>
          <text:p text:style-name="P67">Konfigurując pluginy i zależności w nadrzędnym pliku <text:span text:style-name="KodTekst">pom.xml</text:span> mamy dwie możliwości:</text:p>
          <text:list>
            <text:list-item>
              <text:p text:style-name="P67">możemy tak skonfigurować pluginy i/lub zależności, aby zawsze były dziedziczone przez podmoduły,</text:p>
            </text:list-item>
            <text:list-item>
              <text:p text:style-name="P67">możemy skonfigurować pluginy i/lub zależności, ale nie będą one automatycznie dziedziczone przez podprojekty – każdy podprojekt, który będzie chciał tą konfigurację odziedziczyć z pliku <text:span text:style-name="KodTekst">pom.xml</text:span>-rodzica, będzie musiał ten plugin/zależność umieścić w swoim pliku <text:span text:style-name="KodTekst">pom.xml</text:span>. Taki rodzaj konfiguracji zawarty jest w dodatkowym elemencie w pliku <text:span text:style-name="KodTekst">pom.xml</text:span>: dla pluginów jest to element <text:span text:style-name="XmlTag">&lt;</text:span><text:span text:style-name="XmlElement">pluginManagement</text:span><text:span text:style-name="XmlTag">&gt;</text:span>, a dla zależności – <text:span text:style-name="XmlTag">&lt;</text:span><text:span text:style-name="XmlElement">dependencyManagement</text:span><text:span text:style-name="XmlTag">&gt;</text:span>.</text:p>
            </text:list-item>
          </text:list>
        </text:list-item>
        <text:list-item>
          <text:p text:style-name="P67">Czasem możemy mieć potrzebę sprawdzić, jak wygląda finalny plik <text:span text:style-name="KodTekst">pom.xml</text:span> np. w jednym z podprojektów w projekcie wielomodułowym. Możemy wtedy skorzystać z komendy<text:line-break/><text:span text:style-name="KodTekst">mvn help:effective-pom</text:span>, która zwróci zawartość pliku <text:span text:style-name="KodTekst">pom.xml</text:span> projektu uwzględniając:</text:p>
          <text:list>
            <text:list-item>
              <text:p text:style-name="P67">domyślne ustawienia Mavena dla projektów,</text:p>
            </text:list-item>
            <text:list-item>
              <text:p text:style-name="P67">ustawienia odziedziczone z nadrzędnego pliku <text:span text:style-name="KodTekst">pom.xml</text:span>.</text:p>
            </text:list-item>
          </text:list>
        </text:list-item>
      </text:list>
      <text:h text:style-name="P42" text:outline-level="1"><text:bookmark-start text:name="__RefHeading__1921_2139334056"/>Podsumowanie Podstaw Maven<text:bookmark-end text:name="__RefHeading__1921_2139334056"/></text:h>
      <text:p text:style-name="P8">Po przeczytaniu tego dokumentu powinienieś mieć solidne podstawy do rozpoczęcia korzystania z Mavena. Zwróć uwagę, że Maven to potężne narzędzie i oferuje bardzo dużo – poruszone przeze mnie tematy to jedynie wierzchołek góry lodowej. Pracując na projektach komercyjnych lub open source będziesz musiał często korzystać z dokumentacji Maven, w której znajdziesz bardzo dużo informacji i przykładów:</text:p>
      <text:p text:style-name="P8"><text:a xlink:type="simple" xlink:href="https://maven.apache.org/guides/index.html" text:style-name="Internet_20_link" text:visited-style-name="Visited_20_Internet_20_Link">https://maven.apache.org/guides/index.html</text:a></text:p>
      <text:p text:style-name="P8">Jeżeli uważasz, że coś istotnego zostało pominięte, lub niewystarczająco wytłumaczone, daj znać – będę wdzięczny!</text:p>
      <text:p text:style-name="Text_20_body"/>
      <text:h text:style-name="P42" text:outline-level="1"><text:bookmark-start text:name="__RefHeading__1925_2139334056"/>Dodatek – przydatne informacje i komendy<text:bookmark-end text:name="__RefHeading__1925_2139334056"/></text:h>
      <text:p text:style-name="Text_20_body">Poniżej znajdziesz zbiór przydatnych informacji i komend Maven.</text:p>
      <text:h text:style-name="Heading_20_2" text:outline-level="2"><text:bookmark-start text:name="__RefHeading__9946_812763877"/>Informacje<text:bookmark-end text:name="__RefHeading__9946_812763877"/></text:h>
      <text:list xml:id="list2987780664944475109" text:style-name="L22">
        <text:list-item>
          <text:p text:style-name="P73">Maven wymaga ustawienia <text:span text:style-name="KodTekst">JAVA_HOME</text:span> na główny katalog JDK.</text:p>
        </text:list-item>
        <text:list-item>
          <text:p text:style-name="P68">Konfiguracja projektów Maven zawarta jest w pliku <text:span text:style-name="KodTekst">pom.xml</text:span> w katalogu głównym projektu.</text:p>
        </text:list-item>
        <text:list-item>
          <text:p text:style-name="P68"><text:span text:style-name="KodTekst">${basedir}</text:span> oznacza główny katalog projektu w Maven.</text:p>
        </text:list-item>
        <text:list-item>
          <text:p text:style-name="P68"><text:span text:style-name="KodTekst">${basedir}/src/main/java</text:span> – tutaj umieszczamy kod Java.</text:p>
        </text:list-item>
        <text:list-item>
          <text:p text:style-name="P68"><text:span text:style-name="KodTekst">${basedir}/src/main/resources</text:span> – miejsce na zasoby.</text:p>
        </text:list-item>
        <text:list-item>
          <text:p text:style-name="P68"><text:span text:style-name="KodTekst">${basedir}/src/test/java</text:span> – testy jednostkowe.</text:p>
        </text:list-item>
        <text:list-item>
          <text:p text:style-name="P68"><text:span text:style-name="KodTekst">${basedir}/src/test/resources</text:span> – zasoby testów.</text:p>
        </text:list-item>
        <text:list-item>
          <text:p text:style-name="P68"><text:span text:style-name="KodTekst">target</text:span> to katalog, który zawiera skompilowane klasy projektu i plik JAR/WAR.</text:p>
        </text:list-item>
        <text:list-item>
          <text:p text:style-name="P68">Katalog <text:span text:style-name="KodTekst">target</text:span> powinien być w pliku <text:span text:style-name="KodTekst">.gitignore</text:span>, aby nie był wersjonowany.</text:p>
        </text:list-item>
        <text:list-item>
          <text:p text:style-name="P68">Lokalne repozytorium artefaktów znajduje się w katalogu użytkownika w podkatalogu <text:span text:style-name="KodTekst">.m2</text:span>.</text:p>
        </text:list-item>
        <text:list-item>
          <text:p text:style-name="P68">Ustawienia dla Mavena można zawrzeć w pliku <text:span text:style-name="KodTekst">settings.xml</text:span>, który powinien być umieszczony w katalogu <text:span text:style-name="KodTekst">.m2</text:span></text:p>
        </text:list-item>
        <text:list-item>
          <text:p text:style-name="P68"><text:span text:style-name="KodTekst">groupId</text:span>, <text:span text:style-name="KodTekst">artifactId</text:span> i <text:span text:style-name="KodTekst">version</text:span> – określają projekty w Mavenie.</text:p>
        </text:list-item>
        <text:list-item>
          <text:p text:style-name="P68">Zależność lokalizacji w lokalnym repozytorium <text:span text:style-name="KodTekst">.m2</text:span> od powyższych wartości:</text:p>
        </text:list-item>
        <text:list-item>
          <text:p text:style-name="P68"><draw:frame draw:style-name="fr3" draw:name="grafika6" text:anchor-type="paragraph" svg:width="11.049cm" svg:height="1.101cm" draw:z-index="5"><draw:image xlink:href="Pictures/100000000000020A00000034953BB22B.png" xlink:type="simple" xlink:show="embed" xlink:actuate="onLoad"/></draw:frame>Nazwy plików z testami jednostkowymi to pliki pasujące do jednego ze wzorców: <text:span text:style-name="KodTekst">Test*.java</text:span>, <text:span text:style-name="KodTekst">*Test.java</text:span>, <text:span text:style-name="KodTekst">*Tests.java</text:span>, <text:span text:style-name="KodTekst">*TestCase.java</text:span></text:p>
        </text:list-item>
        <text:list-item>
          <text:p text:style-name="P68">Nazwy plików z testami integracyjnymi to pliki pasujące do jednego ze wzorców: <text:span text:style-name="KodTekst">IT*.java</text:span>, <text:span text:style-name="KodTekst">*IT.java</text:span>, <text:span text:style-name="KodTekst">*ITCase.java</text:span></text:p>
        </text:list-item>
        <text:list-item>
          <text:p text:style-name="P68">Aby testy integracyjne były uruchamiane w fazie <text:span text:style-name="KodTekst">verify</text:span>, należy skonfigurować plugin Failsafe.</text:p>
        </text:list-item>
      </text:list>
      <text:p text:style-name="Text_20_body"/>
      <text:h text:style-name="P41" text:outline-level="2"><text:bookmark-start text:name="__RefHeading__9948_812763877"/>Przydatne komendy<text:bookmark-end text:name="__RefHeading__9948_812763877"/></text:h>
      <text:list xml:id="list3131013949391741293" text:style-name="L23">
        <text:list-item>
          <text:p text:style-name="P74">Pobranie lokalizacji lokalnego repozytorium <text:span text:style-name="KodTekst">.m2</text:span>:</text:p>
        </text:list-item>
      </text:list>
      <text:p text:style-name="Output">mvn help:evaluate -Dexpression=settings.localRepository</text:p>
      <text:p text:style-name="Odstep"/>
      <text:list xml:id="list35651442" text:continue-numbering="true" text:style-name="L23">
        <text:list-item>
          <text:p text:style-name="P69">Lista faz budowy projektu i domyślnie skonfigurowane pluginy / informacje o pluginie:</text:p>
        </text:list-item>
      </text:list>
      <text:p text:style-name="P27">mvn help:describe -Dcmd=install</text:p>
      <text:p text:style-name="P25"/>
      <text:p text:style-name="P28">mvn help:describe -Dplugin=org.apache.maven.plugins:maven-surefire-plugin</text:p>
      <text:p text:style-name="Odstep"/>
      <text:list xml:id="list35645290" text:continue-numbering="true" text:style-name="L23">
        <text:list-item>
          <text:p text:style-name="P69">Efektywny POM:</text:p>
        </text:list-item>
      </text:list>
      <text:p text:style-name="Output">mvn help:effective-pom</text:p>
      <text:p text:style-name="Odstep"/>
      <text:list xml:id="list35656969" text:continue-numbering="true" text:style-name="L23">
        <text:list-item>
          <text:p text:style-name="P69">Uruchom klasę bez ręcznego ustawiania <text:span text:style-name="KodTekst">classpath</text:span> (przed użyciem należy <text:span text:style-name="KodTekst">mvn compile</text:span>):</text:p>
        </text:list-item>
      </text:list>
      <text:p text:style-name="Output">mvn exec:java -Dexec.mainClass=com.kursjava.maven.HelloMaven</text:p>
      <text:p text:style-name="Odstep"/>
      <text:list xml:id="list35674503" text:continue-numbering="true" text:style-name="L23">
        <text:list-item>
          <text:p text:style-name="P69">Skompiluj / uruchom testy / uruchom testy integracyjne / wygeneruj jar / zainstaluj projekt:</text:p>
        </text:list-item>
      </text:list>
      <text:p text:style-name="P27">mvn compile</text:p>
      <text:p text:style-name="P27">mvn test</text:p>
      <text:p text:style-name="P27">mvn verify</text:p>
      <text:p text:style-name="P27">mvn package</text:p>
      <text:p text:style-name="P27">mvn install</text:p>
      <text:p text:style-name="Odstep"/>
      <text:list xml:id="list35645994" text:continue-numbering="true" text:style-name="L23">
        <text:list-item>
          <text:p text:style-name="P69">Czyszczenie plików wygenerowanych podczas budowania projektu / łączenie komend:</text:p>
        </text:list-item>
      </text:list>
      <text:p text:style-name="Output">mvn clean</text:p>
      <text:p text:style-name="P25"/>
      <text:p text:style-name="Output">mvn clean compile</text:p>
      <text:p text:style-name="Odstep"/>
      <text:list xml:id="list35654495" text:continue-numbering="true" text:style-name="L23">
        <text:list-item>
          <text:p text:style-name="P69">Pomiń testy jednostkowe:</text:p>
        </text:list-item>
      </text:list>
      <text:p text:style-name="Output">mvn install -Dmaven.test.skip=true</text:p>
      <text:p text:style-name="Odstep"/>
      <text:list xml:id="list35661346" text:continue-numbering="true" text:style-name="L23">
        <text:list-item>
          <text:p text:style-name="P69">Uruchamianie testów z konkretnej klasy:</text:p>
        </text:list-item>
      </text:list>
      <text:p text:style-name="Output">mvn -Dtest=CheckFactorial test</text:p>
      <text:p text:style-name="Odstep"/>
      <text:list xml:id="list35664804" text:continue-numbering="true" text:style-name="L23">
        <text:list-item>
          <text:p text:style-name="P69">Wygeneruj projekt za pomocą generatora archetypów – tryb interaktywny / nieinteraktywny:</text:p>
        </text:list-item>
      </text:list>
      <text:p text:style-name="P27">mvn archetype:generate</text:p>
      <text:p text:style-name="P26"/>
      <text:p text:style-name="P27">mvn archetype:generate -B -DarchetypeGroupId=org.apache.maven.archetypes -DarchetypeArtifactId=maven-archetype-quickstart -DgroupId=com.kursjava.maven -DartifactId=wygenerowany-projekt -Dversion=1.0-SNAPSHOT -Dpackage=com.kursjava.maven</text:p>
      <text:p text:style-name="Odstep"/>
      <text:list xml:id="list35661546" text:continue-numbering="true" text:style-name="L23">
        <text:list-item>
          <text:p text:style-name="P69">Generowanie JARa z zależnościami przy użyciu pluginu Assembly:</text:p>
        </text:list-item>
      </text:list>
      <text:p text:style-name="Output">mvn compile assembly:single</text:p>
      <text:p text:style-name="Odstep"/>
      <text:list xml:id="list35658273" text:continue-numbering="true" text:style-name="L23">
        <text:list-item>
          <text:p text:style-name="P69">Zależności projektu (bezpośrednie i przechodnie):</text:p>
        </text:list-item>
      </text:list>
      <text:p text:style-name="Output">mvn dependency:tre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4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Kursywa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3" svg:font-family="'Courier New'" style:font-adornments="Pogrubiony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loext:contextual-spacing="false"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cm" fo:text-align="start" style:justify-single-word="false" fo:background-color="transparent" style:shadow="none">
        <style:tab-stops/>
        <style:background-image/>
      </style:paragraph-properties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loext:contextual-spacing="false" fo:margin-top="0.12cm" fo:margin-bottom="0.109cm" style:page-number="auto" fo:background-color="#e6e6ff" style:shadow="none">
        <style:background-image/>
      </style:paragraph-properties>
      <style:text-properties style:text-outline="fals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loext:contextual-spacing="false" fo:margin-top="0.42cm" fo:margin-bottom="0.109cm" style:page-number="auto"/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1" fo:font-size="10pt" style:font-name-asian="MS PGothic1" style:font-size-asian="10pt" style:font-name-complex="Courier New1" style:font-size-complex="10pt"/>
    </style:style>
    <style:style style:name="Bez_20_tytułu1" style:display-name="Bez tytułu1" style:family="paragraph" style:parent-style-name="Text_20_body" style:class="text">
      <style:text-properties style:font-name="Courier New"/>
    </style:style>
    <style:style style:name="Kod" style:family="paragraph" style:parent-style-name="Text_20_body" style:class="text" style:master-page-name="">
      <style:paragraph-properties loext:contextual-spacing="false" fo:margin-left="0.3cm" fo:margin-right="0.3cm" fo:margin-top="0cm" fo:margin-bottom="0cm" fo:text-indent="0cm" style:auto-text-indent="false" style:page-number="auto" fo:background-color="transparent" fo:padding="0.15cm" fo:border="0.018cm solid #b3b3b3" style:shadow="none">
        <style:tab-stops/>
        <style:background-image/>
      </style:paragraph-properties>
      <style:text-properties style:font-name="Courier New" fo:font-size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Contents_20_Heading" style:display-name="Contents Heading" style:family="paragraph" style:parent-style-name="Header" style:class="index" style:master-page-name="">
      <style:paragraph-properties loext:contextual-spacing="false" fo:margin-left="0cm" fo:margin-right="0cm" fo:margin-top="0cm" fo:margin-bottom="0cm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fo:font-variant="normal" fo:text-transform="none" style:use-window-font-color="true" fo:font-size="16pt" fo:text-shadow="none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loext:contextual-spacing="false" fo:margin-left="0.499cm" fo:margin-right="0cm" fo:margin-top="0cm" fo:margin-bottom="0cm" fo:text-indent="0cm" style:auto-text-indent="false" style:page-number="auto" fo:background-color="transparent">
        <style:tab-stops>
          <style:tab-stop style:position="16.499cm" style:type="right" style:leader-style="dotted" style:leader-text="."/>
        </style:tab-stops>
        <style:background-image/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KodMalaCzcionka" style:family="paragraph" style:parent-style-name="Kod">
      <style:paragraph-properties fo:background-color="transparent" style:shadow="none">
        <style:background-image/>
      </style:paragraph-properties>
      <style:text-properties fo:font-size="6.5pt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loext:contextual-spacing="false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azne" style:family="paragraph" style:parent-style-name="Text_20_body" style:master-page-name="">
      <style:paragraph-properties loext:contextual-spacing="false" fo:margin-left="0.499cm" fo:margin-right="0.499cm" fo:margin-top="0cm" fo:margin-bottom="0cm" fo:text-align="justify" style:justify-single-word="false" fo:text-indent="0cm" style:auto-text-indent="false" style:page-number="auto" fo:background-color="transparent" fo:padding="0.15cm" fo:border="0.002cm solid #ff0000" style:shadow="#c0c0c0 0.101cm 0.101cm">
        <style:tab-stops/>
        <style:background-image/>
      </style:paragraph-properties>
      <style:text-properties style:font-name="Arial1" fo:font-size="11pt" fo:text-shadow="1pt 1pt"/>
    </style:style>
    <style:style style:name="Odstep" style:family="paragraph" style:parent-style-name="Standard">
      <style:text-properties fo:font-size="6pt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499cm" fo:margin-right="0cm" fo:margin-top="0cm" fo:margin-bottom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Marginalia" style:family="paragraph" style:parent-style-name="Text_20_body" style:class="text">
      <style:paragraph-properties loext:contextual-spacing="false" fo:margin-left="4.001cm" fo:margin-right="0cm" fo:margin-top="0cm" fo:margin-bottom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loext:contextual-spacing="false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loext:contextual-spacing="false" fo:margin-left="0cm" fo:margin-right="0cm" fo:margin-top="0cm" fo:margin-bottom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loext:contextual-spacing="false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LiniaPozioma" style:family="paragraph" style:parent-style-name="Text_20_body" style:master-page-name="">
      <style:paragraph-properties loext:contextual-spacing="false" fo:margin-left="3.5cm" fo:margin-right="3.5cm" fo:margin-top="0cm" fo:margin-bottom="0cm" fo:text-indent="0cm" style:auto-text-indent="false" style:page-number="auto" style:border-line-width-bottom="0.002cm 0.035cm 0.002cm" fo:padding="0cm" fo:border-left="none" fo:border-right="none" fo:border-top="none" fo:border-bottom="0.039cm double #4c4c4c" style:shadow="none"/>
      <style:text-properties fo:font-size="8pt"/>
    </style:style>
    <style:style style:name="KodPodswietlony" style:family="paragraph" style:parent-style-name="Kod">
      <style:paragraph-properties fo:background-color="#cfe7f5">
        <style:background-image/>
      </style:paragraph-properties>
    </style:style>
    <style:style style:name="List_20_1_20_Start" style:display-name="List 1 Start" style:family="paragraph" style:parent-style-name="List" style:class="list">
      <style:paragraph-properties loext:contextual-spacing="false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Notka" style:family="paragraph" style:parent-style-name="Text_20_body" style:master-page-name="">
      <style:paragraph-properties loext:contextual-spacing="false" fo:margin-left="0.499cm" fo:margin-right="0.499cm" fo:margin-top="0cm" fo:margin-bottom="0cm" fo:line-height="100%" fo:text-align="center" style:justify-single-word="false" fo:text-indent="0cm" style:auto-text-indent="false" style:page-number="auto" fo:background-color="transparent" fo:padding-left="0.101cm" fo:padding-right="0.101cm" fo:padding-top="0.049cm" fo:padding-bottom="0.049cm" fo:border="0.002cm solid #3333ff" style:shadow="none">
        <style:tab-stops/>
        <style:background-image/>
      </style:paragraph-properties>
      <style:text-properties style:use-window-font-color="true" fo:font-style="italic"/>
    </style:style>
    <style:style style:name="Output" style:family="paragraph" style:parent-style-name="Kod" style:master-page-name="">
      <style:paragraph-properties loext:contextual-spacing="false" fo:margin-left="0.3cm" fo:margin-right="0.3cm" fo:margin-top="0cm" fo:margin-bottom="0cm" fo:text-indent="0cm" style:auto-text-indent="false" style:page-number="auto" fo:background-color="#111111" fo:padding-left="0.25cm" fo:padding-right="0.049cm" fo:padding-top="0.15cm" fo:padding-bottom="0.15cm" fo:border="0.018cm solid #b3b3b3" style:shadow="none">
        <style:background-image/>
      </style:paragraph-properties>
      <style:text-properties fo:color="#eeeeee" fo:text-shadow="1pt 1pt"/>
    </style:style>
    <style:style style:name="Pytanie" style:family="paragraph" style:parent-style-name="Notka" style:master-page-name="">
      <style:paragraph-properties fo:text-align="start" style:justify-single-word="false" style:page-number="auto" fo:background-color="#ffffcc" fo:padding="0cm" fo:border="none" style:shadow="#000000 0.049cm 0.049cm">
        <style:tab-stops/>
        <style:background-image/>
      </style:paragraph-properties>
      <style:text-properties fo:font-size="11pt" fo:font-style="normal"/>
    </style:style>
    <style:style style:name="Podsumowanie" style:family="paragraph" style:parent-style-name="Text_20_body" style:master-page-name="">
      <style:paragraph-properties loext:contextual-spacing="false" fo:margin-left="0cm" fo:margin-right="0cm" fo:margin-top="0cm" fo:margin-bottom="0cm" fo:text-indent="0cm" style:auto-text-indent="false" style:page-number="auto" fo:background-color="#ccffcc" fo:padding="0.15cm" fo:border="0.018cm solid #006600" style:shadow="none">
        <style:tab-stops/>
        <style:background-image/>
      </style:paragraph-properties>
      <style:text-properties fo:font-variant="normal" fo:text-transform="none" fo:color="#000000" style:font-name="Arial1" fo:font-size="11pt" fo:text-shadow="none"/>
    </style:style>
    <style:style style:name="KodRozwiazanie" style:family="paragraph" style:parent-style-name="Kod">
      <style:text-properties fo:color="#ffffff"/>
    </style:style>
    <style:style style:name="KodBlad" style:family="paragraph" style:parent-style-name="Kod">
      <style:text-properties fo:font-weight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" style:family="paragraph" style:parent-style-name="Caption" style:class="extra"/>
    <style:style style:name="OpisKomendyGita" style:family="paragraph" style:parent-style-name="Standard" style:master-page-name="">
      <style:paragraph-properties loext:contextual-spacing="false" fo:margin-left="0.499cm" fo:margin-right="0.499cm" fo:margin-top="0cm" fo:margin-bottom="0cm" fo:text-indent="0cm" style:auto-text-indent="false" style:page-number="auto" fo:background-color="#ffff66" fo:padding="0.25cm" fo:border="0.002cm solid #ff6600" style:shadow="#808080 0.18cm 0.18cm">
        <style:background-image/>
      </style:paragraph-properties>
    </style:style>
    <style:style style:name="Numbering_20_1_20_Start" style:display-name="Numbering 1 Start" style:family="paragraph" style:parent-style-name="List" style:class="list">
      <style:paragraph-properties loext:contextual-spacing="false" fo:margin-left="0.635cm" fo:margin-right="0cm" fo:margin-top="0.423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Bez_20_tytułu2" style:display-name="Bez tytułu2" style:family="paragraph" style:parent-style-name="OpisKomendyGita"/>
    <style:style style:name="KodCzarny" style:family="paragraph" style:parent-style-name="Kod">
      <style:paragraph-properties fo:background-color="#000000">
        <style:background-image/>
      </style:paragraph-properties>
    </style:style>
    <style:style style:name="Footnote" style:family="paragraph" style:parent-style-name="Standard" style:class="extra">
      <style:paragraph-properties loext:contextual-spacing="false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NazwaPliku" style:family="paragraph" style:parent-style-name="Text_20_body">
      <style:paragraph-properties fo:text-align="end" style:justify-single-word="false" fo:background-color="#ffffcc">
        <style:background-image/>
      </style:paragraph-properties>
      <style:text-properties style:use-window-font-color="true" style:font-name="Courier New2" fo:font-size="10pt" fo:font-style="italic"/>
    </style:style>
    <style:style style:name="Informacja" style:family="paragraph" style:parent-style-name="Text_20_body">
      <style:paragraph-properties loext:contextual-spacing="false" fo:margin-left="0.499cm" fo:margin-right="0.499cm" fo:margin-top="0cm" fo:margin-bottom="0cm" fo:text-align="justify" style:justify-single-word="false" fo:text-indent="0cm" style:auto-text-indent="false" fo:background-color="#ccffff" fo:padding="0.15cm" fo:border="0.002cm solid #3333ff" style:shadow="none">
        <style:background-image/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1" style:font-name-asian="MS PGothic1"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KodTekst" style:family="text">
      <style:text-properties style:use-window-font-color="true" style:font-name="Courier New" fo:font-size="10pt" fo:language="pl" fo:country="PL" style:text-underline-style="none" fo:font-weight="normal" fo:background-color="transparent" style:text-overline-style="none" style:text-overline-color="#808080"/>
    </style:style>
    <style:style style:name="WazneTekst" style:family="text">
      <style:text-properties fo:color="#3333ff" style:text-outline="false" fo:letter-spacing="0.035cm" fo:language="en" fo:country="GB" fo:font-style="normal" fo:text-shadow="none" style:text-underline-style="none" fo:font-weight="normal" style:text-blinking="false" fo:background-color="#ffffff" style:font-relief="none" text:display="true" style:text-overline-style="none" style:text-overline-color="#800000"/>
    </style:style>
    <style:style style:name="Drop_20_Caps" style:display-name="Drop Caps" style:family="text"/>
    <style:style style:name="Index_20_Link" style:display-name="Index Link" style:family="text"/>
    <style:style style:name="Keyboard" style:family="text">
      <style:text-properties style:font-name="Courier New" fo:font-size="11pt" fo:letter-spacing="0.004cm" fo:language="pl" fo:country="PL" fo:text-shadow="1pt 1pt" style:text-underline-style="solid" style:text-underline-width="auto" style:text-underline-color="#808080" fo:font-weight="bold" fo:background-color="#eeeeee" style:text-overline-style="solid" style:text-overline-width="auto" style:text-overline-color="#808080"/>
    </style:style>
    <style:style style:name="CppSlowoKluczowe" style:family="text">
      <style:text-properties fo:color="#3333ff" style:font-name="Courier New3" fo:font-size="10pt" fo:language="en" fo:country="US" fo:font-weight="bold"/>
    </style:style>
    <style:style style:name="CppString" style:family="text" style:parent-style-name="CppSlowoKluczowe">
      <style:text-properties fo:color="#000080" fo:font-weight="normal" fo:background-color="#ffffff"/>
    </style:style>
    <style:style style:name="CppLiczba" style:family="text" style:parent-style-name="CppSlowoKluczowe">
      <style:text-properties fo:color="#009900"/>
    </style:style>
    <style:style style:name="CppPrecompDir" style:family="text" style:parent-style-name="CppSlowoKluczowe">
      <style:text-properties fo:color="#336633" fo:font-style="italic" fo:font-weight="normal"/>
    </style:style>
    <style:style style:name="Plik" style:family="text" style:parent-style-name="KodTekst">
      <style:text-properties fo:letter-spacing="0.035cm" fo:text-shadow="1pt 1pt" fo:background-color="#ffffff"/>
    </style:style>
    <style:style style:name="TODO" style:family="text">
      <style:text-properties fo:color="#ffffff" style:text-blinking="false" fo:background-color="#ff00cc"/>
    </style:style>
    <style:style style:name="CppKomentarz" style:family="text" style:parent-style-name="KodTekst">
      <style:text-properties fo:color="#ff0000" fo:background-color="transparent"/>
    </style:style>
    <style:style style:name="UserInput" style:family="text" style:parent-style-name="KodTekst">
      <style:text-properties fo:color="#000000" fo:background-color="#ffffff"/>
    </style:style>
    <style:style style:name="CppKomentarzMaly" style:family="text" style:parent-style-name="CppKomentarz">
      <style:text-properties fo:font-size="9pt"/>
    </style:style>
    <style:style style:name="KodTekstBezTla" style:family="text" style:parent-style-name="KodTekst">
      <style:text-properties fo:background-color="transparent"/>
    </style:style>
    <style:style style:name="CppKomentarzDocParam" style:family="text" style:parent-style-name="CppKomentarz">
      <style:text-properties fo:color="#006666"/>
    </style:style>
    <style:style style:name="CppKomentarzDoc" style:family="text" style:parent-style-name="CppKomentarz">
      <style:text-properties fo:color="#6666ff"/>
    </style:style>
    <style:style style:name="JavaLiczba" style:family="text">
      <style:text-properties fo:color="#0000ff" style:font-name="Courier New" fo:font-size="10.5pt" fo:language="en" fo:country="GB" fo:background-color="transparent"/>
    </style:style>
    <style:style style:name="JavaString" style:family="text" style:parent-style-name="JavaLiczba">
      <style:text-properties fo:color="#006600"/>
    </style:style>
    <style:style style:name="JavaSlowoKluczowe" style:family="text" style:parent-style-name="JavaLiczba">
      <style:text-properties fo:color="#000099" fo:font-size="10pt" fo:font-weight="bold"/>
    </style:style>
    <style:style style:name="JavaKomentarz" style:family="text" style:parent-style-name="CppKomentarz">
      <style:text-properties fo:background-color="transparent"/>
    </style:style>
    <style:style style:name="JavaAdnotacja" style:family="text" style:parent-style-name="JavaSlowoKluczowe">
      <style:text-properties fo:color="#cc9900" fo:font-weight="normal"/>
    </style:style>
    <style:style style:name="Git" style:family="text">
      <style:text-properties fo:color="#0000ff" style:font-name="Courier New3" fo:font-size="10pt" fo:font-weight="bold"/>
    </style:style>
    <style:style style:name="GitKomenda" style:family="text" style:parent-style-name="Git">
      <style:text-properties fo:color="#ff3300" fo:font-size="10pt"/>
    </style:style>
    <style:style style:name="GitOpcja" style:family="text" style:parent-style-name="GitKomenda">
      <style:text-properties fo:color="#006600" fo:font-size="10pt"/>
    </style:style>
    <style:style style:name="GitArgument" style:family="text" style:parent-style-name="GitOpcja">
      <style:text-properties style:use-window-font-color="true" fo:language="pl" fo:country="PL"/>
    </style:style>
    <style:style style:name="DoPowiedzenia" style:family="text">
      <style:text-properties fo:color="#3333ff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utputTekst" style:family="text">
      <style:text-properties fo:color="#ffffff" style:font-name="Courier New1" fo:font-size="10pt" fo:language="zxx" fo:country="none" fo:background-color="#000000" style:font-size-asian="10pt" style:language-asian="zxx" style:country-asian="none" style:font-size-complex="10pt" style:language-complex="zxx" style:country-complex="none"/>
    </style:style>
    <style:style style:name="WazneTekstKod" style:family="text" style:parent-style-name="WazneTekst">
      <style:text-properties style:font-name="Courier New" fo:font-size="10pt"/>
    </style:style>
    <style:style style:name="XmlKomentarz" style:family="text" style:parent-style-name="JavaKomentarz">
      <style:text-properties fo:color="#666666" fo:font-style="italic"/>
    </style:style>
    <style:style style:name="OutputInformacja" style:family="text" style:parent-style-name="OutputTekst">
      <style:text-properties fo:color="#ffffff" style:font-name="Courier New1" fo:font-size="10pt" fo:language="zxx" fo:country="none" fo:background-color="#111111" style:font-size-asian="10pt" style:language-asian="zxx" style:country-asian="none" style:font-size-complex="10pt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utputHighlight" style:family="text">
      <style:text-properties fo:color="#00cc00" style:font-name="Courier New" fo:font-size="10pt" fo:language="zxx" fo:country="none" fo:text-shadow="1pt 1pt" fo:font-weight="bold" style:language-asian="zxx" style:country-asian="none" style:font-weight-asian="bold" style:language-complex="zxx" style:country-complex="none" style:font-weight-complex="bold"/>
    </style:style>
    <style:style style:name="XmlElement" style:family="text">
      <style:text-properties fo:color="#000080" style:font-name="Courier New4" fo:font-size="10pt" fo:language="zxx" fo:country="none" fo:font-weight="bold" style:language-asian="zxx" style:country-asian="none" style:language-complex="zxx" style:country-complex="none"/>
    </style:style>
    <style:style style:name="XmlTag" style:family="text" style:parent-style-name="XmlElement">
      <style:text-properties style:use-window-font-color="true" fo:font-weight="normal" fo:background-color="transparent"/>
    </style:style>
    <style:style style:name="Graphics" style:family="graphic">
      <style:graphic-properties text:anchor-type="paragraph" svg:x="0cm" svg:y="0cm" fo:margin-top="0cm" fo:margin-bottom="0.499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6</text:page-number></text:p>
      </style:footer>
    </style:master-page>
    <style:master-page style:name="First_20_Page" style:display-name="First Page" style:page-layout-name="Mpm2" style:next-style-name="BezNumeruStrony"/>
    <style:master-page style:name="BezNumeruStrony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32DT12H50M10S</meta:editing-duration>
    <meta:editing-cycles>1962</meta:editing-cycles>
    <meta:generator>OpenOffice/4.1.6$Win32 OpenOffice.org_project/416m1$Build-9790</meta:generator>
    <dc:date>2020-03-23T15:44:48.33</dc:date>
    <dc:creator>Przemysław Kruglej</dc:creator>
    <meta:document-statistic meta:table-count="0" meta:image-count="6" meta:object-count="0" meta:page-count="66" meta:paragraph-count="1782" meta:word-count="12506" meta:character-count="114731"/>
    <meta:user-defined meta:name="Info 1"/>
    <meta:user-defined meta:name="Info 2"/>
    <meta:user-defined meta:name="Info 3"/>
    <meta:user-defined meta:name="Info 4"/>
  </office:meta>
</office:document-meta>
</file>